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50/settings.xml"/>
  <manifest:file-entry manifest:media-type="text/xml" manifest:full-path="Object 150/content.xml"/>
  <manifest:file-entry manifest:media-type="application/vnd.oasis.opendocument.formula" manifest:version="1.2" manifest:full-path="Object 150/"/>
  <manifest:file-entry manifest:media-type="text/xml" manifest:full-path="Object 151/settings.xml"/>
  <manifest:file-entry manifest:media-type="text/xml" manifest:full-path="Object 151/content.xml"/>
  <manifest:file-entry manifest:media-type="application/vnd.oasis.opendocument.formula" manifest:version="1.2" manifest:full-path="Object 151/"/>
  <manifest:file-entry manifest:media-type="text/xml" manifest:full-path="Object 152/settings.xml"/>
  <manifest:file-entry manifest:media-type="text/xml" manifest:full-path="Object 152/content.xml"/>
  <manifest:file-entry manifest:media-type="application/vnd.oasis.opendocument.formula" manifest:version="1.2" manifest:full-path="Object 152/"/>
  <manifest:file-entry manifest:media-type="text/xml" manifest:full-path="Object 153/settings.xml"/>
  <manifest:file-entry manifest:media-type="text/xml" manifest:full-path="Object 153/content.xml"/>
  <manifest:file-entry manifest:media-type="application/vnd.oasis.opendocument.formula" manifest:version="1.2" manifest:full-path="Object 153/"/>
  <manifest:file-entry manifest:media-type="text/xml" manifest:full-path="content.xml"/>
  <manifest:file-entry manifest:media-type="text/xml" manifest:full-path="Object 154/settings.xml"/>
  <manifest:file-entry manifest:media-type="text/xml" manifest:full-path="Object 154/content.xml"/>
  <manifest:file-entry manifest:media-type="application/vnd.oasis.opendocument.formula" manifest:version="1.2" manifest:full-path="Object 154/"/>
  <manifest:file-entry manifest:media-type="text/xml" manifest:full-path="settings.xml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156/settings.xml"/>
  <manifest:file-entry manifest:media-type="text/xml" manifest:full-path="Object 156/content.xml"/>
  <manifest:file-entry manifest:media-type="application/vnd.oasis.opendocument.formula" manifest:version="1.2" manifest:full-path="Object 156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157/settings.xml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meta.xml"/>
  <manifest:file-entry manifest:media-type="text/xml" manifest:full-path="Object 159/settings.xml"/>
  <manifest:file-entry manifest:media-type="text/xml" manifest:full-path="Object 159/content.xml"/>
  <manifest:file-entry manifest:media-type="application/vnd.oasis.opendocument.formula" manifest:version="1.2" manifest:full-path="Object 159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230/settings.xml"/>
  <manifest:file-entry manifest:media-type="text/xml" manifest:full-path="Object 230/content.xml"/>
  <manifest:file-entry manifest:media-type="" manifest:full-path="Object 230/Configurations2/accelerator/current.xml"/>
  <manifest:file-entry manifest:media-type="application/vnd.sun.xml.ui.configuration" manifest:full-path="Object 230/Configurations2/"/>
  <manifest:file-entry manifest:media-type="application/vnd.oasis.opendocument.formula" manifest:version="1.2" manifest:full-path="Object 230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231/settings.xml"/>
  <manifest:file-entry manifest:media-type="text/xml" manifest:full-path="Object 231/content.xml"/>
  <manifest:file-entry manifest:media-type="application/vnd.oasis.opendocument.formula" manifest:version="1.2" manifest:full-path="Object 231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232/settings.xml"/>
  <manifest:file-entry manifest:media-type="text/xml" manifest:full-path="Object 232/content.xml"/>
  <manifest:file-entry manifest:media-type="application/vnd.oasis.opendocument.formula" manifest:version="1.2" manifest:full-path="Object 23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233/settings.xml"/>
  <manifest:file-entry manifest:media-type="text/xml" manifest:full-path="Object 233/content.xml"/>
  <manifest:file-entry manifest:media-type="application/vnd.oasis.opendocument.formula" manifest:version="1.2" manifest:full-path="Object 233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234/settings.xml"/>
  <manifest:file-entry manifest:media-type="text/xml" manifest:full-path="Object 234/content.xml"/>
  <manifest:file-entry manifest:media-type="application/vnd.oasis.opendocument.formula" manifest:version="1.2" manifest:full-path="Object 23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235/settings.xml"/>
  <manifest:file-entry manifest:media-type="text/xml" manifest:full-path="Object 235/content.xml"/>
  <manifest:file-entry manifest:media-type="application/vnd.oasis.opendocument.formula" manifest:version="1.2" manifest:full-path="Object 235/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" manifest:full-path="ObjectReplacements/Object 6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75"/>
  <manifest:file-entry manifest:media-type="" manifest:full-path="ObjectReplacements/Object 70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198"/>
  <manifest:file-entry manifest:media-type="" manifest:full-path="ObjectReplacements/Object 9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text/xml" manifest:full-path="Object 160/settings.xml"/>
  <manifest:file-entry manifest:media-type="text/xml" manifest:full-path="Object 160/content.xml"/>
  <manifest:file-entry manifest:media-type="application/vnd.oasis.opendocument.formula" manifest:version="1.2" manifest:full-path="Object 160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162/settings.xml"/>
  <manifest:file-entry manifest:media-type="text/xml" manifest:full-path="Object 162/content.xml"/>
  <manifest:file-entry manifest:media-type="application/vnd.oasis.opendocument.formula" manifest:version="1.2" manifest:full-path="Object 162/"/>
  <manifest:file-entry manifest:media-type="text/xml" manifest:full-path="Object 163/settings.xml"/>
  <manifest:file-entry manifest:media-type="text/xml" manifest:full-path="Object 163/content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application/vnd.oasis.opendocument.formula" manifest:version="1.2" manifest:full-path="Object 163/"/>
  <manifest:file-entry manifest:media-type="text/xml" manifest:full-path="Object 164/settings.xml"/>
  <manifest:file-entry manifest:media-type="text/xml" manifest:full-path="Object 164/content.xml"/>
  <manifest:file-entry manifest:media-type="application/vnd.oasis.opendocument.formula" manifest:version="1.2" manifest:full-path="Object 164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165/settings.xml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text/xml" manifest:full-path="Object 166/settings.xml"/>
  <manifest:file-entry manifest:media-type="text/xml" manifest:full-path="Object 166/content.xml"/>
  <manifest:file-entry manifest:media-type="application/vnd.oasis.opendocument.formula" manifest:version="1.2" manifest:full-path="Object 166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167/settings.xml"/>
  <manifest:file-entry manifest:media-type="text/xml" manifest:full-path="Object 167/content.xml"/>
  <manifest:file-entry manifest:media-type="application/vnd.oasis.opendocument.formula" manifest:version="1.2" manifest:full-path="Object 167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168/settings.xml"/>
  <manifest:file-entry manifest:media-type="text/xml" manifest:full-path="Object 168/content.xml"/>
  <manifest:file-entry manifest:media-type="application/vnd.oasis.opendocument.formula" manifest:version="1.2" manifest:full-path="Object 168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68/settings.xml"/>
  <manifest:file-entry manifest:media-type="text/xml" manifest:full-path="Object 68/content.xml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170/settings.xml"/>
  <manifest:file-entry manifest:media-type="text/xml" manifest:full-path="Object 170/content.xml"/>
  <manifest:file-entry manifest:media-type="application/vnd.oasis.opendocument.formula" manifest:version="1.2" manifest:full-path="Object 170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72/settings.xml"/>
  <manifest:file-entry manifest:media-type="text/xml" manifest:full-path="Object 172/content.xml"/>
  <manifest:file-entry manifest:media-type="application/vnd.oasis.opendocument.formula" manifest:version="1.2" manifest:full-path="Object 172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73/settings.xml"/>
  <manifest:file-entry manifest:media-type="text/xml" manifest:full-path="Object 173/content.xml"/>
  <manifest:file-entry manifest:media-type="application/vnd.oasis.opendocument.formula" manifest:version="1.2" manifest:full-path="Object 17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74/settings.xml"/>
  <manifest:file-entry manifest:media-type="text/xml" manifest:full-path="Object 174/content.xml"/>
  <manifest:file-entry manifest:media-type="application/vnd.oasis.opendocument.formula" manifest:version="1.2" manifest:full-path="Object 174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176/settings.xml"/>
  <manifest:file-entry manifest:media-type="text/xml" manifest:full-path="Object 176/content.xml"/>
  <manifest:file-entry manifest:media-type="application/vnd.oasis.opendocument.formula" manifest:version="1.2" manifest:full-path="Object 176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177/settings.xml"/>
  <manifest:file-entry manifest:media-type="text/xml" manifest:full-path="Object 177/content.xml"/>
  <manifest:file-entry manifest:media-type="application/vnd.oasis.opendocument.formula" manifest:version="1.2" manifest:full-path="Object 177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text/xml" manifest:full-path="Object 178/settings.xml"/>
  <manifest:file-entry manifest:media-type="text/xml" manifest:full-path="Object 178/content.xml"/>
  <manifest:file-entry manifest:media-type="application/vnd.oasis.opendocument.formula" manifest:version="1.2" manifest:full-path="Object 178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179/settings.xml"/>
  <manifest:file-entry manifest:media-type="text/xml" manifest:full-path="Object 179/content.xml"/>
  <manifest:file-entry manifest:media-type="application/vnd.oasis.opendocument.formula" manifest:version="1.2" manifest:full-path="Object 179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182/settings.xml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text/xml" manifest:full-path="Object 115/settings.xml"/>
  <manifest:file-entry manifest:media-type="text/xml" manifest:full-path="Object 115/content.xml"/>
  <manifest:file-entry manifest:media-type="application/vnd.oasis.opendocument.formula" manifest:version="1.2" manifest:full-path="Object 115/"/>
  <manifest:file-entry manifest:media-type="text/xml" manifest:full-path="Object 183/settings.xml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84/settings.xml"/>
  <manifest:file-entry manifest:media-type="text/xml" manifest:full-path="Object 184/content.xml"/>
  <manifest:file-entry manifest:media-type="" manifest:full-path="Object 184/Configurations2/accelerator/current.xml"/>
  <manifest:file-entry manifest:media-type="application/vnd.sun.xml.ui.configuration" manifest:full-path="Object 184/Configurations2/"/>
  <manifest:file-entry manifest:media-type="application/vnd.oasis.opendocument.formula" manifest:version="1.2" manifest:full-path="Object 184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185/settings.xml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186/settings.xml"/>
  <manifest:file-entry manifest:media-type="text/xml" manifest:full-path="Object 186/content.xml"/>
  <manifest:file-entry manifest:media-type="application/vnd.oasis.opendocument.formula" manifest:version="1.2" manifest:full-path="Object 1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87/settings.xml"/>
  <manifest:file-entry manifest:media-type="text/xml" manifest:full-path="Object 187/content.xml"/>
  <manifest:file-entry manifest:media-type="application/vnd.oasis.opendocument.formula" manifest:version="1.2" manifest:full-path="Object 1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" manifest:full-path="Pictures/20000009000045BC000034A5EA79BC5D.svm"/>
  <manifest:file-entry manifest:media-type="" manifest:full-path="Pictures/2000000900005833000067E8FF968AEC.svm"/>
  <manifest:file-entry manifest:media-type="" manifest:full-path="Pictures/20000009000091400000640CDDA965D0.svm"/>
  <manifest:file-entry manifest:media-type="" manifest:full-path="Pictures/200000090000998500005A67C73916F0.svm"/>
  <manifest:file-entry manifest:media-type="" manifest:full-path="Pictures/200000090000388100004E0077899F3B.svm"/>
  <manifest:file-entry manifest:media-type="" manifest:full-path="Pictures/20000009000062AC000040C5593E5D19.svm"/>
  <manifest:file-entry manifest:media-type="text/xml" manifest:full-path="Object 189/settings.xml"/>
  <manifest:file-entry manifest:media-type="text/xml" manifest:full-path="Object 189/content.xml"/>
  <manifest:file-entry manifest:media-type="application/vnd.oasis.opendocument.formula" manifest:version="1.2" manifest:full-path="Object 189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20/settings.xml"/>
  <manifest:file-entry manifest:media-type="text/xml" manifest:full-path="Object 120/content.xml"/>
  <manifest:file-entry manifest:media-type="application/vnd.oasis.opendocument.formula" manifest:version="1.2" manifest:full-path="Object 120/"/>
  <manifest:file-entry manifest:media-type="text/xml" manifest:full-path="Object 121/settings.xml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90/settings.xml"/>
  <manifest:file-entry manifest:media-type="text/xml" manifest:full-path="Object 190/content.xml"/>
  <manifest:file-entry manifest:media-type="" manifest:full-path="Object 190/Configurations2/accelerator/current.xml"/>
  <manifest:file-entry manifest:media-type="application/vnd.sun.xml.ui.configuration" manifest:full-path="Object 190/Configurations2/"/>
  <manifest:file-entry manifest:media-type="application/vnd.oasis.opendocument.formula" manifest:version="1.2" manifest:full-path="Object 190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191/settings.xml"/>
  <manifest:file-entry manifest:media-type="text/xml" manifest:full-path="Object 191/content.xml"/>
  <manifest:file-entry manifest:media-type="" manifest:full-path="Object 191/Configurations2/accelerator/current.xml"/>
  <manifest:file-entry manifest:media-type="application/vnd.sun.xml.ui.configuration" manifest:full-path="Object 191/Configurations2/"/>
  <manifest:file-entry manifest:media-type="application/vnd.oasis.opendocument.formula" manifest:version="1.2" manifest:full-path="Object 191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192/settings.xml"/>
  <manifest:file-entry manifest:media-type="text/xml" manifest:full-path="Object 192/content.xml"/>
  <manifest:file-entry manifest:media-type="application/vnd.oasis.opendocument.formula" manifest:version="1.2" manifest:full-path="Object 19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25/settings.xml"/>
  <manifest:file-entry manifest:media-type="text/xml" manifest:full-path="Object 125/content.xml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application/vnd.oasis.opendocument.formula" manifest:version="1.2" manifest:full-path="Object 125/"/>
  <manifest:file-entry manifest:media-type="text/xml" manifest:full-path="Object 193/settings.xml"/>
  <manifest:file-entry manifest:media-type="text/xml" manifest:full-path="Object 193/content.xml"/>
  <manifest:file-entry manifest:media-type="application/vnd.oasis.opendocument.formula" manifest:version="1.2" manifest:full-path="Object 193/"/>
  <manifest:file-entry manifest:media-type="text/xml" manifest:full-path="Object 126/settings.xml"/>
  <manifest:file-entry manifest:media-type="text/xml" manifest:full-path="Object 126/content.xml"/>
  <manifest:file-entry manifest:media-type="application/vnd.oasis.opendocument.formula" manifest:version="1.2" manifest:full-path="Object 126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194/settings.xml"/>
  <manifest:file-entry manifest:media-type="text/xml" manifest:full-path="Object 194/content.xml"/>
  <manifest:file-entry manifest:media-type="application/vnd.oasis.opendocument.formula" manifest:version="1.2" manifest:full-path="Object 194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95/settings.xml"/>
  <manifest:file-entry manifest:media-type="text/xml" manifest:full-path="Object 195/content.xml"/>
  <manifest:file-entry manifest:media-type="application/vnd.oasis.opendocument.formula" manifest:version="1.2" manifest:full-path="Object 195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196/settings.xml"/>
  <manifest:file-entry manifest:media-type="text/xml" manifest:full-path="Object 196/content.xml"/>
  <manifest:file-entry manifest:media-type="application/vnd.oasis.opendocument.formula" manifest:version="1.2" manifest:full-path="Object 196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197/settings.xml"/>
  <manifest:file-entry manifest:media-type="text/xml" manifest:full-path="Object 197/content.xml"/>
  <manifest:file-entry manifest:media-type="application/vnd.oasis.opendocument.formula" manifest:version="1.2" manifest:full-path="Object 197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00/settings.xml"/>
  <manifest:file-entry manifest:media-type="text/xml" manifest:full-path="Object 200/content.xml"/>
  <manifest:file-entry manifest:media-type="application/vnd.oasis.opendocument.formula" manifest:version="1.2" manifest:full-path="Object 200/"/>
  <manifest:file-entry manifest:media-type="text/xml" manifest:full-path="Object 198/settings.xml"/>
  <manifest:file-entry manifest:media-type="text/xml" manifest:full-path="Object 198/content.xml"/>
  <manifest:file-entry manifest:media-type="application/vnd.oasis.opendocument.formula" manifest:version="1.2" manifest:full-path="Object 198/"/>
  <manifest:file-entry manifest:media-type="text/xml" manifest:full-path="styles.xml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text/xml" manifest:full-path="Object 95/settings.xml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02/settings.xml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text/xml" manifest:full-path="Object 96/settings.xml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application/vnd.oasis.opendocument.formula" manifest:version="1.2" manifest:full-path="Object 96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204/settings.xml"/>
  <manifest:file-entry manifest:media-type="text/xml" manifest:full-path="Object 204/content.xml"/>
  <manifest:file-entry manifest:media-type="application/vnd.oasis.opendocument.formula" manifest:version="1.2" manifest:full-path="Object 204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205/settings.xml"/>
  <manifest:file-entry manifest:media-type="text/xml" manifest:full-path="Object 205/content.xml"/>
  <manifest:file-entry manifest:media-type="" manifest:full-path="Object 205/Configurations2/accelerator/current.xml"/>
  <manifest:file-entry manifest:media-type="application/vnd.sun.xml.ui.configuration" manifest:full-path="Object 205/Configurations2/"/>
  <manifest:file-entry manifest:media-type="application/vnd.oasis.opendocument.formula" manifest:version="1.2" manifest:full-path="Object 205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209/settings.xml"/>
  <manifest:file-entry manifest:media-type="text/xml" manifest:full-path="Object 209/content.xml"/>
  <manifest:file-entry manifest:media-type="application/vnd.oasis.opendocument.formula" manifest:version="1.2" manifest:full-path="Object 209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134/settings.xml"/>
  <manifest:file-entry manifest:media-type="text/xml" manifest:full-path="Object 134/content.xml"/>
  <manifest:file-entry manifest:media-type="application/vnd.oasis.opendocument.formula" manifest:version="1.2" manifest:full-path="Object 134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35/settings.xml"/>
  <manifest:file-entry manifest:media-type="text/xml" manifest:full-path="Object 135/content.xml"/>
  <manifest:file-entry manifest:media-type="application/vnd.oasis.opendocument.formula" manifest:version="1.2" manifest:full-path="Object 135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136/settings.xml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137/settings.xml"/>
  <manifest:file-entry manifest:media-type="text/xml" manifest:full-path="Object 137/content.xml"/>
  <manifest:file-entry manifest:media-type="application/vnd.oasis.opendocument.formula" manifest:version="1.2" manifest:full-path="Object 137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210/settings.xml"/>
  <manifest:file-entry manifest:media-type="text/xml" manifest:full-path="Object 210/content.xml"/>
  <manifest:file-entry manifest:media-type="application/vnd.oasis.opendocument.formula" manifest:version="1.2" manifest:full-path="Object 210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211/settings.xml"/>
  <manifest:file-entry manifest:media-type="text/xml" manifest:full-path="Object 211/content.xml"/>
  <manifest:file-entry manifest:media-type="application/vnd.oasis.opendocument.formula" manifest:version="1.2" manifest:full-path="Object 2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212/settings.xml"/>
  <manifest:file-entry manifest:media-type="text/xml" manifest:full-path="Object 212/content.xml"/>
  <manifest:file-entry manifest:media-type="application/vnd.oasis.opendocument.formula" manifest:version="1.2" manifest:full-path="Object 2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213/settings.xml"/>
  <manifest:file-entry manifest:media-type="text/xml" manifest:full-path="Object 213/content.xml"/>
  <manifest:file-entry manifest:media-type="application/vnd.oasis.opendocument.formula" manifest:version="1.2" manifest:full-path="Object 2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214/settings.xml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text/xml" manifest:full-path="Object 216/settings.xml"/>
  <manifest:file-entry manifest:media-type="text/xml" manifest:full-path="Object 216/content.xml"/>
  <manifest:file-entry manifest:media-type="application/vnd.oasis.opendocument.formula" manifest:version="1.2" manifest:full-path="Object 216/"/>
  <manifest:file-entry manifest:media-type="text/xml" manifest:full-path="Object 217/settings.xml"/>
  <manifest:file-entry manifest:media-type="text/xml" manifest:full-path="Object 217/content.xml"/>
  <manifest:file-entry manifest:media-type="application/vnd.oasis.opendocument.formula" manifest:version="1.2" manifest:full-path="Object 217/"/>
  <manifest:file-entry manifest:media-type="text/xml" manifest:full-path="Object 218/settings.xml"/>
  <manifest:file-entry manifest:media-type="text/xml" manifest:full-path="Object 218/content.xml"/>
  <manifest:file-entry manifest:media-type="application/vnd.oasis.opendocument.formula" manifest:version="1.2" manifest:full-path="Object 218/"/>
  <manifest:file-entry manifest:media-type="text/xml" manifest:full-path="Object 219/settings.xml"/>
  <manifest:file-entry manifest:media-type="text/xml" manifest:full-path="Object 219/content.xml"/>
  <manifest:file-entry manifest:media-type="application/vnd.oasis.opendocument.formula" manifest:version="1.2" manifest:full-path="Object 21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0/settings.xml"/>
  <manifest:file-entry manifest:media-type="text/xml" manifest:full-path="Object 140/content.xml"/>
  <manifest:file-entry manifest:media-type="" manifest:full-path="Object 140/Configurations2/accelerator/current.xml"/>
  <manifest:file-entry manifest:media-type="application/vnd.sun.xml.ui.configuration" manifest:full-path="Object 140/Configurations2/"/>
  <manifest:file-entry manifest:media-type="application/vnd.oasis.opendocument.formula" manifest:version="1.2" manifest:full-path="Object 140/"/>
  <manifest:file-entry manifest:media-type="text/xml" manifest:full-path="Object 141/settings.xml"/>
  <manifest:file-entry manifest:media-type="text/xml" manifest:full-path="Object 141/content.xml"/>
  <manifest:file-entry manifest:media-type="" manifest:full-path="Object 141/Configurations2/accelerator/current.xml"/>
  <manifest:file-entry manifest:media-type="application/vnd.sun.xml.ui.configuration" manifest:full-path="Object 141/Configurations2/"/>
  <manifest:file-entry manifest:media-type="application/vnd.oasis.opendocument.formula" manifest:version="1.2" manifest:full-path="Object 141/"/>
  <manifest:file-entry manifest:media-type="text/xml" manifest:full-path="Object 142/settings.xml"/>
  <manifest:file-entry manifest:media-type="text/xml" manifest:full-path="Object 142/content.xml"/>
  <manifest:file-entry manifest:media-type="" manifest:full-path="Object 142/Configurations2/accelerator/current.xml"/>
  <manifest:file-entry manifest:media-type="application/vnd.sun.xml.ui.configuration" manifest:full-path="Object 142/Configurations2/"/>
  <manifest:file-entry manifest:media-type="application/vnd.oasis.opendocument.formula" manifest:version="1.2" manifest:full-path="Object 142/"/>
  <manifest:file-entry manifest:media-type="text/xml" manifest:full-path="Object 143/settings.xml"/>
  <manifest:file-entry manifest:media-type="text/xml" manifest:full-path="Object 143/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application/vnd.oasis.opendocument.formula" manifest:version="1.2" manifest:full-path="Object 143/"/>
  <manifest:file-entry manifest:media-type="text/xml" manifest:full-path="Object 144/settings.xml"/>
  <manifest:file-entry manifest:media-type="text/xml" manifest:full-path="Object 144/content.xml"/>
  <manifest:file-entry manifest:media-type="application/vnd.oasis.opendocument.formula" manifest:version="1.2" manifest:full-path="Object 144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148/settings.xml"/>
  <manifest:file-entry manifest:media-type="text/xml" manifest:full-path="Object 148/content.xml"/>
  <manifest:file-entry manifest:media-type="application/vnd.oasis.opendocument.formula" manifest:version="1.2" manifest:full-path="Object 148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149/settings.xml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20/settings.xml"/>
  <manifest:file-entry manifest:media-type="text/xml" manifest:full-path="Object 220/content.xml"/>
  <manifest:file-entry manifest:media-type="application/vnd.oasis.opendocument.formula" manifest:version="1.2" manifest:full-path="Object 2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21/settings.xml"/>
  <manifest:file-entry manifest:media-type="text/xml" manifest:full-path="Object 221/content.xml"/>
  <manifest:file-entry manifest:media-type="application/vnd.oasis.opendocument.formula" manifest:version="1.2" manifest:full-path="Object 221/"/>
  <manifest:file-entry manifest:media-type="application/binary" manifest:full-path="layout-cache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22/settings.xml"/>
  <manifest:file-entry manifest:media-type="text/xml" manifest:full-path="Object 222/content.xml"/>
  <manifest:file-entry manifest:media-type="application/vnd.oasis.opendocument.formula" manifest:version="1.2" manifest:full-path="Object 222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23/settings.xml"/>
  <manifest:file-entry manifest:media-type="text/xml" manifest:full-path="Object 223/content.xml"/>
  <manifest:file-entry manifest:media-type="application/vnd.oasis.opendocument.formula" manifest:version="1.2" manifest:full-path="Object 2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24/settings.xml"/>
  <manifest:file-entry manifest:media-type="text/xml" manifest:full-path="Object 224/content.xml"/>
  <manifest:file-entry manifest:media-type="application/vnd.oasis.opendocument.formula" manifest:version="1.2" manifest:full-path="Object 224/"/>
  <manifest:file-entry manifest:media-type="text/xml" manifest:full-path="Object 225/settings.xml"/>
  <manifest:file-entry manifest:media-type="text/xml" manifest:full-path="Object 225/content.xml"/>
  <manifest:file-entry manifest:media-type="application/vnd.oasis.opendocument.formula" manifest:version="1.2" manifest:full-path="Object 225/"/>
  <manifest:file-entry manifest:media-type="text/xml" manifest:full-path="Object 226/settings.xml"/>
  <manifest:file-entry manifest:media-type="text/xml" manifest:full-path="Object 226/content.xml"/>
  <manifest:file-entry manifest:media-type="application/vnd.oasis.opendocument.formula" manifest:version="1.2" manifest:full-path="Object 226/"/>
  <manifest:file-entry manifest:media-type="text/xml" manifest:full-path="Object 227/settings.xml"/>
  <manifest:file-entry manifest:media-type="text/xml" manifest:full-path="Object 227/content.xml"/>
  <manifest:file-entry manifest:media-type="application/vnd.oasis.opendocument.formula" manifest:version="1.2" manifest:full-path="Object 227/"/>
  <manifest:file-entry manifest:media-type="application/rdf+xml" manifest:full-path="manifest.rdf"/>
  <manifest:file-entry manifest:media-type="text/xml" manifest:full-path="Object 228/settings.xml"/>
  <manifest:file-entry manifest:media-type="text/xml" manifest:full-path="Object 228/content.xml"/>
  <manifest:file-entry manifest:media-type="application/vnd.oasis.opendocument.formula" manifest:version="1.2" manifest:full-path="Object 228/"/>
  <manifest:file-entry manifest:media-type="text/xml" manifest:full-path="Object 229/settings.xml"/>
  <manifest:file-entry manifest:media-type="text/xml" manifest:full-path="Object 229/content.xml"/>
  <manifest:file-entry manifest:media-type="application/vnd.oasis.opendocument.formula" manifest:version="1.2" manifest:full-path="Object 22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313cm"/>
    </style:style>
    <style:style style:name="Tableau2.B" style:family="table-column">
      <style:table-column-properties style:column-width="7.699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705cm"/>
    </style:style>
    <style:style style:name="Tableau3.B" style:family="table-column">
      <style:table-column-properties style:column-width="8.308cm"/>
    </style:style>
    <style:style style:name="Tableau3.A1" style:family="table-cell">
      <style:table-cell-properties fo:background-color="#e6e6e6" fo:padding="0.097cm" fo:border="none">
        <style:background-image/>
      </style:table-cell-properties>
    </style:style>
    <style:style style:name="Tableau3.B1" style:family="table-cell">
      <style:table-cell-properties fo:padding="0.097cm" fo:border="none"/>
    </style:style>
    <style:style style:name="Tableau4" style:family="table">
      <style:table-properties style:width="7.99cm" table:align="left" style:may-break-between-rows="false"/>
    </style:style>
    <style:style style:name="Tableau4.A" style:family="table-column">
      <style:table-column-properties style:column-width="1.057cm"/>
    </style:style>
    <style:style style:name="Tableau4.B" style:family="table-column">
      <style:table-column-properties style:column-width="0.875cm"/>
    </style:style>
    <style:style style:name="Tableau4.C" style:family="table-column">
      <style:table-column-properties style:column-width="1.349cm"/>
    </style:style>
    <style:style style:name="Tableau4.D" style:family="table-column">
      <style:table-column-properties style:column-width="0.529cm"/>
    </style:style>
    <style:style style:name="Tableau4.E" style:family="table-column">
      <style:table-column-properties style:column-width="1.482cm"/>
    </style:style>
    <style:style style:name="Tableau4.F" style:family="table-column">
      <style:table-column-properties style:column-width="0.45cm"/>
    </style:style>
    <style:style style:name="Tableau4.G" style:family="table-column">
      <style:table-column-properties style:column-width="1.429cm"/>
    </style:style>
    <style:style style:name="Tableau4.H" style:family="table-column">
      <style:table-column-properties style:column-width="0.8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au4.H1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H3" style:family="table-cell">
      <style:table-cell-properties style:vertical-align="top" fo:background-color="#e6e6e6" fo:padding="0.097cm" fo:border-left="none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86cm" table:align="left"/>
    </style:style>
    <style:style style:name="Tableau5.A" style:family="table-column">
      <style:table-column-properties style:column-width="10.742cm"/>
    </style:style>
    <style:style style:name="Tableau5.B" style:family="table-column">
      <style:table-column-properties style:column-width="6.244cm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5.507cm" table:align="left" style:may-break-between-rows="false"/>
    </style:style>
    <style:style style:name="Tableau6.A" style:family="table-column">
      <style:table-column-properties style:column-width="1.057cm"/>
    </style:style>
    <style:style style:name="Tableau6.B" style:family="table-column">
      <style:table-column-properties style:column-width="0.744cm"/>
    </style:style>
    <style:style style:name="Tableau6.C" style:family="table-column">
      <style:table-column-properties style:column-width="1.245cm"/>
    </style:style>
    <style:style style:name="Tableau6.D" style:family="table-column">
      <style:table-column-properties style:column-width="0.443cm"/>
    </style:style>
    <style:style style:name="Tableau6.F" style:family="table-column">
      <style:table-column-properties style:column-width="0.773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F2" style:family="table-cell">
      <style:table-cell-properties fo:padding="0.097cm" fo:border-left="none" fo:border-right="0.05pt solid #000000" fo:border-top="none" fo:border-bottom="0.05pt solid #000000"/>
    </style:style>
    <style:style style:name="Tableau6.3" style:family="table-row">
      <style:table-row-properties style:row-height="1.6cm"/>
    </style:style>
    <style:style style:name="Tableau6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6.F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1.853cm"/>
    </style:style>
    <style:style style:name="Tableau7.B" style:family="table-column">
      <style:table-column-properties style:column-width="5.159cm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0.663cm"/>
    </style:style>
    <style:style style:name="Tableau8.B" style:family="table-column">
      <style:table-column-properties style:column-width="6.35cm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7.567cm" table:align="left" style:may-break-between-rows="false"/>
    </style:style>
    <style:style style:name="Tableau9.A" style:family="table-column">
      <style:table-column-properties style:column-width="0.953cm"/>
    </style:style>
    <style:style style:name="Tableau9.B" style:family="table-column">
      <style:table-column-properties style:column-width="0.82cm"/>
    </style:style>
    <style:style style:name="Tableau9.C" style:family="table-column">
      <style:table-column-properties style:column-width="1.005cm"/>
    </style:style>
    <style:style style:name="Tableau9.D" style:family="table-column">
      <style:table-column-properties style:column-width="0.45cm"/>
    </style:style>
    <style:style style:name="Tableau9.E" style:family="table-column">
      <style:table-column-properties style:column-width="0.132cm"/>
    </style:style>
    <style:style style:name="Tableau9.F" style:family="table-column">
      <style:table-column-properties style:column-width="0.416cm"/>
    </style:style>
    <style:style style:name="Tableau9.G" style:family="table-column">
      <style:table-column-properties style:column-width="1.118cm"/>
    </style:style>
    <style:style style:name="Tableau9.H" style:family="table-column">
      <style:table-column-properties style:column-width="0.397cm"/>
    </style:style>
    <style:style style:name="Tableau9.I" style:family="table-column">
      <style:table-column-properties style:column-width="1.462cm"/>
    </style:style>
    <style:style style:name="Tableau9.J" style:family="table-column">
      <style:table-column-properties style:column-width="0.813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G1" style:family="table-cell">
      <style:table-cell-properties fo:padding="0.097cm" fo:border-left="none" fo:border-right="none" fo:border-top="0.05pt solid #000000" fo:border-bottom="0.05pt solid #000000"/>
    </style:style>
    <style:style style:name="Tableau9.I1" style:family="table-cell">
      <style:table-cell-properties fo:padding="0.097cm" fo:border-left="none" fo:border-right="none" fo:border-top="0.05pt solid #000000" fo:border-bottom="0.05pt solid #000000"/>
    </style:style>
    <style:style style:name="Tableau9.J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2" style:family="table-row">
      <style:table-row-properties style:row-height="1.6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D2" style:family="table-cell">
      <style:table-cell-properties style:vertical-align="top" fo:padding="0.097cm" fo:border-left="none" fo:border-right="none" fo:border-top="0.05pt solid #000000" fo:border-bottom="0.05pt solid #000000"/>
    </style:style>
    <style:style style:name="Tableau9.E2" style:family="table-cell">
      <style:table-cell-properties style:vertical-align="bottom" fo:padding="0.097cm" fo:border="0.05pt solid #000000"/>
    </style:style>
    <style:style style:name="Tableau9.F2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eau9.H2" style:family="table-cell">
      <style:table-cell-properties style:vertical-align="top" fo:padding="0.097cm" fo:border-left="none" fo:border-right="none" fo:border-top="none" fo:border-bottom="0.05pt solid #000000"/>
    </style:style>
    <style:style style:name="Tableau9.J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8.096cm" table:align="left" style:may-break-between-rows="false"/>
    </style:style>
    <style:style style:name="Tableau11.A" style:family="table-column">
      <style:table-column-properties style:column-width="0.953cm"/>
    </style:style>
    <style:style style:name="Tableau11.B" style:family="table-column">
      <style:table-column-properties style:column-width="0.741cm"/>
    </style:style>
    <style:style style:name="Tableau11.C" style:family="table-column">
      <style:table-column-properties style:column-width="1.138cm"/>
    </style:style>
    <style:style style:name="Tableau11.D" style:family="table-column">
      <style:table-column-properties style:column-width="0.847cm"/>
    </style:style>
    <style:style style:name="Tableau11.E" style:family="table-column">
      <style:table-column-properties style:column-width="0.159cm"/>
    </style:style>
    <style:style style:name="Tableau11.F" style:family="table-column">
      <style:table-column-properties style:column-width="0.397cm"/>
    </style:style>
    <style:style style:name="Tableau11.H" style:family="table-column">
      <style:table-column-properties style:column-width="0.476cm"/>
    </style:style>
    <style:style style:name="Tableau11.I" style:family="table-column">
      <style:table-column-properties style:column-width="1.508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none" fo:border-right="none" fo:border-top="0.05pt solid #000000" fo:border-bottom="0.05pt solid #000000"/>
    </style:style>
    <style:style style:name="Tableau11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1.G1" style:family="table-cell">
      <style:table-cell-properties fo:padding="0.097cm" fo:border-left="none" fo:border-right="none" fo:border-top="0.05pt solid #000000" fo:border-bottom="0.05pt solid #000000"/>
    </style:style>
    <style:style style:name="Tableau11.I1" style:family="table-cell">
      <style:table-cell-properties fo:padding="0.097cm" fo:border-left="none" fo:border-right="none" fo:border-top="0.05pt solid #000000" fo:border-bottom="0.05pt solid #000000"/>
    </style:style>
    <style:style style:name="Tableau11.J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1.2" style:family="table-row">
      <style:table-row-properties style:row-height="1.6cm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1.D2" style:family="table-cell">
      <style:table-cell-properties style:vertical-align="top" fo:padding="0.097cm" fo:border-left="none" fo:border-right="none" fo:border-top="0.05pt solid #000000" fo:border-bottom="0.05pt solid #000000"/>
    </style:style>
    <style:style style:name="Tableau11.E2" style:family="table-cell">
      <style:table-cell-properties style:vertical-align="bottom" fo:padding="0.097cm" fo:border="0.05pt solid #000000"/>
    </style:style>
    <style:style style:name="Tableau11.F2" style:family="table-cell">
      <style:table-cell-properties style:vertical-align="bottom" fo:padding="0.097cm" fo:border-left="none" fo:border-right="none" fo:border-top="0.05pt solid #000000" fo:border-bottom="0.05pt solid #000000"/>
    </style:style>
    <style:style style:name="Tableau11.H2" style:family="table-cell">
      <style:table-cell-properties style:vertical-align="top" fo:padding="0.097cm" fo:border-left="none" fo:border-right="none" fo:border-top="none" fo:border-bottom="0.05pt solid #000000"/>
    </style:style>
    <style:style style:name="Tableau11.J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666cm"/>
    </style:style>
    <style:style style:name="Tableau12.B" style:family="table-column">
      <style:table-column-properties style:column-width="5.685cm"/>
    </style:style>
    <style:style style:name="Tableau12.C" style:family="table-column">
      <style:table-column-properties style:column-width="5.662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Times"/>
    </style:style>
    <style:style style:name="P7" style:family="paragraph" style:parent-style-name="Standard">
      <style:text-properties style:font-name="Times" fo:font-style="italic" style:font-style-asian="italic" style:font-style-complex="italic"/>
    </style:style>
    <style:style style:name="P8" style:family="paragraph" style:parent-style-name="Standard">
      <style:text-properties style:font-name="Times" fo:font-style="normal"/>
    </style:style>
    <style:style style:name="P9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imes New Roman" fo:font-style="normal" style:font-style-asian="normal" style:font-style-complex="norm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fo:font-style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background-color="#e6e6e6">
        <style:background-image/>
      </style:paragraph-properties>
    </style:style>
    <style:style style:name="P2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25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6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able_20_Contents">
      <style:paragraph-properties fo:background-color="#e6e6e6">
        <style:background-image/>
      </style:paragraph-properties>
    </style:style>
    <style:style style:name="P3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tyle="italic"/>
    </style:style>
    <style:style style:name="P31" style:family="paragraph" style:parent-style-name="Table_20_Contents">
      <style:paragraph-properties fo:text-align="center" style:justify-single-word="false" fo:background-color="#e6e6e6">
        <style:background-image/>
      </style:paragraph-properties>
    </style:style>
    <style:style style:name="P32" style:family="paragraph" style:parent-style-name="Table_20_Contents">
      <style:paragraph-properties fo:background-color="#e6e6e6">
        <style:background-image/>
      </style:paragraph-properties>
      <style:text-properties style:font-name="Times"/>
    </style:style>
    <style:style style:name="P33" style:family="paragraph" style:parent-style-name="Table_20_Heading">
      <style:paragraph-properties fo:background-color="#e6e6e6">
        <style:background-image/>
      </style:paragraph-properties>
    </style:style>
    <style:style style:name="P34" style:family="paragraph" style:parent-style-name="Table_20_Heading">
      <style:paragraph-properties fo:text-align="center" style:justify-single-word="false" fo:background-color="#e6e6e6">
        <style:background-image/>
      </style:paragraph-properties>
      <style:text-properties fo:font-style="italic" fo:font-weight="normal"/>
    </style:style>
    <style:style style:name="P35" style:family="paragraph" style:parent-style-name="Table_20_Heading">
      <style:paragraph-properties fo:text-align="center" style:justify-single-word="false" fo:background-color="#e6e6e6">
        <style:background-image/>
      </style:paragraph-properties>
    </style:style>
    <style:style style:name="P36" style:family="paragraph" style:parent-style-name="Table_20_Heading">
      <style:paragraph-properties fo:text-align="center" style:justify-single-word="false" fo:background-color="#e6e6e6">
        <style:background-image/>
      </style:paragraph-properties>
      <style:text-properties fo:font-style="normal" fo:font-weight="normal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font-style="italic"/>
    </style:style>
    <style:style style:name="P39" style:family="paragraph" style:parent-style-name="Table_20_Contents">
      <style:text-properties fo:font-size="2pt" style:font-size-asian="1.75pt" style:font-size-complex="2pt"/>
    </style:style>
    <style:style style:name="P4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44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45" style:family="paragraph" style:parent-style-name="Heading_20_2">
      <style:text-properties style:text-underline-style="solid" style:text-underline-width="auto" style:text-underline-color="font-color"/>
    </style:style>
    <style:style style:name="P46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7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8" style:family="paragraph" style:parent-style-name="Heading_20_2">
      <style:text-properties fo:font-style="italic" style:font-style-asian="italic" style:font-style-complex="italic"/>
    </style:style>
    <style:style style:name="P49" style:family="paragraph" style:parent-style-name="Heading_20_1">
      <style:text-properties style:text-underline-style="solid" style:text-underline-width="auto" style:text-underline-color="font-color"/>
    </style:style>
    <style:style style:name="P50" style:family="paragraph" style:parent-style-name="Heading_20_1" style:list-style-name="">
      <style:text-properties fo:font-style="normal" style:text-underline-style="solid" style:text-underline-width="auto" style:text-underline-color="font-color"/>
    </style:style>
    <style:style style:name="P5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2" style:family="paragraph" style:parent-style-name="Standard" style:list-style-name="L2"/>
    <style:style style:name="P53" style:family="paragraph" style:parent-style-name="Standard" style:list-style-name="L3"/>
    <style:style style:name="P54" style:family="paragraph" style:parent-style-name="Standard" style:list-style-name="L4"/>
    <style:style style:name="P55" style:family="paragraph" style:parent-style-name="Standard" style:list-style-name="L5"/>
    <style:style style:name="P56" style:family="paragraph" style:parent-style-name="Standard" style:list-style-name="L6"/>
    <style:style style:name="P57" style:family="paragraph" style:parent-style-name="Standard" style:list-style-name="L7"/>
    <style:style style:name="P58" style:family="paragraph" style:parent-style-name="Standard" style:list-style-name="L8"/>
    <style:style style:name="P59" style:family="paragraph" style:parent-style-name="Standard" style:list-style-name="L10"/>
    <style:style style:name="P60" style:family="paragraph" style:parent-style-name="Standard" style:list-style-name="L12"/>
    <style:style style:name="P61" style:family="paragraph" style:parent-style-name="Standard" style:list-style-name="L12">
      <style:text-properties style:font-name="Times"/>
    </style:style>
    <style:style style:name="P62" style:family="paragraph" style:parent-style-name="Standard" style:list-style-name="L13"/>
    <style:style style:name="P63" style:family="paragraph" style:parent-style-name="Standard" style:list-style-name="L13">
      <style:text-properties fo:font-style="normal" style:text-underline-style="none"/>
    </style:style>
    <style:style style:name="P64" style:family="paragraph" style:parent-style-name="Standard" style:list-style-name="L15"/>
    <style:style style:name="P65" style:family="paragraph" style:parent-style-name="Standard">
      <style:paragraph-properties fo:background-color="#e6e6e6">
        <style:background-image/>
      </style:paragraph-properties>
    </style:style>
    <style:style style:name="P66" style:family="paragraph" style:parent-style-name="Standard" style:list-style-name="L1">
      <style:paragraph-properties fo:background-color="#e6e6e6">
        <style:background-image/>
      </style:paragraph-properties>
    </style:style>
    <style:style style:name="P67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68" style:family="paragraph" style:parent-style-name="Standard" style:list-style-name="L1">
      <style:paragraph-properties fo:text-align="center" style:justify-single-word="false" fo:background-color="#e6e6e6">
        <style:background-image/>
      </style:paragraph-properties>
    </style:style>
    <style:style style:name="P69" style:family="paragraph" style:parent-style-name="Standard" style:list-style-name="L14">
      <style:paragraph-properties fo:text-align="center" style:justify-single-word="false" fo:background-color="#e6e6e6">
        <style:background-image/>
      </style:paragraph-properties>
    </style:style>
    <style:style style:name="P70" style:family="paragraph" style:parent-style-name="Standard" style:list-style-name="L1">
      <style:paragraph-properties fo:text-align="start" style:justify-single-word="false" fo:background-color="#e6e6e6">
        <style:background-image/>
      </style:paragraph-properties>
    </style:style>
    <style:style style:name="P71" style:family="paragraph" style:parent-style-name="Standard" style:list-style-name="L1">
      <style:paragraph-properties fo:background-color="#e6e6e6">
        <style:background-image/>
      </style:paragraph-properties>
      <style:text-properties style:font-name="Times"/>
    </style:style>
    <style:style style:name="P72" style:family="paragraph" style:parent-style-name="Standard" style:list-style-name="L9">
      <style:paragraph-properties fo:background-color="#e6e6e6">
        <style:background-image/>
      </style:paragraph-properties>
    </style:style>
    <style:style style:name="P73" style:family="paragraph" style:parent-style-name="Standard" style:list-style-name="L11">
      <style:paragraph-properties fo:background-color="#e6e6e6">
        <style:background-image/>
      </style:paragraph-properties>
    </style:style>
    <style:style style:name="P74" style:family="paragraph" style:parent-style-name="Standard" style:list-style-name="L14">
      <style:paragraph-properties fo:background-color="#e6e6e6">
        <style:background-image/>
      </style:paragraph-properties>
    </style:style>
    <style:style style:name="P75" style:family="paragraph" style:parent-style-name="Heading_20_3">
      <style:text-properties fo:font-style="normal" style:text-underline-style="none" style:font-style-asian="normal" style:font-style-complex="normal"/>
    </style:style>
    <style:style style:name="P7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7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/>
    </style:style>
    <style:style style:name="T8" style:family="text">
      <style:text-properties fo:font-style="normal" fo:font-weight="bold" style:font-weight-asian="bold" style:font-weight-complex="bold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style:text-underline-style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OpenSymbol2"/>
    </style:style>
    <style:style style:name="T13" style:family="text">
      <style:text-properties style:font-name="OpenSymbol2" style:font-name-asian="OpenSymbol2" style:font-name-complex="OpenSymbol2"/>
    </style:style>
    <style:style style:name="T14" style:family="text">
      <style:text-properties style:font-name="OpenSymbol2" fo:font-style="normal"/>
    </style:style>
    <style:style style:name="T15" style:family="text">
      <style:text-properties style:font-name="OpenSymbol2" fo:font-style="normal" fo:font-weight="normal"/>
    </style:style>
    <style:style style:name="T16" style:family="text">
      <style:text-properties style:font-name="OpenSymbol2" style:text-underline-style="none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OpenSymbol1"/>
    </style:style>
    <style:style style:name="T19" style:family="text">
      <style:text-properties style:font-name="OpenSymbol1" fo:font-style="normal"/>
    </style:style>
    <style:style style:name="T20" style:family="text">
      <style:text-properties style:font-name="OpenSymbol1" style:text-underline-style="none" fo:font-weight="normal"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font-name="Times"/>
    </style:style>
    <style:style style:name="T24" style:family="text">
      <style:text-properties style:font-name="Times" fo:font-style="normal"/>
    </style:style>
    <style:style style:name="T25" style:family="text">
      <style:text-properties style:font-name="Times" fo:font-style="italic"/>
    </style:style>
    <style:style style:name="T26" style:family="text">
      <style:text-properties style:font-name="Times" fo:font-style="italic" style:font-style-asian="italic" style:font-style-complex="italic"/>
    </style:style>
    <style:style style:name="T27" style:family="text">
      <style:text-properties style:font-name="Atalante"/>
    </style:style>
    <style:style style:name="T28" style:family="text">
      <style:text-properties style:font-name="Atalante" fo:font-style="normal"/>
    </style:style>
    <style:style style:name="T29" style:family="text">
      <style:text-properties style:font-name="Times New Roman"/>
    </style:style>
    <style:style style:name="T30" style:family="text">
      <style:text-properties style:text-position="sub 58%" style:font-name="Times New Roman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font-name="Mistral" fo:font-style="normal" style:font-style-asian="normal" style:font-style-complex="normal"/>
    </style:style>
    <style:style style:name="T33" style:family="text">
      <style:text-properties style:text-position="super 58%" style:font-name="OpenSymbol2"/>
    </style:style>
    <style:style style:name="T34" style:family="text">
      <style:text-properties style:text-position="super 58%" style:font-name="OpenSymbol2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0">Chapitre 8</text:p>
            <text:p text:style-name="P41">Fonction exponentielle</text:p>
          </table:table-cell>
        </table:table-row>
      </table:table>
      <text:p text:style-name="P2"/>
      <text:h text:style-name="Heading_20_1" text:outline-level="1"><text:span text:style-name="T1">Définition et propriétés de </text:span><text:span text:style-name="T4">x</text:span><text:span text:style-name="T21"> </text:span><text:span text:style-name="T21"><draw:g text:anchor-type="as-char" svg:y="-0.21cm" draw:z-index="0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<text:span text:style-name="T21"> </text:span><text:span text:style-name="T21"><draw:frame draw:style-name="fr4" draw:name="Objet1" text:anchor-type="as-char" svg:width="0.741cm" svg:height="0.709cm" draw:z-index="1"><draw:object xlink:href="./Object 1" xlink:type="simple" xlink:show="embed" xlink:actuate="onLoad"/><draw:image xlink:href="./ObjectReplacements/Object 1" xlink:type="simple" xlink:show="embed" xlink:actuate="onLoad"/></draw:frame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45" text:outline-level="2">Définition</text:h>
            <text:p text:style-name="Standard">Pour tout réel <text:span text:style-name="T2">a</text:span><text:span text:style-name="T7"> de </text:span><text:span text:style-name="T7"><draw:frame draw:style-name="fr4" draw:name="Objet2" text:anchor-type="as-char" svg:width="1.976cm" svg:height="0.483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">, il existe un unique réel </text:span><text:span text:style-name="T2">b</text:span><text:span text:style-name="T7"> de </text:span><text:span text:style-name="T7"><draw:frame draw:style-name="fr4" draw:name="Objet3" text:anchor-type="as-char" svg:width="1.573cm" svg:height="0.483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7"> tel que </text:span><text:span text:style-name="T7"><draw:frame draw:style-name="fr4" draw:name="Objet4" text:anchor-type="as-char" svg:width="1.709cm" svg:height="0.485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">.</text:span></text:p>
            <text:p text:style-name="P16"/>
            <text:p text:style-name="P16">Cette propriété permet de définir une nouvelle fonction dite « réciproque » de la fonction logarithme népérien.</text:p>
          </table:table-cell>
          <table:table-cell table:style-name="Tableau2.A1" office:value-type="string">
            <text:p text:style-name="Table_20_Contents"><draw:frame draw:style-name="fr1" draw:name="images1" text:anchor-type="paragraph" svg:width="7.505cm" svg:height="4.925cm" draw:z-index="2"><draw:image xlink:href="Pictures/20000009000062AC000040C5593E5D19.svm" xlink:type="simple" xlink:show="embed" xlink:actuate="onLoad"/></draw:frame></text:p>
          </table:table-cell>
        </table:table-row>
      </table:table>
      <text:p text:style-name="P22">Définition :</text:p>
      <text:p text:style-name="P21">La fonction <text:span text:style-name="T17">exponentielle</text:span>, notée <text:span text:style-name="T17">exp</text:span>, est définie sur l'ensemble des réels.</text:p>
      <text:p text:style-name="P21"><text:span text:style-name="T7">On admet que cette fonction </text:span><text:span text:style-name="T8">exp</text:span><text:span text:style-name="T7"> est continue.</text:span></text:p>
      <text:p text:style-name="P21"><text:span text:style-name="T7">Pour tout </text:span><text:span text:style-name="T2">x</text:span><text:span text:style-name="T7"> de </text:span><text:span text:style-name="T19">ℝ</text:span>, on associe le réel <text:span text:style-name="T2">y</text:span><text:span text:style-name="T7"> de </text:span><text:span text:style-name="T7"><draw:frame draw:style-name="fr4" draw:name="Objet5" text:anchor-type="as-char" svg:width="1.573cm" svg:height="0.483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7"> tel que :</text:span></text:p>
      <text:p text:style-name="P24"><text:span text:style-name="T7"><draw:frame draw:style-name="fr4" draw:name="Objet6" text:anchor-type="as-char" svg:width="2.028cm" svg:height="0.485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7"> </text:span><text:span text:style-name="T19">⇔ </text:span><text:span text:style-name="T19"><draw:frame draw:style-name="fr4" draw:name="Objet7" text:anchor-type="as-char" svg:width="1.762cm" svg:height="0.485cm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/>
      <text:p text:style-name="P3">Notations :</text:p>
      <text:p text:style-name="Standard">On rappelle que le nombre e est tel que <draw:frame draw:style-name="fr4" draw:name="Objet10" text:anchor-type="as-char" svg:width="1.367cm" svg:height="0.469cm" draw:z-index="78"><draw:object xlink:href="./Object 4" xlink:type="simple" xlink:show="embed" xlink:actuate="onLoad"/><draw:image xlink:href="./ObjectReplacements/Object 4" xlink:type="simple" xlink:show="embed" xlink:actuate="onLoad"/></draw:frame>.</text:p>
      <text:p text:style-name="Standard">Pour tout entier relatif <text:span text:style-name="T2">m</text:span><text:span text:style-name="T7">, on a </text:span><text:span text:style-name="T7"><draw:frame draw:style-name="fr4" draw:name="Objet8" text:anchor-type="as-char" svg:width="1.963cm" svg:height="0.545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7">, ce qui signifie </text:span><text:span text:style-name="T7"><draw:frame draw:style-name="fr4" draw:name="Objet9" text:anchor-type="as-char" svg:width="2.244cm" svg:height="0.545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7"> ; on convient d'étendre cette écriture à tout réel </text:span><text:span text:style-name="T2">x</text:span><text:span text:style-name="T7">.</text:span></text:p>
      <text:p text:style-name="Standard"><text:span text:style-name="T7">Ainsi, on écrit </text:span><text:span text:style-name="T7"><draw:frame draw:style-name="fr4" draw:name="Objet11" text:anchor-type="as-char" svg:width="2.101cm" svg:height="0.545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7"> « </text:span><text:span text:style-name="T8">exponentielle</text:span><text:span text:style-name="T7"> de </text:span><text:span text:style-name="T2">x</text:span><text:span text:style-name="T7"> est égale à </text:span><text:span text:style-name="T8">e</text:span><text:span text:style-name="T7"> exposant </text:span><text:span text:style-name="T2">x </text:span><text:span text:style-name="T7">».</text:span></text:p>
      <text:p text:style-name="P6"><text:tab/></text:p>
      <text:h text:style-name="P45" text:outline-level="2">Propriétés</text:h>
      <text:p text:style-name="P22">Propriétés :</text:p>
      <text:list xml:id="list34373714" text:style-name="L1">
        <text:list-item>
          <text:p text:style-name="P66">Pour tout réel <text:span text:style-name="T2">x</text:span><text:span text:style-name="T7"> et pour tout réel </text:span><text:span text:style-name="T2">y</text:span><text:span text:style-name="T7"> strictement positif :</text:span></text:p>
          <text:p text:style-name="P68"><text:span text:style-name="T7"><draw:frame draw:style-name="fr4" draw:name="Objet12" text:anchor-type="as-char" svg:width="1.162cm" svg:height="0.529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7"> </text:span><text:span text:style-name="T19">⇔ </text:span><text:span text:style-name="T19"><draw:frame draw:style-name="fr4" draw:name="Objet13" text:anchor-type="as-char" svg:width="1.75cm" svg:height="0.485cm" draw:z-index="14"><draw:object xlink:href="./Object 13" xlink:type="simple" xlink:show="embed" xlink:actuate="onLoad"/><draw:image xlink:href="./ObjectReplacements/Object 13" xlink:type="simple" xlink:show="embed" xlink:actuate="onLoad"/></draw:frame></text:span> <text:tab/><text:tab/>et<text:tab/> <draw:frame draw:style-name="fr4" draw:name="Objet14" text:anchor-type="as-char" svg:width="1.162cm" svg:height="0.529cm" draw:z-index="15"><draw:object xlink:href="./Object 14" xlink:type="simple" xlink:show="embed" xlink:actuate="onLoad"/><draw:image xlink:href="./ObjectReplacements/Object 14" xlink:type="simple" xlink:show="embed" xlink:actuate="onLoad"/></draw:frame> <text:span text:style-name="T18">⇔ </text:span><text:span text:style-name="T18"><draw:frame draw:style-name="fr4" draw:name="Objet15" text:anchor-type="as-char" svg:width="1.762cm" svg:height="0.485cm" draw:z-index="16"><draw:object xlink:href="./Object 15" xlink:type="simple" xlink:show="embed" xlink:actuate="onLoad"/><draw:image xlink:href="./ObjectReplacements/Object 15" xlink:type="simple" xlink:show="embed" xlink:actuate="onLoad"/></draw:frame></text:span></text:p>
          <text:p text:style-name="P70">Par conséquent, <draw:frame draw:style-name="fr4" draw:name="Objet25" text:anchor-type="as-char" svg:width="1.259cm" svg:height="0.529cm" draw:z-index="122"><draw:object xlink:href="./Object 25" xlink:type="simple" xlink:show="embed" xlink:actuate="onLoad"/><draw:image xlink:href="./ObjectReplacements/Object 25" xlink:type="simple" xlink:show="embed" xlink:actuate="onLoad"/></draw:frame> <text:span text:style-name="T18">⇔</text:span> <draw:frame draw:style-name="fr4" draw:name="Objet26" text:anchor-type="as-char" svg:width="1.058cm" svg:height="0.469cm" draw:z-index="124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66">Pour tout réel <text:span text:style-name="T2">x</text:span><text:span text:style-name="T7">, </text:span><text:span text:style-name="T7"><draw:frame draw:style-name="fr4" draw:name="Objet16" text:anchor-type="as-char" svg:width="1.125cm" svg:height="0.529c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7">, c’est-à-dire « l'exponentielle est toujours strictement positive ».</text:span></text:p>
        </text:list-item>
        <text:list-item>
          <text:p text:style-name="P71">Pour tout réel <text:span text:style-name="T2">x</text:span><text:span text:style-name="T7">, </text:span><text:span text:style-name="T7"><draw:frame draw:style-name="fr4" draw:name="Objet17" text:anchor-type="as-char" svg:width="1.834cm" svg:height="0.545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7">.</text:span></text:p>
        </text:list-item>
        <text:list-item>
          <text:p text:style-name="P71"><text:span text:style-name="T7">Pour tout réel </text:span><text:span text:style-name="T5">x</text:span><text:span text:style-name="T8"> strictement positif</text:span><text:span text:style-name="T7">, </text:span><text:span text:style-name="T7"><draw:frame draw:style-name="fr4" draw:name="Objet18" text:anchor-type="as-char" svg:width="1.381cm" svg:height="0.529cm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7">.</text:span></text:p>
        </text:list-item>
      </text:list>
      <text:p text:style-name="P8"/>
      <text:p text:style-name="P9">Exemples :</text:p>
      <text:list xml:id="list34371587" text:style-name="L2">
        <text:list-item>
          <text:p text:style-name="P52"><text:span text:style-name="T24"><draw:frame draw:style-name="fr4" draw:name="Objet19" text:anchor-type="as-char" svg:width="1.113cm" svg:height="0.529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24"> </text:span><text:span text:style-name="T19">⇔ </text:span><text:span text:style-name="T19"><draw:frame draw:style-name="fr4" draw:name="Objet20" text:anchor-type="as-char" svg:width="1.713cm" svg:height="0.485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 ⇔ </text:span><text:span text:style-name="T19"><draw:frame draw:style-name="fr4" draw:name="Objet21" text:anchor-type="as-char" svg:width="1.02cm" svg:height="0.469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52"><draw:frame draw:style-name="fr4" draw:name="Objet27" text:anchor-type="as-char" svg:width="2.277cm" svg:height="0.545cm" draw:z-index="85"><draw:object xlink:href="./Object 28" xlink:type="simple" xlink:show="embed" xlink:actuate="onLoad"/><draw:image xlink:href="./ObjectReplacements/Object 28" xlink:type="simple" xlink:show="embed" xlink:actuate="onLoad"/></draw:frame> et <draw:frame draw:style-name="fr4" draw:name="Objet28" text:anchor-type="as-char" svg:width="1.767cm" svg:height="0.52cm" draw:z-index="86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52"><draw:frame draw:style-name="fr4" draw:name="Objet22" text:anchor-type="as-char" svg:width="1.431cm" svg:height="0.529cm" draw:z-index="23"><draw:object xlink:href="./Object 22" xlink:type="simple" xlink:show="embed" xlink:actuate="onLoad"/><draw:image xlink:href="./ObjectReplacements/Object 22" xlink:type="simple" xlink:show="embed" xlink:actuate="onLoad"/></draw:frame> <text:span text:style-name="T18">⇔ </text:span><text:span text:style-name="T18"><draw:frame draw:style-name="fr4" draw:name="Objet23" text:anchor-type="as-char" svg:width="2.03cm" svg:height="0.485cm" draw:z-index="24"><draw:object xlink:href="./Object 23" xlink:type="simple" xlink:show="embed" xlink:actuate="onLoad"/><draw:image xlink:href="./ObjectReplacements/Object 23" xlink:type="simple" xlink:show="embed" xlink:actuate="onLoad"/></draw:frame></text:span></text:p>
        </text:list-item>
        <text:list-item>
          <text:p text:style-name="P52"><draw:frame draw:style-name="fr4" draw:name="Objet24" text:anchor-type="as-char" svg:width="1.425cm" svg:height="0.529cm" draw:z-index="25"><draw:object xlink:href="./Object 24" xlink:type="simple" xlink:show="embed" xlink:actuate="onLoad"/><draw:image xlink:href="./ObjectReplacements/Object 24" xlink:type="simple" xlink:show="embed" xlink:actuate="onLoad"/></draw:frame> n'a pas de solution</text:p>
        </text:list-item>
        <text:list-item>
          <text:p text:style-name="P52">Pour résoudre l'équation <draw:frame draw:style-name="fr4" draw:name="Objet58" text:anchor-type="as-char" svg:width="2.242cm" svg:height="0.529cm" draw:z-index="127"><draw:object xlink:href="./Object 60" xlink:type="simple" xlink:show="embed" xlink:actuate="onLoad"/><draw:image xlink:href="./ObjectReplacements/Object 60" xlink:type="simple" xlink:show="embed" xlink:actuate="onLoad"/></draw:frame>, on résout <draw:frame draw:style-name="fr4" draw:name="Objet59" text:anchor-type="as-char" svg:width="2.701cm" svg:height="0.469cm" draw:z-index="128"><draw:object xlink:href="./Object 61" xlink:type="simple" xlink:show="embed" xlink:actuate="onLoad"/><draw:image xlink:href="./ObjectReplacements/Object 61" xlink:type="simple" xlink:show="embed" xlink:actuate="onLoad"/></draw:frame> soit <draw:frame draw:style-name="fr4" draw:name="Objet60" text:anchor-type="as-char" svg:width="1.339cm" svg:height="0.469cm" draw:z-index="129"><draw:object xlink:href="./Object 62" xlink:type="simple" xlink:show="embed" xlink:actuate="onLoad"/><draw:image xlink:href="./ObjectReplacements/Object 62" xlink:type="simple" xlink:show="embed" xlink:actuate="onLoad"/></draw:frame>.</text:p>
        </text:list-item>
      </text:list>
      <text:h text:style-name="P45" text:outline-level="2"><text:soft-page-break/>Représentation graphique</text:h>
      <text:p text:style-name="Standard">Dans un repère orthonormal, les courbes représentant les fonctions <draw:frame draw:style-name="fr4" draw:name="Objet29" text:anchor-type="as-char" svg:width="0.557cm" svg:height="0.469cm" draw:z-index="30"><draw:object xlink:href="./Object 27" xlink:type="simple" xlink:show="embed" xlink:actuate="onLoad"/><draw:image xlink:href="./ObjectReplacements/Object 27" xlink:type="simple" xlink:show="embed" xlink:actuate="onLoad"/></draw:frame> et <draw:frame draw:style-name="fr4" draw:name="Objet30" text:anchor-type="as-char" svg:width="0.824cm" svg:height="0.469cm" draw:z-index="31"><draw:object xlink:href="./Object 30" xlink:type="simple" xlink:show="embed" xlink:actuate="onLoad"/><draw:image xlink:href="./ObjectReplacements/Object 30" xlink:type="simple" xlink:show="embed" xlink:actuate="onLoad"/></draw:frame> sont symétriques par rapport à la droite <text:span text:style-name="T12"></text:span> d'équation <draw:frame draw:style-name="fr4" draw:name="Objet31" text:anchor-type="as-char" svg:width="1.058cm" svg:height="0.469cm" draw:z-index="32"><draw:object xlink:href="./Object 31" xlink:type="simple" xlink:show="embed" xlink:actuate="onLoad"/><draw:image xlink:href="./ObjectReplacements/Object 31" xlink:type="simple" xlink:show="embed" xlink:actuate="onLoad"/></draw:frame>.</text:p>
      <text:h text:style-name="P45" text:outline-level="2" text:is-list-header="true"><draw:frame draw:style-name="fr2" draw:name="images2" text:anchor-type="paragraph" svg:width="14.335cm" svg:height="9.872cm" draw:z-index="11"><draw:image xlink:href="Pictures/20000009000091400000640CDDA965D0.svm" xlink:type="simple" xlink:show="embed" xlink:actuate="onLoad"/></draw:frame></text:h>
      <text:h text:style-name="P45" text:outline-level="2">Règles de calcul</text:h>
      <text:p text:style-name="P22">Propriétés :</text:p>
      <text:p text:style-name="P21">Pour tous les réels <text:span text:style-name="T2">a</text:span><text:span text:style-name="T7"> et </text:span><text:span text:style-name="T2">b</text:span><text:span text:style-name="T7">, et tout entier relatif </text:span><text:span text:style-name="T2">n </text:span><text:span text:style-name="T7">:</text:span></text:p>
      <text:p text:style-name="P21"><text:span text:style-name="T7"><text:tab/></text:span><text:span text:style-name="T7"><draw:frame draw:style-name="fr4" draw:name="Objet32" text:anchor-type="as-char" svg:width="2.281cm" svg:height="0.529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7"><text:tab/><text:tab/>;<text:tab/></text:span><text:span text:style-name="T7"><draw:frame draw:style-name="fr4" draw:name="Objet33" text:anchor-type="as-char" svg:width="1.513cm" svg:height="1.06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7"><text:tab/>;<text:tab/></text:span><text:span text:style-name="T7"><draw:frame draw:style-name="fr4" draw:name="Objet34" text:anchor-type="as-char" svg:width="1.676cm" svg:height="1.12cm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7"><text:tab/>;<text:tab/></text:span><text:span text:style-name="T7"><draw:frame draw:style-name="fr4" draw:name="Objet35" text:anchor-type="as-char" svg:width="1.804cm" svg:height="0.545cm" draw:z-index="37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Standard"/>
      <text:p text:style-name="P10">Démonstration :</text:p>
      <text:p text:style-name="Standard">D'une part <draw:frame draw:style-name="fr4" draw:name="Objet36" text:anchor-type="as-char" svg:width="2.755cm" svg:height="0.545cm" draw:z-index="38"><draw:object xlink:href="./Object 36" xlink:type="simple" xlink:show="embed" xlink:actuate="onLoad"/><draw:image xlink:href="./ObjectReplacements/Object 36" xlink:type="simple" xlink:show="embed" xlink:actuate="onLoad"/></draw:frame>. D'autre part <draw:frame draw:style-name="fr4" draw:name="Objet37" text:anchor-type="as-char" svg:width="5.87cm" svg:height="0.545cm" draw:z-index="126"><draw:object xlink:href="./Object 37" xlink:type="simple" xlink:show="embed" xlink:actuate="onLoad"/><draw:image xlink:href="./ObjectReplacements/Object 37" xlink:type="simple" xlink:show="embed" xlink:actuate="onLoad"/></draw:frame>.</text:p>
      <text:p text:style-name="Standard">Donc <draw:frame draw:style-name="fr4" draw:name="Objet38" text:anchor-type="as-char" svg:width="3.678cm" svg:height="0.545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. Et par conséquent, <draw:frame draw:style-name="fr4" draw:name="Objet39" text:anchor-type="as-char" svg:width="2.281cm" svg:height="0.529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<text:p text:style-name="Standard">Les autres règles de calcul se déduisent facilement de la première règle.</text:p>
      <text:p text:style-name="Standard"/>
      <text:p text:style-name="P3">Remarque :</text:p>
      <text:p text:style-name="Standard">Pour tout réel <text:span text:style-name="T2">x </text:span><text:span text:style-name="T7">: </text:span></text:p>
      <text:p text:style-name="Standard"><text:span text:style-name="T7"><text:tab/></text:span><text:span text:style-name="T7"><draw:frame draw:style-name="fr4" draw:name="Objet42" text:anchor-type="as-char" svg:width="1.997cm" svg:height="0.529cm" draw:z-index="60"><draw:object xlink:href="./Object 42" xlink:type="simple" xlink:show="embed" xlink:actuate="onLoad"/><draw:image xlink:href="./ObjectReplacements/Object 42" xlink:type="simple" xlink:show="embed" xlink:actuate="onLoad"/></draw:frame></text:span><text:span text:style-name="T7"><text:tab/>;<text:tab/></text:span><text:span text:style-name="T7"><draw:frame draw:style-name="fr4" draw:name="Objet43" text:anchor-type="as-char" svg:width="1.836cm" svg:height="0.545cm" draw:z-index="68"><draw:object xlink:href="./Object 43" xlink:type="simple" xlink:show="embed" xlink:actuate="onLoad"/><draw:image xlink:href="./ObjectReplacements/Object 43" xlink:type="simple" xlink:show="embed" xlink:actuate="onLoad"/></draw:frame></text:span><text:span text:style-name="T7"><text:tab/>;<text:tab/></text:span><text:span text:style-name="T7"><draw:frame draw:style-name="fr4" draw:name="Objet44" text:anchor-type="as-char" svg:width="1.824cm" svg:height="0.545cm" draw:z-index="87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Standard"/>
      <text:p text:style-name="P3">Exemples :</text:p>
      <text:list xml:id="list34351989" text:style-name="L3">
        <text:list-item>
          <text:p text:style-name="P53"><draw:frame draw:style-name="fr4" draw:name="Objet40" text:anchor-type="as-char" svg:width="4.949cm" svg:height="0.529cm" draw:z-index="41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53"><draw:frame draw:style-name="fr4" draw:name="Objet41" text:anchor-type="as-char" svg:width="3.013cm" svg:height="1.06cm" draw:z-index="42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53"><draw:frame draw:style-name="fr4" draw:name="Objet45" text:anchor-type="as-char" svg:width="4.09cm" svg:height="0.545cm" draw:z-index="46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53"><draw:frame draw:style-name="fr4" draw:name="Objet46" text:anchor-type="as-char" svg:width="1.977cm" svg:height="1.12cm" draw:z-index="47"><draw:object xlink:href="./Object 46" xlink:type="simple" xlink:show="embed" xlink:actuate="onLoad"/><draw:image xlink:href="./ObjectReplacements/Object 46" xlink:type="simple" xlink:show="embed" xlink:actuate="onLoad"/></draw:frame></text:p>
        </text:list-item>
      </text:list>
      <text:h text:style-name="P49" text:outline-level="1"><text:soft-page-break/>Fonction exp et limites</text:h>
      <text:h text:style-name="P45" text:outline-level="2">Dérivée et sens de variation</text:h>
      <text:p text:style-name="P22">Théorème :</text:p>
      <text:p text:style-name="P21">La fonction exponentielle est dérivable sur <text:span text:style-name="T18">ℝ</text:span> et sa dérivée est elle-même :</text:p>
      <text:p text:style-name="P24"><draw:frame draw:style-name="fr4" draw:name="Objet47" text:anchor-type="as-char" svg:width="3.141cm" svg:height="0.485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21">En conséquence, la fonction exp est strictement croissante sur <text:span text:style-name="T18">ℝ.</text:span></text:p>
      <text:p text:style-name="Standard"/>
      <text:p text:style-name="P10">Démonstration :</text:p>
      <text:p text:style-name="Standard">On admet que la fonction exp est dérivable sur <text:span text:style-name="T18">ℝ</text:span>.</text:p>
      <text:p text:style-name="Standard">La composée <draw:frame draw:style-name="fr4" draw:name="Objet48" text:anchor-type="as-char" svg:width="2.097cm" svg:height="0.469cm" draw:z-index="50"><draw:object xlink:href="./Object 48" xlink:type="simple" xlink:show="embed" xlink:actuate="onLoad"/><draw:image xlink:href="./ObjectReplacements/Object 48" xlink:type="simple" xlink:show="embed" xlink:actuate="onLoad"/></draw:frame> est donc dérivable sur <text:span text:style-name="T18">ℝ</text:span>.</text:p>
      <text:p text:style-name="Standard">Or <draw:frame draw:style-name="fr4" draw:name="Objet49" text:anchor-type="as-char" svg:width="5.532cm" svg:height="0.545cm" draw:z-index="51"><draw:object xlink:href="./Object 51" xlink:type="simple" xlink:show="embed" xlink:actuate="onLoad"/><draw:image xlink:href="./ObjectReplacements/Object 51" xlink:type="simple" xlink:show="embed" xlink:actuate="onLoad"/></draw:frame> pour <text:span text:style-name="T2">x</text:span><text:span text:style-name="T14">∈</text:span><text:span text:style-name="T19">ℝ</text:span>. Donc <draw:frame draw:style-name="fr4" draw:name="Objet50" text:anchor-type="as-char" svg:width="1.833cm" svg:height="0.485cm" draw:z-index="52"><draw:object xlink:href="./Object 52" xlink:type="simple" xlink:show="embed" xlink:actuate="onLoad"/><draw:image xlink:href="./ObjectReplacements/Object 52" xlink:type="simple" xlink:show="embed" xlink:actuate="onLoad"/></draw:frame>.</text:p>
      <text:p text:style-name="Standard">Mais par dérivée d'une fonction composée <draw:frame draw:style-name="fr4" draw:name="Objet51" text:anchor-type="as-char" svg:width="8.789cm" svg:height="1.016cm" draw:z-index="53"><draw:object xlink:href="./Object 53" xlink:type="simple" xlink:show="embed" xlink:actuate="onLoad"/><draw:image xlink:href="./ObjectReplacements/Object 53" xlink:type="simple" xlink:show="embed" xlink:actuate="onLoad"/></draw:frame>.</text:p>
      <text:p text:style-name="Standard">Ainsi <draw:frame draw:style-name="fr4" draw:name="Objet52" text:anchor-type="as-char" svg:width="3.791cm" svg:height="1.016cm" draw:z-index="54"><draw:object xlink:href="./Object 54" xlink:type="simple" xlink:show="embed" xlink:actuate="onLoad"/><draw:image xlink:href="./ObjectReplacements/Object 54" xlink:type="simple" xlink:show="embed" xlink:actuate="onLoad"/></draw:frame> <text:span text:style-name="T18">⇔ </text:span><text:span text:style-name="T18"><draw:frame draw:style-name="fr4" draw:name="Objet53" text:anchor-type="as-char" svg:width="3.141cm" svg:height="0.485cm" draw:z-index="55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Standard"/>
      <text:p text:style-name="Standard"/>
      <text:p text:style-name="P3">Remarques :</text:p>
      <text:p text:style-name="Standard">Pour tout réels <text:span text:style-name="T2">a</text:span><text:span text:style-name="T7"> et </text:span><text:span text:style-name="T2">b </text:span><text:span text:style-name="T7">:</text:span></text:p>
      <text:list xml:id="list34349550" text:style-name="L4">
        <text:list-item>
          <text:p text:style-name="P54"><text:span text:style-name="T7"><draw:frame draw:style-name="fr4" draw:name="Objet54" text:anchor-type="as-char" svg:width="1.236cm" svg:height="0.529cm" draw:z-index="56"><draw:object xlink:href="./Object 56" xlink:type="simple" xlink:show="embed" xlink:actuate="onLoad"/><draw:image xlink:href="./ObjectReplacements/Object 56" xlink:type="simple" xlink:show="embed" xlink:actuate="onLoad"/></draw:frame></text:span><text:span text:style-name="T7"> </text:span><text:span text:style-name="T19">⇔ </text:span><text:span text:style-name="T19"><draw:frame draw:style-name="fr4" draw:name="Objet55" text:anchor-type="as-char" svg:width="1.02cm" svg:height="0.469cm" draw:z-index="57"><draw:object xlink:href="./Object 57" xlink:type="simple" xlink:show="embed" xlink:actuate="onLoad"/><draw:image xlink:href="./ObjectReplacements/Object 57" xlink:type="simple" xlink:show="embed" xlink:actuate="onLoad"/></draw:frame></text:span></text:p>
        </text:list-item>
        <text:list-item>
          <text:p text:style-name="P54"><draw:frame draw:style-name="fr4" draw:name="Objet56" text:anchor-type="as-char" svg:width="1.236cm" svg:height="0.529cm" draw:z-index="58"><draw:object xlink:href="./Object 58" xlink:type="simple" xlink:show="embed" xlink:actuate="onLoad"/><draw:image xlink:href="./ObjectReplacements/Object 58" xlink:type="simple" xlink:show="embed" xlink:actuate="onLoad"/></draw:frame> <text:span text:style-name="T18">⇔ </text:span><text:span text:style-name="T18"><draw:frame draw:style-name="fr4" draw:name="Objet57" text:anchor-type="as-char" svg:width="1.02cm" svg:height="0.469cm" draw:z-index="59"><draw:object xlink:href="./Object 59" xlink:type="simple" xlink:show="embed" xlink:actuate="onLoad"/><draw:image xlink:href="./ObjectReplacements/Object 59" xlink:type="simple" xlink:show="embed" xlink:actuate="onLoad"/></draw:frame></text:span></text:p>
        </text:list-item>
      </text:list>
      <text:p text:style-name="Standard"/>
      <text:p text:style-name="P3">Exemple :</text:p>
      <text:p text:style-name="Standard">Résolvons dans <text:span text:style-name="T18">ℝ</text:span> l'inéquation <draw:frame draw:style-name="fr4" draw:name="Objet61" text:anchor-type="as-char" svg:width="2.242cm" svg:height="0.529cm" draw:z-index="63"><draw:object xlink:href="./Object 63" xlink:type="simple" xlink:show="embed" xlink:actuate="onLoad"/><draw:image xlink:href="./ObjectReplacements/Object 63" xlink:type="simple" xlink:show="embed" xlink:actuate="onLoad"/></draw:frame>.</text:p>
      <text:p text:style-name="Standard"><draw:frame draw:style-name="fr4" draw:name="Objet62" text:anchor-type="as-char" svg:width="2.242cm" svg:height="0.529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 équivaut à <draw:frame draw:style-name="fr4" draw:name="Objet63" text:anchor-type="as-char" svg:width="2.701cm" svg:height="0.469cm" draw:z-index="65"><draw:object xlink:href="./Object 65" xlink:type="simple" xlink:show="embed" xlink:actuate="onLoad"/><draw:image xlink:href="./ObjectReplacements/Object 65" xlink:type="simple" xlink:show="embed" xlink:actuate="onLoad"/></draw:frame> soit <draw:frame draw:style-name="fr4" draw:name="Objet64" text:anchor-type="as-char" svg:width="1.03cm" svg:height="0.469cm" draw:z-index="66"><draw:object xlink:href="./Object 66" xlink:type="simple" xlink:show="embed" xlink:actuate="onLoad"/><draw:image xlink:href="./ObjectReplacements/Object 66" xlink:type="simple" xlink:show="embed" xlink:actuate="onLoad"/></draw:frame>.</text:p>
      <text:p text:style-name="Standard">L'ensemble <text:span text:style-name="T2">S</text:span> des solutions de l'inéquation est donc : <draw:frame draw:style-name="fr4" draw:name="Objet65" text:anchor-type="as-char" svg:width="2.205cm" svg:height="0.483cm" draw:z-index="67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/>
      <text:h text:style-name="P45" text:outline-level="2">Limit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Théorèmes :</text:p>
            <text:p text:style-name="P24"><draw:frame draw:style-name="fr4" draw:name="Objet66" text:anchor-type="as-char" svg:width="2.408cm" svg:height="0.81cm" draw:z-index="145"><draw:object xlink:href="./Object 71" xlink:type="simple" xlink:show="embed" xlink:actuate="onLoad"/><draw:image xlink:href="./ObjectReplacements/Object 71" xlink:type="simple" xlink:show="embed" xlink:actuate="onLoad"/><svg:desc>formule</svg:desc></draw:frame> <text:tab/>et <text:tab/><draw:frame draw:style-name="fr4" draw:name="Objet67" text:anchor-type="as-char" svg:width="2cm" svg:height="0.81cm" draw:z-index="157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<text:p text:style-name="P21">L'axe des abscisses est asymptote horizontale à la courbe <text:span text:style-name="T27">c</text:span><text:span text:style-name="T30">exp</text:span><text:span text:style-name="T29"> de la fonction exponentielle en </text:span><text:span text:style-name="T13">–∞.</text:span>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column table:style-name="Tableau4.G"/>
              <table:table-column table:style-name="Tableau4.H"/>
              <table:table-row>
                <table:table-cell table:style-name="Tableau4.A1" office:value-type="string">
                  <text:p text:style-name="P34">x</text:p>
                </table:table-cell>
                <table:table-cell table:style-name="Tableau4.A1" office:value-type="string">
                  <text:p text:style-name="P35"><text:span text:style-name="T9">–</text:span><text:span text:style-name="T15">∞</text:span></text:p>
                </table:table-cell>
                <table:table-cell table:style-name="Tableau4.C1" office:value-type="string">
                  <text:p text:style-name="P33"/>
                </table:table-cell>
                <table:table-cell table:style-name="Tableau4.D1" office:value-type="string">
                  <text:p text:style-name="P36">0</text:p>
                </table:table-cell>
                <table:table-cell table:style-name="Tableau4.E1" office:value-type="string">
                  <text:p text:style-name="P33"/>
                </table:table-cell>
                <table:table-cell table:style-name="Tableau4.D1" office:value-type="string">
                  <text:p text:style-name="P36">1</text:p>
                </table:table-cell>
                <table:table-cell table:style-name="Tableau4.G1" office:value-type="string">
                  <text:p text:style-name="P33"/>
                </table:table-cell>
                <table:table-cell table:style-name="Tableau4.H1" office:value-type="string">
                  <text:p text:style-name="P35"><text:span text:style-name="T9">+</text:span><text:span text:style-name="T15">∞</text:span></text:p>
                </table:table-cell>
              </table:table-row>
              <table:table-row>
                <table:table-cell table:style-name="Tableau4.A2" office:value-type="string">
                  <text:p text:style-name="P30">f '(x)</text:p>
                </table:table-cell>
                <table:table-cell table:style-name="Tableau4.B2" office:value-type="string">
                  <text:p text:style-name="P29"/>
                </table:table-cell>
                <table:table-cell table:style-name="Tableau4.C2" office:value-type="string">
                  <text:p text:style-name="P31">+</text:p>
                </table:table-cell>
                <table:table-cell table:style-name="Tableau4.D2" office:value-type="string">
                  <text:p text:style-name="P29"/>
                </table:table-cell>
                <table:table-cell table:style-name="Tableau4.C2" office:value-type="string">
                  <text:p text:style-name="P31">+</text:p>
                </table:table-cell>
                <table:table-cell table:style-name="Tableau4.F2" office:value-type="string">
                  <text:p text:style-name="P29"/>
                </table:table-cell>
                <table:table-cell table:style-name="Tableau4.C2" office:value-type="string">
                  <text:p text:style-name="P31">+</text:p>
                </table:table-cell>
                <table:table-cell table:style-name="Tableau4.H2" office:value-type="string">
                  <text:p text:style-name="P29"/>
                </table:table-cell>
              </table:table-row>
              <table:table-row table:style-name="Tableau4.3">
                <table:table-cell table:style-name="Tableau4.A2" office:value-type="string">
                  <text:p text:style-name="P30">f(x)</text:p>
                </table:table-cell>
                <table:table-cell table:style-name="Tableau4.B3" office:value-type="string">
                  <text:p text:style-name="P31">0</text:p>
                </table:table-cell>
                <table:table-cell table:style-name="Tableau4.C2" office:value-type="string">
                  <text:p text:style-name="P31"><draw:polygon text:anchor-type="as-char" draw:z-index="27" draw:style-name="gr3" draw:text-style-name="P77" svg:width="1.322cm" svg:height="0.175cm" draw:transform="rotate (0.698131700797732) translate (-0.057160665625702cm 0.357616356909973cm)" svg:viewBox="0 0 1323 176" draw:points="0,88 1323,88 1058,176 1058,0 1323,88"><text:p/></draw:polygon></text:p>
                </table:table-cell>
                <table:table-cell table:style-name="Tableau4.C2" office:value-type="string">
                  <text:p text:style-name="P31">1</text:p>
                </table:table-cell>
                <table:table-cell table:style-name="Tableau4.C2" office:value-type="string">
                  <text:p text:style-name="P31"><draw:polygon text:anchor-type="as-char" draw:z-index="28" draw:style-name="gr3" draw:text-style-name="P77" svg:width="1.322cm" svg:height="0.175cm" draw:transform="rotate (0.698131700797732) translate (-0.0571606656256956cm 0.357616356909985cm)" svg:viewBox="0 0 1323 176" draw:points="0,88 1323,88 1058,176 1058,0 1323,88"><text:p/></draw:polygon></text:p>
                </table:table-cell>
                <table:table-cell table:style-name="Tableau4.C2" office:value-type="string">
                  <text:p text:style-name="P31">e</text:p>
                </table:table-cell>
                <table:table-cell table:style-name="Tableau4.C2" office:value-type="string">
                  <text:p text:style-name="P31"><draw:polygon text:anchor-type="as-char" draw:z-index="29" draw:style-name="gr3" draw:text-style-name="P77" svg:width="1.322cm" svg:height="0.175cm" draw:transform="rotate (0.698131700797732) translate (-0.0571606656257084cm 0.357616356909985cm)" svg:viewBox="0 0 1323 176" draw:points="0,88 1323,88 1058,176 1058,0 1323,88"><text:p/></draw:polygon></text:p>
                </table:table-cell>
                <table:table-cell table:style-name="Tableau4.H3" office:value-type="string">
                  <text:p text:style-name="P31">+<text:span text:style-name="T12">∞</text:span></text:p>
                </table:table-cell>
              </table:table-row>
            </table:table>
            <text:p text:style-name="P29"/>
            <text:p text:style-name="P29"><draw:frame draw:style-name="fr4" draw:name="Objet68" text:anchor-type="as-char" svg:width="2.492cm" svg:height="1.06cm" draw:z-index="74"><draw:object xlink:href="./Object 69" xlink:type="simple" xlink:show="embed" xlink:actuate="onLoad"/><draw:image xlink:href="./ObjectReplacements/Object 69" xlink:type="simple" xlink:show="embed" xlink:actuate="onLoad"/><svg:desc>formule</svg:desc></draw:frame> ; <draw:frame draw:style-name="fr4" draw:name="Objet69" text:anchor-type="as-char" svg:width="2.524cm" svg:height="1.12cm" draw:z-index="75"><draw:object xlink:href="./Object 70" xlink:type="simple" xlink:show="embed" xlink:actuate="onLoad"/><draw:image xlink:href="./ObjectReplacements/Object 70" xlink:type="simple" xlink:show="embed" xlink:actuate="onLoad"/><svg:desc>formule</svg:desc></draw:frame> ; <text:span text:style-name="T23"><draw:frame draw:style-name="fr4" draw:name="Objet70" text:anchor-type="as-char" svg:width="2.286cm" svg:height="0.81cm" draw:z-index="76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      <text:p text:style-name="P32"/>
            <text:p text:style-name="P29"><text:span text:style-name="T17">A l'infini</text:span>, l'exponentielle de <text:span text:style-name="T2">x</text:span><text:span text:style-name="T7"> l'emporte sur toute puissance de </text:span><text:span text:style-name="T2">x</text:span><text:span text:style-name="T7">.</text:span></text:p>
          </table:table-cell>
          <table:table-cell table:style-name="Tableau3.B1" office:value-type="string">
            <text:p text:style-name="P39"><draw:frame draw:style-name="fr2" draw:name="images3" text:anchor-type="paragraph" svg:width="6.948cm" svg:height="8.184cm" draw:z-index="26"><draw:image xlink:href="Pictures/2000000900005833000067E8FF968AEC.svm" xlink:type="simple" xlink:show="embed" xlink:actuate="onLoad"/></draw:frame></text:p>
          </table:table-cell>
        </table:table-row>
      </table:table>
      <text:p text:style-name="P10"><text:soft-page-break/>Démonstrations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34352054" text:style-name="L5">
              <text:list-item>
                <text:p text:style-name="P55">Soit <draw:frame draw:style-name="fr4" draw:name="Objet71" text:anchor-type="as-char" svg:width="2.304cm" svg:height="0.545cm" draw:z-index="91"><draw:object xlink:href="./Object 80" xlink:type="simple" xlink:show="embed" xlink:actuate="onLoad"/><draw:image xlink:href="./ObjectReplacements/Object 80" xlink:type="simple" xlink:show="embed" xlink:actuate="onLoad"/></draw:frame> sur <text:span text:style-name="T18">ℝ</text:span>, de dérivée <draw:frame draw:style-name="fr4" draw:name="Objet72" text:anchor-type="as-char" svg:width="2.447cm" svg:height="0.545cm" draw:z-index="92"><draw:object xlink:href="./Object 81" xlink:type="simple" xlink:show="embed" xlink:actuate="onLoad"/><draw:image xlink:href="./ObjectReplacements/Object 81" xlink:type="simple" xlink:show="embed" xlink:actuate="onLoad"/></draw:frame> ; <draw:frame draw:style-name="fr4" draw:name="Objet78" text:anchor-type="as-char" svg:width="1.021cm" svg:height="0.485cm" draw:z-index="96"><draw:object xlink:href="./Object 78" xlink:type="simple" xlink:show="embed" xlink:actuate="onLoad"/><draw:image xlink:href="./ObjectReplacements/Object 78" xlink:type="simple" xlink:show="embed" xlink:actuate="onLoad"/></draw:frame> est minimum en 0 et <draw:frame draw:style-name="fr4" draw:name="Objet73" text:anchor-type="as-char" svg:width="1.552cm" svg:height="0.485cm" draw:z-index="93"><draw:object xlink:href="./Object 82" xlink:type="simple" xlink:show="embed" xlink:actuate="onLoad"/><draw:image xlink:href="./ObjectReplacements/Object 82" xlink:type="simple" xlink:show="embed" xlink:actuate="onLoad"/></draw:frame>, positif.</text:p>
              </text:list-item>
            </text:list>
            <text:p text:style-name="Standard"><text:span text:style-name="T23">Donc, pour tout réel </text:span><text:span text:style-name="T25">x</text:span><text:span text:style-name="T24">, </text:span><text:span text:style-name="T24"><draw:frame draw:style-name="fr4" draw:name="Objet74" text:anchor-type="as-char" svg:width="1.722cm" svg:height="0.529cm" draw:z-index="8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4"> </text:span><text:span text:style-name="T19">⇔ </text:span><text:span text:style-name="T19"><draw:frame draw:style-name="fr4" draw:name="Objet75" text:anchor-type="as-char" svg:width="1.145cm" svg:height="0.529cm" draw:z-index="83"><draw:object xlink:href="./Object 84" xlink:type="simple" xlink:show="embed" xlink:actuate="onLoad"/><draw:image xlink:href="./ObjectReplacements/Object 84" xlink:type="simple" xlink:show="embed" xlink:actuate="onLoad"/><svg:desc>formule</svg:desc></draw:frame></text:span>.</text:p>
            <text:p text:style-name="Standard">Or, <draw:frame draw:style-name="fr4" draw:name="Objet76" text:anchor-type="as-char" svg:width="2.304cm" svg:height="0.75cm" draw:z-index="84"><draw:object xlink:href="./Object 85" xlink:type="simple" xlink:show="embed" xlink:actuate="onLoad"/><draw:image xlink:href="./ObjectReplacements/Object 85" xlink:type="simple" xlink:show="embed" xlink:actuate="onLoad"/><svg:desc>formule</svg:desc></draw:frame>, donc, <text:span text:style-name="T17">par comparaison</text:span>, on obtient :</text:p>
            <text:p text:style-name="P2"><draw:frame draw:style-name="fr4" draw:name="Objet77" text:anchor-type="as-char" svg:width="2.408cm" svg:height="0.81cm" draw:z-index="7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5.A1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C"/>
              <table:table-column table:style-name="Tableau6.F"/>
              <table:table-row>
                <table:table-cell table:style-name="Tableau6.A1" office:value-type="string">
                  <text:p text:style-name="P43">x</text:p>
                </table:table-cell>
                <table:table-cell table:style-name="Tableau6.A1" office:value-type="string">
                  <text:p text:style-name="P44">–∞</text:p>
                </table:table-cell>
                <table:table-cell table:style-name="Tableau6.C1" office:value-type="string">
                  <text:p text:style-name="P42"/>
                </table:table-cell>
                <table:table-cell table:style-name="Tableau6.D1" office:value-type="string">
                  <text:p text:style-name="P44">0</text:p>
                </table:table-cell>
                <table:table-cell table:style-name="Tableau6.E1" office:value-type="string">
                  <text:p text:style-name="P42"/>
                </table:table-cell>
                <table:table-cell table:style-name="Tableau6.F1" office:value-type="string">
                  <text:p text:style-name="P44">+∞</text:p>
                </table:table-cell>
              </table:table-row>
              <table:table-row>
                <table:table-cell table:style-name="Tableau6.A2" office:value-type="string">
                  <text:p text:style-name="P38">h'(x)</text:p>
                </table:table-cell>
                <table:table-cell table:style-name="Tableau6.B2" office:value-type="string">
                  <text:p text:style-name="P37"/>
                </table:table-cell>
                <table:table-cell table:style-name="Tableau6.C2" office:value-type="string">
                  <text:p text:style-name="P37">–</text:p>
                </table:table-cell>
                <table:table-cell table:style-name="Tableau6.C2" office:value-type="string">
                  <text:p text:style-name="P37">0</text:p>
                </table:table-cell>
                <table:table-cell table:style-name="Tableau6.C2" office:value-type="string">
                  <text:p text:style-name="P37">+</text:p>
                </table:table-cell>
                <table:table-cell table:style-name="Tableau6.F2" office:value-type="string">
                  <text:p text:style-name="P37"/>
                </table:table-cell>
              </table:table-row>
              <table:table-row table:style-name="Tableau6.3">
                <table:table-cell table:style-name="Tableau6.A2" office:value-type="string">
                  <text:p text:style-name="P38">h(x)</text:p>
                </table:table-cell>
                <table:table-cell table:style-name="Tableau6.B3" office:value-type="string">
                  <text:p text:style-name="P37"/>
                </table:table-cell>
                <table:table-cell table:style-name="Tableau6.C2" office:value-type="string">
                  <text:p text:style-name="P37"><draw:polygon text:anchor-type="as-char" draw:z-index="33" draw:style-name="gr3" draw:text-style-name="P77" svg:width="1.322cm" svg:height="0.175cm" draw:transform="rotate (-0.698131700797732) translate (0.0562199266384433cm -0.492738085071194cm)" svg:viewBox="0 0 1323 176" draw:points="0,88 1323,88 1058,176 1058,0 1323,88"><text:p/></draw:polygon></text:p>
                </table:table-cell>
                <table:table-cell table:style-name="Tableau6.D3" office:value-type="string">
                  <text:p text:style-name="P37">1</text:p>
                </table:table-cell>
                <table:table-cell table:style-name="Tableau6.C2" office:value-type="string">
                  <text:p text:style-name="P37"><draw:polygon text:anchor-type="as-char" draw:z-index="43" draw:style-name="gr3" draw:text-style-name="P77" svg:width="1.322cm" svg:height="0.175cm" draw:transform="rotate (0.698131700797732) translate (-0.057160665625702cm 0.357616356909973cm)" svg:viewBox="0 0 1323 176" draw:points="0,88 1323,88 1058,176 1058,0 1323,88"><text:p/></draw:polygon></text:p>
                </table:table-cell>
                <table:table-cell table:style-name="Tableau6.F3" office:value-type="string">
                  <text:p text:style-name="P37"/>
                </table:table-cell>
              </table:table-row>
            </table:table>
            <text:p text:style-name="Table_20_Contents"/>
          </table:table-cell>
        </table:table-row>
      </table:table>
      <text:list xml:id="list34351252" text:style-name="L6">
        <text:list-item>
          <text:p text:style-name="P56">Si <text:span text:style-name="T2">x</text:span><text:span text:style-name="T7"> </text:span><text:span text:style-name="T7"><draw:g text:anchor-type="as-char" svg:y="-0.21cm" draw:z-index="44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<text:span text:style-name="T13">–∞</text:span>, alors -<text:span text:style-name="T2">x</text:span><text:span text:style-name="T7"> </text:span><text:span text:style-name="T7"><draw:g text:anchor-type="as-char" svg:y="-0.21cm" draw:z-index="45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+<text:span text:style-name="T12">∞</text:span>. En posant <draw:frame draw:style-name="fr4" draw:name="Objet79" text:anchor-type="as-char" svg:width="1.489cm" svg:height="0.469cm" draw:z-index="105"><draw:object xlink:href="./Object 49" xlink:type="simple" xlink:show="embed" xlink:actuate="onLoad"/><draw:image xlink:href="./ObjectReplacements/Object 49" xlink:type="simple" xlink:show="embed" xlink:actuate="onLoad"/></draw:frame>, alors <draw:frame draw:style-name="fr4" draw:name="Objet80" text:anchor-type="as-char" svg:width="5.184cm" svg:height="1.06cm" draw:z-index="106"><draw:object xlink:href="./Object 50" xlink:type="simple" xlink:show="embed" xlink:actuate="onLoad"/><draw:image xlink:href="./ObjectReplacements/Object 50" xlink:type="simple" xlink:show="embed" xlink:actuate="onLoad"/><svg:desc>formule</svg:desc></draw:frame>.</text:p>
          <text:p text:style-name="P56">Or si <draw:frame draw:style-name="fr4" draw:name="Objet81" text:anchor-type="as-char" svg:width="2.575cm" svg:height="0.81cm" draw:z-index="107"><draw:object xlink:href="./Object 68" xlink:type="simple" xlink:show="embed" xlink:actuate="onLoad"/><draw:image xlink:href="./ObjectReplacements/Object 68" xlink:type="simple" xlink:show="embed" xlink:actuate="onLoad"/><svg:desc>formule</svg:desc></draw:frame> ; donc, par inverse, <draw:frame draw:style-name="fr4" draw:name="Objet82" text:anchor-type="as-char" svg:width="2.254cm" svg:height="1.06cm" draw:z-index="108"><draw:object xlink:href="./Object 74" xlink:type="simple" xlink:show="embed" xlink:actuate="onLoad"/><draw:image xlink:href="./ObjectReplacements/Object 74" xlink:type="simple" xlink:show="embed" xlink:actuate="onLoad"/><svg:desc>formule</svg:desc></draw:frame>. Ainsi, <draw:frame draw:style-name="fr4" draw:name="Objet83" text:anchor-type="as-char" svg:width="2cm" svg:height="0.81cm" draw:z-index="110"><draw:object xlink:href="./Object 75" xlink:type="simple" xlink:show="embed" xlink:actuate="onLoad"/><draw:image xlink:href="./ObjectReplacements/Object 75" xlink:type="simple" xlink:show="embed" xlink:actuate="onLoad"/><svg:desc>formule</svg:desc></draw:frame>.</text:p>
        </text:list-item>
        <text:list-item>
          <text:p text:style-name="P56">Comme <draw:frame draw:style-name="fr4" draw:name="Objet84" text:anchor-type="as-char" svg:width="3.62cm" svg:height="1.136cm" draw:z-index="111"><draw:object xlink:href="./Object 76" xlink:type="simple" xlink:show="embed" xlink:actuate="onLoad"/><draw:image xlink:href="./ObjectReplacements/Object 76" xlink:type="simple" xlink:show="embed" xlink:actuate="onLoad"/></draw:frame> avec <draw:frame draw:style-name="fr4" draw:name="Objet85" text:anchor-type="as-char" svg:width="1.286cm" svg:height="0.529cm" draw:z-index="116"><draw:object xlink:href="./Object 77" xlink:type="simple" xlink:show="embed" xlink:actuate="onLoad"/><draw:image xlink:href="./ObjectReplacements/Object 77" xlink:type="simple" xlink:show="embed" xlink:actuate="onLoad"/></draw:frame>, on utilise <draw:frame draw:style-name="fr4" draw:name="Objet86" text:anchor-type="as-char" svg:width="2.896cm" svg:height="1.016cm" draw:z-index="117"><draw:object xlink:href="./Object 86" xlink:type="simple" xlink:show="embed" xlink:actuate="onLoad"/><draw:image xlink:href="./ObjectReplacements/Object 86" xlink:type="simple" xlink:show="embed" xlink:actuate="onLoad"/></draw:frame>.</text:p>
          <text:p text:style-name="P56">Si <text:span text:style-name="T2">x</text:span><text:span text:style-name="T7"> </text:span><text:span text:style-name="T7"><draw:g text:anchor-type="as-char" svg:y="-0.21cm" draw:z-index="48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+<text:span text:style-name="T13">∞</text:span>, alors <draw:frame draw:style-name="fr4" draw:name="Objet87" text:anchor-type="as-char" svg:width="0.557cm" svg:height="0.529cm" draw:z-index="120"><draw:object xlink:href="./Object 88" xlink:type="simple" xlink:show="embed" xlink:actuate="onLoad"/><draw:image xlink:href="./ObjectReplacements/Object 88" xlink:type="simple" xlink:show="embed" xlink:actuate="onLoad"/></draw:frame><text:span text:style-name="T7"> </text:span><text:span text:style-name="T7"><draw:g text:anchor-type="as-char" svg:y="-0.21cm" draw:z-index="61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+<text:span text:style-name="T12">∞</text:span>, donc, <text:span text:style-name="T17">par composée</text:span>, <draw:frame draw:style-name="fr4" draw:name="Objet88" text:anchor-type="as-char" svg:width="2.087cm" svg:height="1.06cm" draw:z-index="121"><draw:object xlink:href="./Object 91" xlink:type="simple" xlink:show="embed" xlink:actuate="onLoad"/><draw:image xlink:href="./ObjectReplacements/Object 91" xlink:type="simple" xlink:show="embed" xlink:actuate="onLoad"/></draw:frame>.</text:p>
          <text:p text:style-name="P56">Comme <draw:frame draw:style-name="fr4" draw:name="Objet89" text:anchor-type="as-char" svg:width="1.125cm" svg:height="0.529cm" draw:z-index="123"><draw:object xlink:href="./Object 92" xlink:type="simple" xlink:show="embed" xlink:actuate="onLoad"/><draw:image xlink:href="./ObjectReplacements/Object 92" xlink:type="simple" xlink:show="embed" xlink:actuate="onLoad"/></draw:frame> et <draw:frame draw:style-name="fr4" draw:name="Objet90" text:anchor-type="as-char" svg:width="1.02cm" svg:height="0.469cm" draw:z-index="143"><draw:object xlink:href="./Object 93" xlink:type="simple" xlink:show="embed" xlink:actuate="onLoad"/><draw:image xlink:href="./ObjectReplacements/Object 93" xlink:type="simple" xlink:show="embed" xlink:actuate="onLoad"/></draw:frame> lorsque <text:span text:style-name="T2">x</text:span><text:span text:style-name="T7"> </text:span><text:span text:style-name="T7"><draw:g text:anchor-type="as-char" svg:y="-0.21cm" draw:z-index="62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+<text:span text:style-name="T12">∞</text:span>, par inverse, on obtient <draw:frame draw:style-name="fr4" draw:name="Objet91" text:anchor-type="as-char" svg:width="2.492cm" svg:height="1.06cm" draw:z-index="147"><draw:object xlink:href="./Object 94" xlink:type="simple" xlink:show="embed" xlink:actuate="onLoad"/><draw:image xlink:href="./ObjectReplacements/Object 94" xlink:type="simple" xlink:show="embed" xlink:actuate="onLoad"/><svg:desc>formule</svg:desc></draw:frame>.</text:p>
        </text:list-item>
        <text:list-item>
          <text:p text:style-name="P56">Si <text:span text:style-name="T2">x</text:span><text:span text:style-name="T7"> </text:span><text:span text:style-name="T7"><draw:g text:anchor-type="as-char" svg:y="-0.21cm" draw:z-index="69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 <text:span text:style-name="T13">–∞</text:span> et en posant <draw:frame draw:style-name="fr4" draw:name="Objet92" text:anchor-type="as-char" svg:width="1.489cm" svg:height="0.469cm" draw:z-index="153"><draw:object xlink:href="./Object 95" xlink:type="simple" xlink:show="embed" xlink:actuate="onLoad"/><draw:image xlink:href="./ObjectReplacements/Object 95" xlink:type="simple" xlink:show="embed" xlink:actuate="onLoad"/></draw:frame>, on obtient <draw:frame draw:style-name="fr4" draw:name="Objet93" text:anchor-type="as-char" svg:width="2.286cm" svg:height="0.81cm" draw:z-index="155"><draw:object xlink:href="./Object 96" xlink:type="simple" xlink:show="embed" xlink:actuate="onLoad"/><draw:image xlink:href="./ObjectReplacements/Object 96" xlink:type="simple" xlink:show="embed" xlink:actuate="onLoad"/><svg:desc>formule</svg:desc></draw:frame>.</text:p>
        </text:list-item>
      </text:list>
      <text:p text:style-name="Standard"/>
      <text:p text:style-name="P3">Remarques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34373236" text:style-name="L7">
              <text:list-item>
                <text:p text:style-name="P57"><draw:frame draw:style-name="fr4" draw:name="Objet94" text:anchor-type="as-char" svg:width="0.631cm" svg:height="1.06cm" draw:z-index="112"><draw:object xlink:href="./Object 101" xlink:type="simple" xlink:show="embed" xlink:actuate="onLoad"/><draw:image xlink:href="./ObjectReplacements/Object 101" xlink:type="simple" xlink:show="embed" xlink:actuate="onLoad"/><svg:desc>formule</svg:desc></draw:frame> est le coefficient directeur de la droite (OM), lorsque M est le point d'abscisse <text:span text:style-name="T2">x</text:span><text:span text:style-name="T7"> de la courbe représentant exp.</text:span></text:p>
                <text:p text:style-name="P57"><text:span text:style-name="T7">Or </text:span><text:span text:style-name="T7"><draw:frame draw:style-name="fr4" draw:name="Objet95" text:anchor-type="as-char" svg:width="2.492cm" svg:height="1.06cm" draw:z-index="113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">. Graphiquement, cela signifie donc que la droite (OM) « tend vers » l'axe des ordonnées lorsque </text:span><text:span text:style-name="T2">x</text:span><text:span text:style-name="T7"> tend vers +</text:span><text:span text:style-name="T14">∞</text:span>.</text:p>
              </text:list-item>
              <text:list-item>
                <text:p text:style-name="P57"><draw:frame draw:style-name="fr4" draw:name="Objet96" text:anchor-type="as-char" svg:width="2.438cm" svg:height="1.06cm" draw:z-index="114"><draw:object xlink:href="./Object 103" xlink:type="simple" xlink:show="embed" xlink:actuate="onLoad"/><draw:image xlink:href="./ObjectReplacements/Object 103" xlink:type="simple" xlink:show="embed" xlink:actuate="onLoad"/><svg:desc>formule</svg:desc></draw:frame>. </text:p>
                <text:p text:style-name="P57">En effet, on sait que <draw:frame draw:style-name="fr4" draw:name="Objet97" text:anchor-type="as-char" svg:width="2.281cm" svg:height="0.485cm" draw:z-index="115"><draw:object xlink:href="./Object 104" xlink:type="simple" xlink:show="embed" xlink:actuate="onLoad"/><draw:image xlink:href="./ObjectReplacements/Object 104" xlink:type="simple" xlink:show="embed" xlink:actuate="onLoad"/><svg:desc>formule</svg:desc></draw:frame>, donc le nombre dérivé de la fonction exp en 0 est égal à <draw:frame draw:style-name="fr4" draw:name="Objet98" text:anchor-type="as-char" svg:width="1.101cm" svg:height="0.529cm" draw:z-index="125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      <text:p text:style-name="P57">D'où <draw:frame draw:style-name="fr4" draw:name="Objet99" text:anchor-type="as-char" svg:width="1.321cm" svg:height="1.06cm" draw:z-index="109"><draw:object xlink:href="./Object 100" xlink:type="simple" xlink:show="embed" xlink:actuate="onLoad"/><draw:image xlink:href="./ObjectReplacements/Object 100" xlink:type="simple" xlink:show="embed" xlink:actuate="onLoad"/><svg:desc>formule</svg:desc></draw:frame> tend vers 1 quand <text:span text:style-name="T2">x</text:span><text:span text:style-name="T7"> tend vers 0.</text:span></text:p>
              </text:list-item>
            </text:list>
          </table:table-cell>
          <table:table-cell table:style-name="Tableau7.A1" office:value-type="string">
            <text:p text:style-name="P39"><draw:frame draw:style-name="fr3" draw:name="images4" text:anchor-type="paragraph" svg:width="4.965cm" svg:height="6.853cm" draw:z-index="70"><draw:image xlink:href="Pictures/200000090000388100004E0077899F3B.svm" xlink:type="simple" xlink:show="embed" xlink:actuate="onLoad"/></draw:frame></text:p>
          </table:table-cell>
        </table:table-row>
      </table:table>
      <text:p text:style-name="P16"/>
      <text:p text:style-name="P16"/>
      <text:p text:style-name="P16"/>
      <text:h text:style-name="P50" text:outline-level="1"/>
      <text:h text:style-name="P51" text:outline-level="1"><text:span text:style-name="T7">Exponentielle d'une fonction : </text:span><text:span text:style-name="T7"><draw:frame draw:style-name="fr4" draw:name="Objet100" text:anchor-type="as-char" svg:width="0.734cm" svg:height="0.709cm" draw:z-index="132"><draw:object xlink:href="./Object 87" xlink:type="simple" xlink:show="embed" xlink:actuate="onLoad"/><draw:image xlink:href="./ObjectReplacements/Object 87" xlink:type="simple" xlink:show="embed" xlink:actuate="onLoad"/></draw:frame></text:span></text:h>
      <text:p text:style-name="Standard">On considère une fonction <text:span text:style-name="T2">u</text:span><text:span text:style-name="T7"> définie et dérivable sur un intervalle </text:span><text:span text:style-name="T2">I</text:span><text:span text:style-name="T7">.</text:span></text:p>
      <text:p text:style-name="Standard"><text:span text:style-name="T7">On désire étudier la composée </text:span><text:span text:style-name="T7"><draw:frame draw:style-name="fr4" draw:name="Objet101" text:anchor-type="as-char" svg:width="1.307cm" svg:height="0.469cm" draw:z-index="135"><draw:object xlink:href="./Object 89" xlink:type="simple" xlink:show="embed" xlink:actuate="onLoad"/><draw:image xlink:href="./ObjectReplacements/Object 89" xlink:type="simple" xlink:show="embed" xlink:actuate="onLoad"/></draw:frame></text:span><text:span text:style-name="T7">, notée </text:span><text:span text:style-name="T7"><draw:frame draw:style-name="fr4" draw:name="Objet102" text:anchor-type="as-char" svg:width="0.542cm" svg:height="0.529cm" draw:z-index="136"><draw:object xlink:href="./Object 97" xlink:type="simple" xlink:show="embed" xlink:actuate="onLoad"/><draw:image xlink:href="./ObjectReplacements/Object 97" xlink:type="simple" xlink:show="embed" xlink:actuate="onLoad"/></draw:frame></text:span><text:span text:style-name="T7">.</text:span></text:p>
      <text:h text:style-name="P46" text:outline-level="2">Sens de variation de <draw:frame draw:style-name="fr4" draw:name="Objet103" text:anchor-type="as-char" svg:width="0.667cm" svg:height="0.619cm" draw:z-index="137"><draw:object xlink:href="./Object 99" xlink:type="simple" xlink:show="embed" xlink:actuate="onLoad"/><draw:image xlink:href="./ObjectReplacements/Object 99" xlink:type="simple" xlink:show="embed" xlink:actuate="onLoad"/></draw:frame></text:h>
      <text:p text:style-name="P28">Théorème :</text:p>
      <text:p text:style-name="P21"><text:span text:style-name="T7">Les fonctions u et </text:span><text:span text:style-name="T7"><draw:frame draw:style-name="fr4" draw:name="Objet104" text:anchor-type="as-char" svg:width="0.542cm" svg:height="0.529cm" draw:z-index="138"><draw:object xlink:href="./Object 106" xlink:type="simple" xlink:show="embed" xlink:actuate="onLoad"/><draw:image xlink:href="./ObjectReplacements/Object 106" xlink:type="simple" xlink:show="embed" xlink:actuate="onLoad"/></draw:frame></text:span><text:span text:style-name="T7"> ont même sens de variation sur l'intervalle </text:span><text:span text:style-name="T2">I</text:span><text:span text:style-name="T7">.</text:span></text:p>
      <text:p text:style-name="P16"/>
      <text:p text:style-name="P10">Démonstration :</text:p>
      <text:p text:style-name="Standard"><text:span text:style-name="T7">Comme la fonction exponentielle est strictement croissante sur </text:span><text:span text:style-name="T19">ℝ</text:span>, par composée :</text:p>
      <text:list xml:id="list34375363" text:style-name="L8">
        <text:list-item>
          <text:p text:style-name="P58">si la fonction <text:span text:style-name="T2">u</text:span><text:span text:style-name="T7"> est croissante sur </text:span><text:span text:style-name="T2">I</text:span><text:span text:style-name="T7">, alors la fonction </text:span><text:span text:style-name="T7"><draw:frame draw:style-name="fr4" draw:name="Objet105" text:anchor-type="as-char" svg:width="0.542cm" svg:height="0.529cm" draw:z-index="139"><draw:object xlink:href="./Object 107" xlink:type="simple" xlink:show="embed" xlink:actuate="onLoad"/><draw:image xlink:href="./ObjectReplacements/Object 107" xlink:type="simple" xlink:show="embed" xlink:actuate="onLoad"/></draw:frame></text:span><text:span text:style-name="T7"> est croissante sur </text:span><text:span text:style-name="T2">I</text:span><text:span text:style-name="T7">.</text:span></text:p>
        </text:list-item>
        <text:list-item>
          <text:p text:style-name="P58"><text:span text:style-name="T7">si la fonction </text:span><text:span text:style-name="T2">u</text:span><text:span text:style-name="T7"> est décroissante sur </text:span><text:span text:style-name="T2">I</text:span><text:span text:style-name="T7">, alors la fonction </text:span><text:span text:style-name="T7"><draw:frame draw:style-name="fr4" draw:name="Objet106" text:anchor-type="as-char" svg:width="0.542cm" svg:height="0.529cm" draw:z-index="14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7"> est décroissante sur </text:span><text:span text:style-name="T2">I</text:span><text:span text:style-name="T7">.</text:span></text:p>
        </text:list-item>
      </text:list>
      <text:p text:style-name="P1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Exemple :</text:p>
            <text:p text:style-name="Standard"><text:span text:style-name="T7">Soit la fonction </text:span><text:span text:style-name="T2">u</text:span><text:span text:style-name="T7"> connue par sa courbe </text:span><text:span text:style-name="T28">c</text:span><text:span text:style-name="T31">u</text:span>, définie sur <text:span text:style-name="T18">ℝ</text:span>\{2}.</text:p>
            <text:p text:style-name="Standard">Alors <draw:frame draw:style-name="fr4" draw:name="Objet107" text:anchor-type="as-char" svg:width="0.542cm" svg:height="0.529cm" draw:z-index="141"><draw:object xlink:href="./Object 113" xlink:type="simple" xlink:show="embed" xlink:actuate="onLoad"/><draw:image xlink:href="./ObjectReplacements/Object 113" xlink:type="simple" xlink:show="embed" xlink:actuate="onLoad"/><svg:desc>formule</svg:desc></draw:frame> est aussi définie sur <text:span text:style-name="T18">ℝ</text:span>\{2} et a même sens de variation que <text:span text:style-name="T2">u.</text:span></text:p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column table:style-name="Tableau9.G"/>
              <table:table-column table:style-name="Tableau9.H"/>
              <table:table-column table:style-name="Tableau9.I"/>
              <table:table-column table:style-name="Tableau9.J"/>
              <table:table-row>
                <table:table-cell table:style-name="Tableau9.A1" office:value-type="string">
                  <text:p text:style-name="P43">x</text:p>
                </table:table-cell>
                <table:table-cell table:style-name="Tableau9.A1" office:value-type="string">
                  <text:p text:style-name="P44">–∞</text:p>
                </table:table-cell>
                <table:table-cell table:style-name="Tableau9.C1" office:value-type="string">
                  <text:p text:style-name="Table_20_Heading"/>
                </table:table-cell>
                <table:table-cell table:style-name="Tableau9.D1" table:number-columns-spanned="3" office:value-type="string">
                  <text:p text:style-name="P44">2</text:p>
                </table:table-cell>
                <table:covered-table-cell/>
                <table:covered-table-cell/>
                <table:table-cell table:style-name="Tableau9.G1" office:value-type="string">
                  <text:p text:style-name="Table_20_Heading"/>
                </table:table-cell>
                <table:table-cell table:style-name="Tableau9.D1" office:value-type="string">
                  <text:p text:style-name="P44">5</text:p>
                </table:table-cell>
                <table:table-cell table:style-name="Tableau9.I1" office:value-type="string">
                  <text:p text:style-name="Table_20_Heading"/>
                </table:table-cell>
                <table:table-cell table:style-name="Tableau9.J1" office:value-type="string">
                  <text:p text:style-name="P44">+∞</text:p>
                </table:table-cell>
              </table:table-row>
              <table:table-row table:style-name="Tableau9.2">
                <table:table-cell table:style-name="Tableau9.A2" office:value-type="string">
                  <text:p text:style-name="P38"><draw:frame draw:style-name="fr4" draw:name="Objet108" text:anchor-type="as-char" svg:width="0.893cm" svg:height="0.529cm" draw:z-index="166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      </table:table-cell>
                <table:table-cell table:style-name="Tableau9.B2" office:value-type="string">
                  <text:p text:style-name="P37"/>
                </table:table-cell>
                <table:table-cell table:style-name="Tableau9.C2" office:value-type="string">
                  <text:p text:style-name="P2"><draw:polygon text:anchor-type="as-char" draw:z-index="71" draw:style-name="gr3" draw:text-style-name="P77" svg:width="1.322cm" svg:height="0.175cm" draw:transform="rotate (0.698131700797732) translate (-0.0571606656256956cm 0.35761635690996cm)" svg:viewBox="0 0 1323 176" draw:points="0,88 1323,88 1058,176 1058,0 1323,88"><text:p/></draw:polygon></text:p>
                </table:table-cell>
                <table:table-cell table:style-name="Tableau9.D2" office:value-type="string">
                  <text:p text:style-name="P37"/>
                </table:table-cell>
                <table:table-cell table:style-name="Tableau9.E2" office:value-type="string">
                  <text:p text:style-name="P37"/>
                </table:table-cell>
                <table:table-cell table:style-name="Tableau9.F2" office:value-type="string">
                  <text:p text:style-name="P37"/>
                </table:table-cell>
                <table:table-cell table:style-name="Tableau9.C2" office:value-type="string">
                  <text:p text:style-name="P2"><draw:polygon text:anchor-type="as-char" draw:z-index="72" draw:style-name="gr3" draw:text-style-name="P77" svg:width="1.322cm" svg:height="0.175cm" draw:transform="rotate (0.698131700797732) translate (-0.0571606656256956cm 0.35761635690996cm)" svg:viewBox="0 0 1323 176" draw:points="0,88 1323,88 1058,176 1058,0 1323,88"><text:p/></draw:polygon></text:p>
                </table:table-cell>
                <table:table-cell table:style-name="Tableau9.H2" office:value-type="string">
                  <text:p text:style-name="P37">8</text:p>
                </table:table-cell>
                <table:table-cell table:style-name="Tableau9.C2" office:value-type="string">
                  <text:p text:style-name="P2"><draw:polygon text:anchor-type="as-char" draw:z-index="73" draw:style-name="gr3" draw:text-style-name="P77" svg:width="1.322cm" svg:height="0.175cm" draw:transform="rotate (-0.698131700797732) translate (0.0562199266384497cm -0.49273808507113cm)" svg:viewBox="0 0 1323 176" draw:points="0,88 1323,88 1058,176 1058,0 1323,88"><text:p/></draw:polygon></text:p>
                </table:table-cell>
                <table:table-cell table:style-name="Tableau9.J2" office:value-type="string">
                  <text:p text:style-name="P37"/>
                </table:table-cell>
              </table:table-row>
            </table:table>
            <text:p text:style-name="Standard">Comme <draw:frame draw:style-name="fr4" draw:name="Objet109" text:anchor-type="as-char" svg:width="1.946cm" svg:height="0.485cm" draw:z-index="172"><draw:object xlink:href="./Object 115" xlink:type="simple" xlink:show="embed" xlink:actuate="onLoad"/><draw:image xlink:href="./ObjectReplacements/Object 115" xlink:type="simple" xlink:show="embed" xlink:actuate="onLoad"/><svg:desc>formule</svg:desc></draw:frame> alors <draw:frame draw:style-name="fr4" draw:name="Objet110" text:anchor-type="as-char" svg:width="2.351cm" svg:height="0.529cm" draw:z-index="178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    </table:table-cell>
          <table:table-cell table:style-name="Tableau8.A1" office:value-type="string">
            <text:p text:style-name="P39"><draw:frame draw:style-name="fr2" draw:name="images5" text:anchor-type="paragraph" svg:width="6.262cm" svg:height="4.725cm" draw:z-index="77"><draw:image xlink:href="Pictures/20000009000045BC000034A5EA79BC5D.svm" xlink:type="simple" xlink:show="embed" xlink:actuate="onLoad"/></draw:frame></text:p>
          </table:table-cell>
        </table:table-row>
      </table:table>
      <text:h text:style-name="P48" text:outline-level="2"><text:span text:style-name="T1">Limites de </text:span><text:span text:style-name="T1"><draw:frame draw:style-name="fr4" draw:name="Objet116" text:anchor-type="as-char" svg:width="0.667cm" svg:height="0.619cm" draw:z-index="142"><draw:object xlink:href="./Object 118" xlink:type="simple" xlink:show="embed" xlink:actuate="onLoad"/><draw:image xlink:href="./ObjectReplacements/Object 118" xlink:type="simple" xlink:show="embed" xlink:actuate="onLoad"/></draw:frame></text:span></text:h>
      <text:p text:style-name="P22">Théorème :</text:p>
      <text:p text:style-name="P21"><text:span text:style-name="T12"></text:span> désignant un réel ou +<text:span text:style-name="T12">∞</text:span> ou <text:span text:style-name="T13">–∞</text:span>, d'après le théorème sur la limite d'une fonction composée :</text:p>
      <text:list xml:id="list34357952" text:style-name="L9">
        <text:list-item>
          <text:p text:style-name="P72">si la limite de <text:span text:style-name="T2">u</text:span><text:span text:style-name="T7"> en </text:span><text:span text:style-name="T14"></text:span> est +<text:span text:style-name="T12">∞</text:span>, alors la limite de <draw:frame draw:style-name="fr4" draw:name="Objet117" text:anchor-type="as-char" svg:width="0.542cm" svg:height="0.529cm" draw:z-index="144"><draw:object xlink:href="./Object 120" xlink:type="simple" xlink:show="embed" xlink:actuate="onLoad"/><draw:image xlink:href="./ObjectReplacements/Object 120" xlink:type="simple" xlink:show="embed" xlink:actuate="onLoad"/></draw:frame> en <text:span text:style-name="T12"></text:span> est +<text:span text:style-name="T12">∞ </text:span>;</text:p>
          <text:list>
            <text:list-header>
              <text:p text:style-name="P72">si <draw:frame draw:style-name="fr4" draw:name="Objet118" text:anchor-type="as-char" svg:width="2.671cm" svg:height="0.75cm" draw:z-index="146"><draw:object xlink:href="./Object 122" xlink:type="simple" xlink:show="embed" xlink:actuate="onLoad"/><draw:image xlink:href="./ObjectReplacements/Object 122" xlink:type="simple" xlink:show="embed" xlink:actuate="onLoad"/></draw:frame>, alors <draw:frame draw:style-name="fr4" draw:name="Objet119" text:anchor-type="as-char" svg:width="2.552cm" svg:height="0.81cm" draw:z-index="148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      </text:list-header>
          </text:list>
        </text:list-item>
        <text:list-item>
          <text:p text:style-name="P72">si la limite de <text:span text:style-name="T2">u</text:span><text:span text:style-name="T7"> en </text:span><text:span text:style-name="T14"></text:span> est -<text:span text:style-name="T12">∞</text:span>, alors la limite de <draw:frame draw:style-name="fr4" draw:name="Objet122" text:anchor-type="as-char" svg:width="0.542cm" svg:height="0.529cm" draw:z-index="149"><draw:object xlink:href="./Object 126" xlink:type="simple" xlink:show="embed" xlink:actuate="onLoad"/><draw:image xlink:href="./ObjectReplacements/Object 126" xlink:type="simple" xlink:show="embed" xlink:actuate="onLoad"/><svg:desc>formule</svg:desc></draw:frame> en <text:span text:style-name="T12"></text:span> est 0<text:span text:style-name="T12"> </text:span>;</text:p>
          <text:list>
            <text:list-header>
              <text:p text:style-name="P72">si <draw:frame draw:style-name="fr4" draw:name="Objet120" text:anchor-type="as-char" svg:width="2.671cm" svg:height="0.75cm" draw:z-index="150"><draw:object xlink:href="./Object 124" xlink:type="simple" xlink:show="embed" xlink:actuate="onLoad"/><draw:image xlink:href="./ObjectReplacements/Object 124" xlink:type="simple" xlink:show="embed" xlink:actuate="onLoad"/><svg:desc>formule</svg:desc></draw:frame>, alors <draw:frame draw:style-name="fr4" draw:name="Objet121" text:anchor-type="as-char" svg:width="2.147cm" svg:height="0.81cm" draw:z-index="151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      </text:list-header>
          </text:list>
        </text:list-item>
        <text:list-item>
          <text:p text:style-name="P72">si la limite de <text:span text:style-name="T2">u</text:span><text:span text:style-name="T7"> en </text:span><text:span text:style-name="T14"></text:span> est un nombre<text:span text:style-name="T32"> </text:span><text:span text:style-name="T3">l</text:span>, alors la limite de <draw:frame draw:style-name="fr4" draw:name="Objet125" text:anchor-type="as-char" svg:width="0.542cm" svg:height="0.529cm" draw:z-index="152"><draw:object xlink:href="./Object 129" xlink:type="simple" xlink:show="embed" xlink:actuate="onLoad"/><draw:image xlink:href="./ObjectReplacements/Object 129" xlink:type="simple" xlink:show="embed" xlink:actuate="onLoad"/><svg:desc>formule</svg:desc></draw:frame> en <text:span text:style-name="T12"></text:span> est <draw:frame draw:style-name="fr4" draw:name="Objet126" text:anchor-type="as-char" svg:width="0.496cm" svg:height="0.529cm" draw:z-index="154"><draw:object xlink:href="./Object 132" xlink:type="simple" xlink:show="embed" xlink:actuate="onLoad"/><draw:image xlink:href="./ObjectReplacements/Object 132" xlink:type="simple" xlink:show="embed" xlink:actuate="onLoad"/></draw:frame><text:span text:style-name="T32"> </text:span><text:span text:style-name="T12"> </text:span>;</text:p>
          <text:list>
            <text:list-header>
              <text:p text:style-name="P72">si <draw:frame draw:style-name="fr4" draw:name="Objet123" text:anchor-type="as-char" svg:width="2.196cm" svg:height="0.75cm" draw:z-index="156"><draw:object xlink:href="./Object 127" xlink:type="simple" xlink:show="embed" xlink:actuate="onLoad"/><draw:image xlink:href="./ObjectReplacements/Object 127" xlink:type="simple" xlink:show="embed" xlink:actuate="onLoad"/><svg:desc>formule</svg:desc></draw:frame>, alors <draw:frame draw:style-name="fr4" draw:name="Objet124" text:anchor-type="as-char" svg:width="2.226cm" svg:height="0.81cm" draw:z-index="165"><draw:object xlink:href="./Object 128" xlink:type="simple" xlink:show="embed" xlink:actuate="onLoad"/><draw:image xlink:href="./ObjectReplacements/Object 128" xlink:type="simple" xlink:show="embed" xlink:actuate="onLoad"/></draw:frame></text:p>
            </text:list-header>
          </text:list>
        </text:list-item>
      </text:list>
      <text:p text:style-name="Standard"/>
      <text:p text:style-name="P3">Exemple :</text:p>
      <text:p text:style-name="Standard">On reprend la fonction <text:span text:style-name="T2">u</text:span><text:span text:style-name="T7"> représentée ci-dessus.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34371802" text:style-name="L10">
              <text:list-item>
                <text:p text:style-name="P59"><text:span text:style-name="T7"><draw:frame draw:style-name="fr4" draw:name="Objet127" text:anchor-type="as-char" svg:width="2.454cm" svg:height="0.75cm" draw:z-index="179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7"> donc </text:span><text:span text:style-name="T7"><draw:frame draw:style-name="fr4" draw:name="Objet128" text:anchor-type="as-char" svg:width="3.027cm" svg:height="0.81cm" draw:z-index="180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p>
              </text:list-item>
              <text:list-item>
                <text:p text:style-name="P59"><text:span text:style-name="T7"><draw:frame draw:style-name="fr4" draw:name="Objet129" text:anchor-type="as-char" svg:width="2.464cm" svg:height="0.75cm" draw:z-index="181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7"> donc </text:span><text:span text:style-name="T7"><draw:frame draw:style-name="fr4" draw:name="Objet130" text:anchor-type="as-char" svg:width="3.032cm" svg:height="0.81cm" draw:z-index="182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p>
              </text:list-item>
              <text:list-item>
                <text:p text:style-name="P59"><text:span text:style-name="T7"><draw:frame draw:style-name="fr4" draw:name="Objet133" text:anchor-type="as-char" svg:width="2.681cm" svg:height="0.785cm" draw:z-index="18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7"> donc </text:span><text:span text:style-name="T7"><draw:frame draw:style-name="fr4" draw:name="Objet134" text:anchor-type="as-char" svg:width="2.561cm" svg:height="0.845cm" draw:z-index="184"><draw:object xlink:href="./Object 141" xlink:type="simple" xlink:show="embed" xlink:actuate="onLoad"/><draw:image xlink:href="./ObjectReplacements/Object 141" xlink:type="simple" xlink:show="embed" xlink:actuate="onLoad"/><svg:desc>formule</svg:desc></draw:frame></text:span></text:p>
              </text:list-item>
              <text:list-item>
                <text:p text:style-name="P59"><text:span text:style-name="T7"><draw:frame draw:style-name="fr4" draw:name="Objet131" text:anchor-type="as-char" svg:width="2.722cm" svg:height="0.785cm" draw:z-index="185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7"> donc </text:span><text:span text:style-name="T7"><draw:frame draw:style-name="fr4" draw:name="Objet132" text:anchor-type="as-char" svg:width="2.198cm" svg:height="0.845cm" draw:z-index="186"><draw:object xlink:href="./Object 143" xlink:type="simple" xlink:show="embed" xlink:actuate="onLoad"/><draw:image xlink:href="./ObjectReplacements/Object 143" xlink:type="simple" xlink:show="embed" xlink:actuate="onLoad"/><svg:desc>formule</svg:desc></draw:frame></text:span></text:p>
              </text:list-item>
            </text:list>
          </table:table-cell>
          <table:table-cell table:style-name="Tableau10.A1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column table:style-name="Tableau11.F"/>
              <table:table-column table:style-name="Tableau11.C"/>
              <table:table-column table:style-name="Tableau11.H"/>
              <table:table-column table:style-name="Tableau11.I"/>
              <table:table-column table:style-name="Tableau11.B"/>
              <table:table-row>
                <table:table-cell table:style-name="Tableau11.A1" office:value-type="string">
                  <text:p text:style-name="P43">x</text:p>
                </table:table-cell>
                <table:table-cell table:style-name="Tableau11.A1" office:value-type="string">
                  <text:p text:style-name="P44">–∞</text:p>
                </table:table-cell>
                <table:table-cell table:style-name="Tableau11.C1" office:value-type="string">
                  <text:p text:style-name="Table_20_Heading"/>
                </table:table-cell>
                <table:table-cell table:style-name="Tableau11.D1" table:number-columns-spanned="3" office:value-type="string">
                  <text:p text:style-name="P44"><text:s text:c="4"/>2</text:p>
                </table:table-cell>
                <table:covered-table-cell/>
                <table:covered-table-cell/>
                <table:table-cell table:style-name="Tableau11.G1" office:value-type="string">
                  <text:p text:style-name="Table_20_Heading"/>
                </table:table-cell>
                <table:table-cell table:style-name="Tableau11.D1" office:value-type="string">
                  <text:p text:style-name="P44">5</text:p>
                </table:table-cell>
                <table:table-cell table:style-name="Tableau11.I1" office:value-type="string">
                  <text:p text:style-name="Table_20_Heading"/>
                </table:table-cell>
                <table:table-cell table:style-name="Tableau11.J1" office:value-type="string">
                  <text:p text:style-name="P44">+∞</text:p>
                </table:table-cell>
              </table:table-row>
              <table:table-row table:style-name="Tableau11.2">
                <table:table-cell table:style-name="Tableau11.A2" office:value-type="string">
                  <text:p text:style-name="P38"><draw:frame draw:style-name="fr4" draw:name="Objet137" text:anchor-type="as-char" svg:width="0.893cm" svg:height="0.529cm" draw:z-index="187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      </table:table-cell>
                <table:table-cell table:style-name="Tableau11.B2" office:value-type="string">
                  <text:p text:style-name="P37">1</text:p>
                </table:table-cell>
                <table:table-cell table:style-name="Tableau11.C2" office:value-type="string">
                  <text:p text:style-name="P2"><draw:polygon text:anchor-type="as-char" draw:z-index="80" draw:style-name="gr3" draw:text-style-name="P77" svg:width="1.322cm" svg:height="0.175cm" draw:transform="rotate (0.698131700797732) translate (-0.0571606656257084cm 0.35761635690996cm)" svg:viewBox="0 0 1323 176" draw:points="0,88 1323,88 1058,176 1058,0 1323,88"><text:p/></draw:polygon></text:p>
                </table:table-cell>
                <table:table-cell table:style-name="Tableau11.D2" office:value-type="string">
                  <text:p text:style-name="P37">+<text:span text:style-name="T12">∞</text:span></text:p>
                </table:table-cell>
                <table:table-cell table:style-name="Tableau11.E2" office:value-type="string">
                  <text:p text:style-name="P37"/>
                </table:table-cell>
                <table:table-cell table:style-name="Tableau11.F2" office:value-type="string">
                  <text:p text:style-name="P37">0</text:p>
                </table:table-cell>
                <table:table-cell table:style-name="Tableau11.C2" office:value-type="string">
                  <text:p text:style-name="P2"><draw:polygon text:anchor-type="as-char" draw:z-index="81" draw:style-name="gr3" draw:text-style-name="P77" svg:width="1.322cm" svg:height="0.175cm" draw:transform="rotate (0.698131700797732) translate (-0.0571606656257213cm 0.35761635690996cm)" svg:viewBox="0 0 1323 176" draw:points="0,88 1323,88 1058,176 1058,0 1323,88"><text:p/></draw:polygon></text:p>
                </table:table-cell>
                <table:table-cell table:style-name="Tableau11.H2" office:value-type="string">
                  <text:p text:style-name="P37">8</text:p>
                </table:table-cell>
                <table:table-cell table:style-name="Tableau11.C2" office:value-type="string">
                  <text:p text:style-name="P2"><draw:polygon text:anchor-type="as-char" draw:z-index="88" draw:style-name="gr3" draw:text-style-name="P77" svg:width="1.322cm" svg:height="0.175cm" draw:transform="rotate (-0.698131700797732) translate (0.0562199266384754cm -0.49273808507113cm)" svg:viewBox="0 0 1323 176" draw:points="0,88 1323,88 1058,176 1058,0 1323,88"><text:p/></draw:polygon></text:p>
                </table:table-cell>
                <table:table-cell table:style-name="Tableau11.J2" office:value-type="string">
                  <text:p text:style-name="P37">e</text:p>
                </table:table-cell>
              </table:table-row>
            </table:table>
            <text:p text:style-name="Standard"/>
          </table:table-cell>
        </table:table-row>
      </table:table>
      <text:h text:style-name="P47" text:outline-level="2"><text:soft-page-break/>Dérivée de <draw:frame draw:style-name="fr4" draw:name="Objet113" text:anchor-type="as-char" svg:width="0.667cm" svg:height="0.619cm" draw:z-index="188"><draw:object xlink:href="./Object 111" xlink:type="simple" xlink:show="embed" xlink:actuate="onLoad"/><draw:image xlink:href="./ObjectReplacements/Object 111" xlink:type="simple" xlink:show="embed" xlink:actuate="onLoad"/></draw:frame></text:h>
      <text:p text:style-name="P26">Théorème :</text:p>
      <text:p text:style-name="P25"><text:span text:style-name="T7">Soit </text:span><text:span text:style-name="T2">u</text:span><text:span text:style-name="T7"> une fonction définie et dérivable sur un intervalle </text:span><text:span text:style-name="T2">I</text:span><text:span text:style-name="T7">.</text:span></text:p>
      <text:p text:style-name="P25"><text:span text:style-name="T7">La fonction </text:span><text:span text:style-name="T7"><draw:frame draw:style-name="fr4" draw:name="Objet111" text:anchor-type="as-char" svg:width="0.542cm" svg:height="0.529cm" draw:z-index="130"><draw:object xlink:href="./Object 109" xlink:type="simple" xlink:show="embed" xlink:actuate="onLoad"/><draw:image xlink:href="./ObjectReplacements/Object 109" xlink:type="simple" xlink:show="embed" xlink:actuate="onLoad"/></draw:frame></text:span><text:span text:style-name="T7"> est dérivable sur </text:span><text:span text:style-name="T2">I</text:span><text:span text:style-name="T7"> et sa dérivée est </text:span><text:span text:style-name="T7"><draw:frame draw:style-name="fr4" draw:name="Objet112" text:anchor-type="as-char" svg:width="2.48cm" svg:height="0.545cm" draw:z-index="131"><draw:object xlink:href="./Object 110" xlink:type="simple" xlink:show="embed" xlink:actuate="onLoad"/><draw:image xlink:href="./ObjectReplacements/Object 110" xlink:type="simple" xlink:show="embed" xlink:actuate="onLoad"/></draw:frame></text:span><text:span text:style-name="T7">.</text:span></text:p>
      <text:p text:style-name="P8"/>
      <text:p text:style-name="P7">Démonstration :</text:p>
      <text:p text:style-name="P6"><text:span text:style-name="T7">La fonction </text:span><text:span text:style-name="T2">u</text:span><text:span text:style-name="T7"> étant dérivable sur </text:span><text:span text:style-name="T2">I</text:span><text:span text:style-name="T7">, on peut appliquer le théorème de dérivation d'une fonction composée à la fonction composée </text:span><text:span text:style-name="T7"><draw:frame draw:style-name="fr4" draw:name="Objet114" text:anchor-type="as-char" svg:width="1.307cm" svg:height="0.469cm" draw:z-index="133"><draw:object xlink:href="./Object 112" xlink:type="simple" xlink:show="embed" xlink:actuate="onLoad"/><draw:image xlink:href="./ObjectReplacements/Object 112" xlink:type="simple" xlink:show="embed" xlink:actuate="onLoad"/></draw:frame></text:span><text:span text:style-name="T7">.</text:span></text:p>
      <text:p text:style-name="P6"><text:span text:style-name="T7">Ainsi, pour tout réel </text:span><text:span text:style-name="T2">x</text:span><text:span text:style-name="T7"> de </text:span><text:span text:style-name="T2">I</text:span><text:span text:style-name="T7">, on obtient </text:span><text:span text:style-name="T7"><draw:frame draw:style-name="fr4" draw:name="Objet115" text:anchor-type="as-char" svg:width="8.391cm" svg:height="0.545cm" draw:z-index="134"><draw:object xlink:href="./Object 117" xlink:type="simple" xlink:show="embed" xlink:actuate="onLoad"/><draw:image xlink:href="./ObjectReplacements/Object 117" xlink:type="simple" xlink:show="embed" xlink:actuate="onLoad"/></draw:frame></text:span><text:span text:style-name="T7">.</text:span></text:p>
      <text:h text:style-name="P47" text:outline-level="2">Application au calcul de primitives</text:h>
      <text:p text:style-name="P26">Théorème :</text:p>
      <text:list xml:id="list34348652" text:style-name="L11">
        <text:list-item>
          <text:p text:style-name="P73"><text:span text:style-name="T24">Une primitive sur </text:span><text:span text:style-name="T19">ℝ</text:span> de la fonction exp est la fonction exp.</text:p>
        </text:list-item>
        <text:list-item>
          <text:p text:style-name="P73">Si <text:span text:style-name="T2">u</text:span> est une fonction dérivable sur un intervalle <text:span text:style-name="T2">I</text:span><text:span text:style-name="T7">, une primitive sur </text:span><text:span text:style-name="T2">I</text:span><text:span text:style-name="T7"> de la fonction </text:span><text:span text:style-name="T7"><draw:frame draw:style-name="fr4" draw:name="Objet135" text:anchor-type="as-char" svg:width="1.304cm" svg:height="0.529cm" draw:z-index="158"><draw:object xlink:href="./Object 90" xlink:type="simple" xlink:show="embed" xlink:actuate="onLoad"/><draw:image xlink:href="./ObjectReplacements/Object 90" xlink:type="simple" xlink:show="embed" xlink:actuate="onLoad"/></draw:frame></text:span><text:span text:style-name="T7"> est la fonction </text:span><text:span text:style-name="T7"><draw:frame draw:style-name="fr4" draw:name="Objet136" text:anchor-type="as-char" svg:width="0.542cm" svg:height="0.529cm" draw:z-index="159"><draw:object xlink:href="./Object 98" xlink:type="simple" xlink:show="embed" xlink:actuate="onLoad"/><draw:image xlink:href="./ObjectReplacements/Object 98" xlink:type="simple" xlink:show="embed" xlink:actuate="onLoad"/></draw:frame></text:span><text:span text:style-name="T7">.</text:span></text:p>
        </text:list-item>
      </text:list>
      <text:p text:style-name="P8"/>
      <text:p text:style-name="P9">Exemples :</text:p>
      <text:list xml:id="list34374765" text:style-name="L12">
        <text:list-item>
          <text:p text:style-name="P61"><text:span text:style-name="T7">Si </text:span><text:span text:style-name="T7"><draw:frame draw:style-name="fr4" draw:name="Objet138" text:anchor-type="as-char" svg:width="2.648cm" svg:height="0.545cm" draw:z-index="160"><draw:object xlink:href="./Object 119" xlink:type="simple" xlink:show="embed" xlink:actuate="onLoad"/><draw:image xlink:href="./ObjectReplacements/Object 119" xlink:type="simple" xlink:show="embed" xlink:actuate="onLoad"/></draw:frame></text:span><text:span text:style-name="T7">, alors </text:span><text:span text:style-name="T7"><draw:frame draw:style-name="fr4" draw:name="Objet139" text:anchor-type="as-char" svg:width="2.536cm" svg:height="0.545cm" draw:z-index="161"><draw:object xlink:href="./Object 121" xlink:type="simple" xlink:show="embed" xlink:actuate="onLoad"/><draw:image xlink:href="./ObjectReplacements/Object 121" xlink:type="simple" xlink:show="embed" xlink:actuate="onLoad"/></draw:frame></text:span><text:span text:style-name="T7">.</text:span></text:p>
        </text:list-item>
        <text:list-item>
          <text:p text:style-name="P61"><text:span text:style-name="T7">Si </text:span><text:span text:style-name="T7"><draw:frame draw:style-name="fr4" draw:name="Objet140" text:anchor-type="as-char" svg:width="3.057cm" svg:height="0.545cm" draw:z-index="162"><draw:object xlink:href="./Object 134" xlink:type="simple" xlink:show="embed" xlink:actuate="onLoad"/><draw:image xlink:href="./ObjectReplacements/Object 134" xlink:type="simple" xlink:show="embed" xlink:actuate="onLoad"/></draw:frame></text:span><text:span text:style-name="T7">, alors </text:span><text:span text:style-name="T7"><draw:frame draw:style-name="fr4" draw:name="Objet141" text:anchor-type="as-char" svg:width="3.228cm" svg:height="0.545cm" draw:z-index="163"><draw:object xlink:href="./Object 135" xlink:type="simple" xlink:show="embed" xlink:actuate="onLoad"/><draw:image xlink:href="./ObjectReplacements/Object 135" xlink:type="simple" xlink:show="embed" xlink:actuate="onLoad"/></draw:frame></text:span><text:span text:style-name="T7">.</text:span></text:p>
        </text:list-item>
        <text:list-item>
          <text:p text:style-name="P61"><text:span text:style-name="T7">Si </text:span><text:span text:style-name="T7"><draw:frame draw:style-name="fr4" draw:name="Objet143" text:anchor-type="as-char" svg:width="2.214cm" svg:height="0.58cm" draw:z-index="167"><draw:object xlink:href="./Object 137" xlink:type="simple" xlink:show="embed" xlink:actuate="onLoad"/><draw:image xlink:href="./ObjectReplacements/Object 137" xlink:type="simple" xlink:show="embed" xlink:actuate="onLoad"/></draw:frame></text:span><text:span text:style-name="T7">, alors </text:span><text:span text:style-name="T7"><draw:frame draw:style-name="fr4" draw:name="Objet144" text:anchor-type="as-char" svg:width="2.882cm" svg:height="0.58cm" draw:z-index="170"><draw:object xlink:href="./Object 144" xlink:type="simple" xlink:show="embed" xlink:actuate="onLoad"/><draw:image xlink:href="./ObjectReplacements/Object 144" xlink:type="simple" xlink:show="embed" xlink:actuate="onLoad"/></draw:frame></text:span></text:p>
        </text:list-item>
        <text:list-item>
          <text:p text:style-name="P60"><text:span text:style-name="T24">Posons </text:span><text:span text:style-name="T24"><draw:frame draw:style-name="fr4" draw:name="Objet142" text:anchor-type="as-char" svg:width="2.665cm" svg:height="0.545cm" draw:z-index="164"><draw:object xlink:href="./Object 136" xlink:type="simple" xlink:show="embed" xlink:actuate="onLoad"/><draw:image xlink:href="./ObjectReplacements/Object 136" xlink:type="simple" xlink:show="embed" xlink:actuate="onLoad"/></draw:frame></text:span><text:span text:style-name="T24"> ; une primitive de </text:span><text:span text:style-name="T26">f</text:span> est <text:span text:style-name="T2">x</text:span> <draw:g text:anchor-type="as-char" svg:y="-0.21cm" draw:z-index="89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145" text:anchor-type="as-char" svg:width="1.639cm" svg:height="1.06cm" draw:z-index="168"><draw:object xlink:href="./Object 145" xlink:type="simple" xlink:show="embed" xlink:actuate="onLoad"/><draw:image xlink:href="./ObjectReplacements/Object 145" xlink:type="simple" xlink:show="embed" xlink:actuate="onLoad"/></draw:frame>.</text:p>
        </text:list-item>
        <text:list-item>
          <text:p text:style-name="P60">Posons <draw:frame draw:style-name="fr4" draw:name="Objet146" text:anchor-type="as-char" svg:width="2.572cm" svg:height="0.545cm" draw:z-index="169"><draw:object xlink:href="./Object 146" xlink:type="simple" xlink:show="embed" xlink:actuate="onLoad"/><draw:image xlink:href="./ObjectReplacements/Object 146" xlink:type="simple" xlink:show="embed" xlink:actuate="onLoad"/></draw:frame> ; une primitive de <text:span text:style-name="T3">f</text:span> est <text:span text:style-name="T2">x</text:span> <draw:g text:anchor-type="as-char" svg:y="-0.21cm" draw:z-index="90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147" text:anchor-type="as-char" svg:width="1.05cm" svg:height="0.529cm" draw:z-index="171"><draw:object xlink:href="./Object 147" xlink:type="simple" xlink:show="embed" xlink:actuate="onLoad"/><draw:image xlink:href="./ObjectReplacements/Object 147" xlink:type="simple" xlink:show="embed" xlink:actuate="onLoad"/></draw:frame>.</text:p>
        </text:list-item>
      </text:list>
      <text:p text:style-name="Standard"/>
      <text:h text:style-name="P49" text:outline-level="1">Exponentielle de base <text:span text:style-name="T2">a </text:span><text:span text:style-name="T7">:</text:span><text:span text:style-name="T10"> </text:span><text:span text:style-name="T4">x</text:span><text:span text:style-name="T10"> </text:span><text:span text:style-name="T10"><draw:g text:anchor-type="as-char" svg:y="-0.21cm" draw:z-index="94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<text:span text:style-name="T10"> </text:span><text:span text:style-name="T10"><draw:frame draw:style-name="fr4" draw:name="Objet148" text:anchor-type="as-char" svg:width="0.744cm" svg:height="0.709cm" draw:z-index="173"><draw:object xlink:href="./Object 148" xlink:type="simple" xlink:show="embed" xlink:actuate="onLoad"/><draw:image xlink:href="./ObjectReplacements/Object 148" xlink:type="simple" xlink:show="embed" xlink:actuate="onLoad"/></draw:frame></text:span></text:h>
      <text:h text:style-name="P45" text:outline-level="2">Définition et sens de variation</text:h>
      <text:h text:style-name="P75" text:outline-level="3">Notation <draw:frame draw:style-name="fr4" draw:name="Objet193" text:anchor-type="as-char" svg:width="0.661cm" svg:height="0.619cm" draw:z-index="227"><draw:object xlink:href="./Object 200" xlink:type="simple" xlink:show="embed" xlink:actuate="onLoad"/><draw:image xlink:href="./ObjectReplacements/Object 200" xlink:type="simple" xlink:show="embed" xlink:actuate="onLoad"/></draw:frame></text:h>
      <text:p text:style-name="P21"><text:span text:style-name="T3">a</text:span> étant un réel strictement positif et <text:span text:style-name="T2">b</text:span><text:span text:style-name="T7"> un réel quelconque :</text:span></text:p>
      <text:p text:style-name="P24"><text:span text:style-name="T7"><draw:frame draw:style-name="fr4" draw:name="Objet149" text:anchor-type="as-char" svg:width="1.127cm" svg:height="0.529cm" draw:z-index="174"><draw:object xlink:href="./Object 149" xlink:type="simple" xlink:show="embed" xlink:actuate="onLoad"/><draw:image xlink:href="./ObjectReplacements/Object 149" xlink:type="simple" xlink:show="embed" xlink:actuate="onLoad"/></draw:frame></text:span><text:span text:style-name="T7"> existe et </text:span><text:span text:style-name="T7"><draw:frame draw:style-name="fr4" draw:name="Objet150" text:anchor-type="as-char" svg:width="3.217cm" svg:height="0.545cm" draw:z-index="175"><draw:object xlink:href="./Object 150" xlink:type="simple" xlink:show="embed" xlink:actuate="onLoad"/><draw:image xlink:href="./ObjectReplacements/Object 150" xlink:type="simple" xlink:show="embed" xlink:actuate="onLoad"/></draw:frame></text:span><text:span text:style-name="T7">.</text:span></text:p>
      <text:p text:style-name="P21"><text:span text:style-name="T7">Ainsi </text:span><text:span text:style-name="T7"><draw:frame draw:style-name="fr4" draw:name="Objet151" text:anchor-type="as-char" svg:width="1.856cm" svg:height="0.529cm" draw:z-index="176"><draw:object xlink:href="./Object 151" xlink:type="simple" xlink:show="embed" xlink:actuate="onLoad"/><draw:image xlink:href="./ObjectReplacements/Object 151" xlink:type="simple" xlink:show="embed" xlink:actuate="onLoad"/></draw:frame></text:span><text:span text:style-name="T7">, avec </text:span><text:span text:style-name="T7"><draw:frame draw:style-name="fr4" draw:name="Objet152" text:anchor-type="as-char" svg:width="1.018cm" svg:height="0.469cm" draw:z-index="177"><draw:object xlink:href="./Object 152" xlink:type="simple" xlink:show="embed" xlink:actuate="onLoad"/><draw:image xlink:href="./ObjectReplacements/Object 152" xlink:type="simple" xlink:show="embed" xlink:actuate="onLoad"/></draw:frame></text:span><text:span text:style-name="T7">.</text:span></text:p>
      <text:p text:style-name="Standard"><text:span text:style-name="T7">Les règles de calcul sur les puissances s'appliquent</text:span><text:span text:style-name="T7">.</text:span></text:p>
      <text:p text:style-name="P16"/>
      <text:p text:style-name="P28">Propriétés :</text:p>
      <text:p text:style-name="P21"><text:span text:style-name="T7">Pour tous réels </text:span><text:span text:style-name="T7"><draw:frame draw:style-name="fr4" draw:name="Objet155" text:anchor-type="as-char" svg:width="1.018cm" svg:height="0.469cm" draw:z-index="228"><draw:object xlink:href="./Object 155" xlink:type="simple" xlink:show="embed" xlink:actuate="onLoad"/><draw:image xlink:href="./ObjectReplacements/Object 155" xlink:type="simple" xlink:show="embed" xlink:actuate="onLoad"/></draw:frame></text:span><text:span text:style-name="T7"> et </text:span><text:span text:style-name="T7"><draw:frame draw:style-name="fr4" draw:name="Objet156" text:anchor-type="as-char" svg:width="1.192cm" svg:height="0.469cm" draw:z-index="229"><draw:object xlink:href="./Object 157" xlink:type="simple" xlink:show="embed" xlink:actuate="onLoad"/><draw:image xlink:href="./ObjectReplacements/Object 157" xlink:type="simple" xlink:show="embed" xlink:actuate="onLoad"/></draw:frame></text:span><text:span text:style-name="T7">, et tous réels </text:span><text:span text:style-name="T3">b</text:span> et <text:span text:style-name="T3">b' </text:span><text:span text:style-name="T11">:</text:span></text:p>
      <text:p text:style-name="P21"><text:span text:style-name="T11"><text:tab/></text:span><text:span text:style-name="T11"><draw:frame draw:style-name="fr4" draw:name="Objet202" text:anchor-type="as-char" svg:width="1.109cm" svg:height="0.529cm" draw:z-index="230"><draw:object xlink:href="./Object 203" xlink:type="simple" xlink:show="embed" xlink:actuate="onLoad"/><draw:image xlink:href="./ObjectReplacements/Object 203" xlink:type="simple" xlink:show="embed" xlink:actuate="onLoad"/></draw:frame></text:span><text:span text:style-name="T11"><text:tab/><text:tab/><text:tab/>;<text:tab/></text:span><text:span text:style-name="T11"><draw:frame draw:style-name="fr4" draw:name="Objet203" text:anchor-type="as-char" svg:width="2.895cm" svg:height="0.545cm" draw:z-index="232"><draw:object xlink:href="./Object 204" xlink:type="simple" xlink:show="embed" xlink:actuate="onLoad"/><draw:image xlink:href="./ObjectReplacements/Object 204" xlink:type="simple" xlink:show="embed" xlink:actuate="onLoad"/></draw:frame></text:span><text:span text:style-name="T11"><text:tab/>;<text:tab/></text:span><text:span text:style-name="T11"><draw:frame draw:style-name="fr4" draw:name="Objet204" text:anchor-type="as-char" svg:width="2.542cm" svg:height="0.529cm" draw:z-index="233"><draw:object xlink:href="./Object 205" xlink:type="simple" xlink:show="embed" xlink:actuate="onLoad"/><draw:image xlink:href="./ObjectReplacements/Object 205" xlink:type="simple" xlink:show="embed" xlink:actuate="onLoad"/></draw:frame></text:span></text:p>
      <text:p text:style-name="P21"><text:span text:style-name="T11"><text:tab/></text:span><text:span text:style-name="T11"><draw:frame draw:style-name="fr4" draw:name="Objet205" text:anchor-type="as-char" svg:width="2.18cm" svg:height="1.155cm" draw:z-index="234"><draw:object xlink:href="./Object 206" xlink:type="simple" xlink:show="embed" xlink:actuate="onLoad"/><draw:image xlink:href="./ObjectReplacements/Object 206" xlink:type="simple" xlink:show="embed" xlink:actuate="onLoad"/></draw:frame></text:span><text:span text:style-name="T11"><text:tab/><text:tab/>;<text:tab/></text:span><text:span text:style-name="T11"><draw:frame draw:style-name="fr4" draw:name="Objet206" text:anchor-type="as-char" svg:width="1.937cm" svg:height="1.12cm" draw:z-index="235"><draw:object xlink:href="./Object 207" xlink:type="simple" xlink:show="embed" xlink:actuate="onLoad"/><draw:image xlink:href="./ObjectReplacements/Object 207" xlink:type="simple" xlink:show="embed" xlink:actuate="onLoad"/></draw:frame></text:span><text:span text:style-name="T11"><text:tab/><text:tab/>;<text:tab/></text:span><text:span text:style-name="T11"><draw:frame draw:style-name="fr4" draw:name="Objet207" text:anchor-type="as-char" svg:width="2.076cm" svg:height="0.545cm" draw:z-index="236"><draw:object xlink:href="./Object 208" xlink:type="simple" xlink:show="embed" xlink:actuate="onLoad"/><draw:image xlink:href="./ObjectReplacements/Object 208" xlink:type="simple" xlink:show="embed" xlink:actuate="onLoad"/></draw:frame></text:span></text:p>
      <text:p text:style-name="P19"/>
      <text:p text:style-name="P18">Remarque :</text:p>
      <text:p text:style-name="P19"><draw:frame draw:style-name="fr4" draw:name="Objet208" text:anchor-type="as-char" svg:width="2.233cm" svg:height="0.529cm" draw:z-index="237"><draw:object xlink:href="./Object 209" xlink:type="simple" xlink:show="embed" xlink:actuate="onLoad"/><draw:image xlink:href="./ObjectReplacements/Object 209" xlink:type="simple" xlink:show="embed" xlink:actuate="onLoad"/></draw:frame></text:p>
      <text:p text:style-name="Standard"><text:span text:style-name="T11">Cette formule, connue lorsque </text:span><text:span text:style-name="T3">b</text:span> est un entier, est également vraie lorsque <text:span text:style-name="T3">b</text:span> est un réel quelconque.</text:p>
      <text:p text:style-name="Standard">En effet, <draw:frame draw:style-name="fr4" draw:name="Objet209" text:anchor-type="as-char" svg:width="3.727cm" svg:height="0.529cm" draw:z-index="240"><draw:object xlink:href="./Object 210" xlink:type="simple" xlink:show="embed" xlink:actuate="onLoad"/><draw:image xlink:href="./ObjectReplacements/Object 210" xlink:type="simple" xlink:show="embed" xlink:actuate="onLoad"/></draw:frame>.</text:p>
      <text:p text:style-name="P3"><text:soft-page-break/>Exemples :</text:p>
      <text:list xml:id="list34374613" text:style-name="L13">
        <text:list-item>
          <text:p text:style-name="P62"><draw:frame draw:style-name="fr4" draw:name="Objet210" text:anchor-type="as-char" svg:width="5.02cm" svg:height="0.529cm" draw:z-index="250"><draw:object xlink:href="./Object 211" xlink:type="simple" xlink:show="embed" xlink:actuate="onLoad"/><draw:image xlink:href="./ObjectReplacements/Object 211" xlink:type="simple" xlink:show="embed" xlink:actuate="onLoad"/></draw:frame></text:p>
        </text:list-item>
        <text:list-item>
          <text:p text:style-name="P62"><draw:frame draw:style-name="fr4" draw:name="Objet211" text:anchor-type="as-char" svg:width="3.078cm" svg:height="1.155cm" draw:z-index="251"><draw:object xlink:href="./Object 212" xlink:type="simple" xlink:show="embed" xlink:actuate="onLoad"/><draw:image xlink:href="./ObjectReplacements/Object 212" xlink:type="simple" xlink:show="embed" xlink:actuate="onLoad"/></draw:frame></text:p>
        </text:list-item>
        <text:list-item>
          <text:p text:style-name="P62"><draw:frame draw:style-name="fr4" draw:name="Objet212" text:anchor-type="as-char" svg:width="4.085cm" svg:height="0.953cm" draw:z-index="252"><draw:object xlink:href="./Object 213" xlink:type="simple" xlink:show="embed" xlink:actuate="onLoad"/><draw:image xlink:href="./ObjectReplacements/Object 213" xlink:type="simple" xlink:show="embed" xlink:actuate="onLoad"/></draw:frame></text:p>
          <text:p text:style-name="P63"/>
        </text:list-item>
      </text:list>
      <text:h text:style-name="Heading_20_3" text:outline-level="3"><text:span text:style-name="T10">Fonction </text:span><text:span text:style-name="T10"><draw:frame draw:style-name="fr4" draw:name="Objet200" text:anchor-type="as-char" svg:width="0.676cm" svg:height="0.619cm" draw:z-index="253"><draw:object xlink:href="./Object 202" xlink:type="simple" xlink:show="embed" xlink:actuate="onLoad"/><draw:image xlink:href="./ObjectReplacements/Object 202" xlink:type="simple" xlink:show="embed" xlink:actuate="onLoad"/></draw:frame></text:span></text:h>
      <text:p text:style-name="P28">Définition :</text:p>
      <text:p text:style-name="P21"><text:span text:style-name="T7">Soit </text:span><text:span text:style-name="T2">a</text:span><text:span text:style-name="T7"> un réel strictement positif et différent de 1.</text:span></text:p>
      <text:p text:style-name="P21"><text:span text:style-name="T7">La fonction </text:span><text:span text:style-name="T2">x</text:span><text:span text:style-name="T7"> </text:span><text:span text:style-name="T7"><draw:g text:anchor-type="as-char" svg:y="-0.21cm" draw:z-index="95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<text:span text:style-name="T7"> </text:span><text:span text:style-name="T7"><draw:frame draw:style-name="fr4" draw:name="Objet153" text:anchor-type="as-char" svg:width="0.586cm" svg:height="0.529cm" draw:z-index="254"><draw:object xlink:href="./Object 153" xlink:type="simple" xlink:show="embed" xlink:actuate="onLoad"/><draw:image xlink:href="./ObjectReplacements/Object 153" xlink:type="simple" xlink:show="embed" xlink:actuate="onLoad"/></draw:frame></text:span><text:span text:style-name="T7"> est définie par </text:span><text:span text:style-name="T7"><draw:frame draw:style-name="fr4" draw:name="Objet154" text:anchor-type="as-char" svg:width="1.693cm" svg:height="0.529cm" draw:z-index="255"><draw:object xlink:href="./Object 154" xlink:type="simple" xlink:show="embed" xlink:actuate="onLoad"/><draw:image xlink:href="./ObjectReplacements/Object 154" xlink:type="simple" xlink:show="embed" xlink:actuate="onLoad"/></draw:frame></text:span><text:span text:style-name="T7">.</text:span></text:p>
      <text:p text:style-name="P16"/>
      <text:p text:style-name="P17">Conséquence :</text:p>
      <text:p text:style-name="Standard">Si <draw:frame draw:style-name="fr4" draw:name="Objet157" text:anchor-type="as-char" svg:width="2.939cm" svg:height="0.545cm" draw:z-index="256"><draw:object xlink:href="./Object 158" xlink:type="simple" xlink:show="embed" xlink:actuate="onLoad"/><draw:image xlink:href="./ObjectReplacements/Object 158" xlink:type="simple" xlink:show="embed" xlink:actuate="onLoad"/><svg:desc>formule</svg:desc></draw:frame>, alors <draw:frame draw:style-name="fr4" draw:name="Objet158" text:anchor-type="as-char" svg:width="5.683cm" svg:height="0.545cm" draw:z-index="257"><draw:object xlink:href="./Object 159" xlink:type="simple" xlink:show="embed" xlink:actuate="onLoad"/><draw:image xlink:href="./ObjectReplacements/Object 159" xlink:type="simple" xlink:show="embed" xlink:actuate="onLoad"/></draw:frame>.</text:p>
      <text:p text:style-name="Standard">Or, pour tout réel <text:span text:style-name="T2">x</text:span>, on a <draw:frame draw:style-name="fr4" draw:name="Objet159" text:anchor-type="as-char" svg:width="1.162cm" svg:height="0.529cm" draw:z-index="258"><draw:object xlink:href="./Object 160" xlink:type="simple" xlink:show="embed" xlink:actuate="onLoad"/><draw:image xlink:href="./ObjectReplacements/Object 160" xlink:type="simple" xlink:show="embed" xlink:actuate="onLoad"/></draw:frame> ; donc la dérivée est du signe de <draw:frame draw:style-name="fr4" draw:name="Objet160" text:anchor-type="as-char" svg:width="0.84cm" svg:height="0.469cm" draw:z-index="259"><draw:object xlink:href="./Object 161" xlink:type="simple" xlink:show="embed" xlink:actuate="onLoad"/><draw:image xlink:href="./ObjectReplacements/Object 161" xlink:type="simple" xlink:show="embed" xlink:actuate="onLoad"/></draw:frame>.</text:p>
      <text:p text:style-name="Standard">On en déduit facilement les variations de <draw:frame draw:style-name="fr4" draw:name="Objet184" text:anchor-type="as-char" svg:width="0.586cm" svg:height="0.529cm" draw:z-index="260"><draw:object xlink:href="./Object 187" xlink:type="simple" xlink:show="embed" xlink:actuate="onLoad"/><draw:image xlink:href="./ObjectReplacements/Object 187" xlink:type="simple" xlink:show="embed" xlink:actuate="onLoad"/></draw:frame>.</text:p>
      <text:p text:style-name="Standard"/>
      <text:p text:style-name="Standard"/>
      <text:p text:style-name="P22">Théorème :</text:p>
      <text:list xml:id="list34345270" text:style-name="L14">
        <text:list-item>
          <text:p text:style-name="P74">Si <draw:frame draw:style-name="fr4" draw:name="Objet161" text:anchor-type="as-char" svg:width="1.005cm" svg:height="0.469cm" draw:z-index="261"><draw:object xlink:href="./Object 164" xlink:type="simple" xlink:show="embed" xlink:actuate="onLoad"/><draw:image xlink:href="./ObjectReplacements/Object 164" xlink:type="simple" xlink:show="embed" xlink:actuate="onLoad"/><svg:desc>formule</svg:desc></draw:frame>, alors <draw:frame draw:style-name="fr4" draw:name="Objet162" text:anchor-type="as-char" svg:width="1.416cm" svg:height="0.469cm" draw:z-index="262"><draw:object xlink:href="./Object 165" xlink:type="simple" xlink:show="embed" xlink:actuate="onLoad"/><draw:image xlink:href="./ObjectReplacements/Object 165" xlink:type="simple" xlink:show="embed" xlink:actuate="onLoad"/><svg:desc>formule</svg:desc></draw:frame> :</text:p>
          <text:p text:style-name="P74">la fonction <text:span text:style-name="T2">x</text:span> <draw:g text:anchor-type="as-char" svg:y="-0.21cm" draw:z-index="97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163" text:anchor-type="as-char" svg:width="0.586cm" svg:height="0.529cm" draw:z-index="263"><draw:object xlink:href="./Object 166" xlink:type="simple" xlink:show="embed" xlink:actuate="onLoad"/><draw:image xlink:href="./ObjectReplacements/Object 166" xlink:type="simple" xlink:show="embed" xlink:actuate="onLoad"/><svg:desc>formule</svg:desc></draw:frame> est strictement croissante sur <text:span text:style-name="T18">ℝ</text:span>.</text:p>
          <text:p text:style-name="P69"><draw:frame draw:style-name="fr4" draw:name="Objet164" text:anchor-type="as-char" svg:width="2.447cm" svg:height="0.81cm" draw:z-index="264"><draw:object xlink:href="./Object 167" xlink:type="simple" xlink:show="embed" xlink:actuate="onLoad"/><draw:image xlink:href="./ObjectReplacements/Object 167" xlink:type="simple" xlink:show="embed" xlink:actuate="onLoad"/><svg:desc>formule</svg:desc></draw:frame> et <draw:frame draw:style-name="fr4" draw:name="Objet165" text:anchor-type="as-char" svg:width="2.039cm" svg:height="0.81cm" draw:z-index="265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</text:list-item>
        <text:list-item>
          <text:p text:style-name="P74">Si <draw:frame draw:style-name="fr4" draw:name="Objet168" text:anchor-type="as-char" svg:width="1.582cm" svg:height="0.469cm" draw:z-index="266"><draw:object xlink:href="./Object 169" xlink:type="simple" xlink:show="embed" xlink:actuate="onLoad"/><draw:image xlink:href="./ObjectReplacements/Object 169" xlink:type="simple" xlink:show="embed" xlink:actuate="onLoad"/><svg:desc>formule</svg:desc></draw:frame>, alors <draw:frame draw:style-name="fr4" draw:name="Objet169" text:anchor-type="as-char" svg:width="1.416cm" svg:height="0.469cm" draw:z-index="267"><draw:object xlink:href="./Object 170" xlink:type="simple" xlink:show="embed" xlink:actuate="onLoad"/><draw:image xlink:href="./ObjectReplacements/Object 170" xlink:type="simple" xlink:show="embed" xlink:actuate="onLoad"/><svg:desc>formule</svg:desc></draw:frame> :</text:p>
          <text:p text:style-name="P74">la fonction <text:span text:style-name="T2">x</text:span> <draw:g text:anchor-type="as-char" svg:y="-0.21cm" draw:z-index="98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170" text:anchor-type="as-char" svg:width="0.586cm" svg:height="0.529cm" draw:z-index="268"><draw:object xlink:href="./Object 171" xlink:type="simple" xlink:show="embed" xlink:actuate="onLoad"/><draw:image xlink:href="./ObjectReplacements/Object 171" xlink:type="simple" xlink:show="embed" xlink:actuate="onLoad"/><svg:desc>formule</svg:desc></draw:frame> est strictement décroissante sur <text:span text:style-name="T18">ℝ</text:span>.</text:p>
          <text:p text:style-name="P69"><draw:frame draw:style-name="fr4" draw:name="Objet166" text:anchor-type="as-char" svg:width="2.041cm" svg:height="0.81cm" draw:z-index="269"><draw:object xlink:href="./Object 162" xlink:type="simple" xlink:show="embed" xlink:actuate="onLoad"/><draw:image xlink:href="./ObjectReplacements/Object 162" xlink:type="simple" xlink:show="embed" xlink:actuate="onLoad"/><svg:desc>formule</svg:desc></draw:frame> et <draw:frame draw:style-name="fr4" draw:name="Objet167" text:anchor-type="as-char" svg:width="2.445cm" svg:height="0.81cm" draw:z-index="270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</text:list-item>
      </text:list>
      <text:p text:style-name="P3"><draw:frame draw:style-name="fr2" draw:name="images6" text:anchor-type="paragraph" svg:width="16.346cm" svg:height="9.626cm" draw:z-index="99"><draw:image xlink:href="Pictures/200000090000998500005A67C73916F0.svm" xlink:type="simple" xlink:show="embed" xlink:actuate="onLoad"/></draw:frame></text:p>
      <text:p text:style-name="P3"><text:soft-page-break/>Exemples :</text:p>
      <text:list xml:id="list34350979" text:style-name="L15">
        <text:list-item>
          <text:p text:style-name="P64">Si <draw:frame draw:style-name="fr4" draw:name="Objet185" text:anchor-type="as-char" svg:width="1.806cm" svg:height="0.545cm" draw:z-index="189"><draw:object xlink:href="./Object 188" xlink:type="simple" xlink:show="embed" xlink:actuate="onLoad"/><draw:image xlink:href="./ObjectReplacements/Object 188" xlink:type="simple" xlink:show="embed" xlink:actuate="onLoad"/></draw:frame>, alors <draw:frame draw:style-name="fr4" draw:name="Objet186" text:anchor-type="as-char" svg:width="2.639cm" svg:height="0.545cm" draw:z-index="190"><draw:object xlink:href="./Object 189" xlink:type="simple" xlink:show="embed" xlink:actuate="onLoad"/><draw:image xlink:href="./ObjectReplacements/Object 189" xlink:type="simple" xlink:show="embed" xlink:actuate="onLoad"/></draw:frame>.</text:p>
        </text:list-item>
        <text:list-item>
          <text:p text:style-name="P64">La fonction <text:span text:style-name="T2">x</text:span> <draw:g text:anchor-type="as-char" svg:y="-0.21cm" draw:z-index="118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216" text:anchor-type="as-char" svg:width="0.561cm" svg:height="0.529cm" draw:z-index="191"><draw:object xlink:href="./Object 217" xlink:type="simple" xlink:show="embed" xlink:actuate="onLoad"/><draw:image xlink:href="./ObjectReplacements/Object 217" xlink:type="simple" xlink:show="embed" xlink:actuate="onLoad"/></draw:frame> est strictement croissante sur <text:span text:style-name="T18">ℝ</text:span> (car <draw:frame draw:style-name="fr4" draw:name="Objet217" text:anchor-type="as-char" svg:width="0.981cm" svg:height="0.469cm" draw:z-index="192"><draw:object xlink:href="./Object 218" xlink:type="simple" xlink:show="embed" xlink:actuate="onLoad"/><draw:image xlink:href="./ObjectReplacements/Object 218" xlink:type="simple" xlink:show="embed" xlink:actuate="onLoad"/></draw:frame>).</text:p>
        </text:list-item>
        <text:list-item>
          <text:p text:style-name="P64">La fonction <text:span text:style-name="T2">x</text:span> <draw:g text:anchor-type="as-char" svg:y="-0.21cm" draw:z-index="119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4" draw:name="Objet218" text:anchor-type="as-char" svg:width="1.05cm" svg:height="1.147cm" draw:z-index="193"><draw:object xlink:href="./Object 219" xlink:type="simple" xlink:show="embed" xlink:actuate="onLoad"/><draw:image xlink:href="./ObjectReplacements/Object 219" xlink:type="simple" xlink:show="embed" xlink:actuate="onLoad"/></draw:frame> est strictement décroissante sur <text:span text:style-name="T18">ℝ</text:span> (car <draw:frame draw:style-name="fr4" draw:name="Objet223" text:anchor-type="as-char" svg:width="1.078cm" svg:height="1cm" draw:z-index="194"><draw:object xlink:href="./Object 224" xlink:type="simple" xlink:show="embed" xlink:actuate="onLoad"/><draw:image xlink:href="./ObjectReplacements/Object 224" xlink:type="simple" xlink:show="embed" xlink:actuate="onLoad"/></draw:frame>).</text:p>
        </text:list-item>
        <text:list-item>
          <text:p text:style-name="P64"><draw:frame draw:style-name="fr4" draw:name="Objet224" text:anchor-type="as-char" svg:width="2.473cm" svg:height="1.147cm" draw:z-index="195"><draw:object xlink:href="./Object 226" xlink:type="simple" xlink:show="embed" xlink:actuate="onLoad"/><draw:image xlink:href="./ObjectReplacements/Object 226" xlink:type="simple" xlink:show="embed" xlink:actuate="onLoad"/></draw:frame> et <draw:frame draw:style-name="fr4" draw:name="Objet225" text:anchor-type="as-char" svg:width="2.88cm" svg:height="1.147cm" draw:z-index="196"><draw:object xlink:href="./Object 227" xlink:type="simple" xlink:show="embed" xlink:actuate="onLoad"/><draw:image xlink:href="./ObjectReplacements/Object 227" xlink:type="simple" xlink:show="embed" xlink:actuate="onLoad"/><svg:desc>formule</svg:desc></draw:frame> (car <draw:frame draw:style-name="fr4" draw:name="Objet226" text:anchor-type="as-char" svg:width="1.078cm" svg:height="1cm" draw:z-index="197"><draw:object xlink:href="./Object 228" xlink:type="simple" xlink:show="embed" xlink:actuate="onLoad"/><draw:image xlink:href="./ObjectReplacements/Object 228" xlink:type="simple" xlink:show="embed" xlink:actuate="onLoad"/></draw:frame>).</text:p>
        </text:list-item>
        <text:list-item>
          <text:p text:style-name="P64"><draw:frame draw:style-name="fr4" draw:name="Objet227" text:anchor-type="as-char" svg:width="2.866cm" svg:height="1.147cm" draw:z-index="198"><draw:object xlink:href="./Object 229" xlink:type="simple" xlink:show="embed" xlink:actuate="onLoad"/><draw:image xlink:href="./ObjectReplacements/Object 229" xlink:type="simple" xlink:show="embed" xlink:actuate="onLoad"/></draw:frame> et <draw:frame draw:style-name="fr4" draw:name="Objet228" text:anchor-type="as-char" svg:width="2.462cm" svg:height="1.147cm" draw:z-index="199"><draw:object xlink:href="./Object 230" xlink:type="simple" xlink:show="embed" xlink:actuate="onLoad"/><draw:image xlink:href="./ObjectReplacements/Object 230" xlink:type="simple" xlink:show="embed" xlink:actuate="onLoad"/></draw:frame> (car <draw:frame draw:style-name="fr4" draw:name="Objet229" text:anchor-type="as-char" svg:width="1.065cm" svg:height="1cm" draw:z-index="200"><draw:object xlink:href="./Object 231" xlink:type="simple" xlink:show="embed" xlink:actuate="onLoad"/><draw:image xlink:href="./ObjectReplacements/Object 231" xlink:type="simple" xlink:show="embed" xlink:actuate="onLoad"/></draw:frame>).</text:p>
        </text:list-item>
      </text:list>
      <text:h text:style-name="P45" text:outline-level="2">Lien avec les suites géométriques</text:h>
      <text:p text:style-name="P3">Caractérisation :</text:p>
      <text:p text:style-name="Standard">Une suite est géométrique, de raison <text:span text:style-name="T3">a</text:span>, si et seulement si, la croissance relative entre deux termes consécutifs est constante et égale à <draw:frame draw:style-name="fr4" draw:name="Objet171" text:anchor-type="as-char" svg:width="1.005cm" svg:height="0.469cm" draw:z-index="201"><draw:object xlink:href="./Object 156" xlink:type="simple" xlink:show="embed" xlink:actuate="onLoad"/><draw:image xlink:href="./ObjectReplacements/Object 156" xlink:type="simple" xlink:show="embed" xlink:actuate="onLoad"/></draw:frame>.</text:p>
      <text:p text:style-name="Standard"/>
      <text:p text:style-name="P3">Remarques :</text:p>
      <text:p text:style-name="Standard"><draw:frame draw:style-name="fr4" draw:name="Objet172" text:anchor-type="as-char" svg:width="2.231cm" svg:height="0.533cm" draw:z-index="202"><draw:object xlink:href="./Object 172" xlink:type="simple" xlink:show="embed" xlink:actuate="onLoad"/><draw:image xlink:href="./ObjectReplacements/Object 172" xlink:type="simple" xlink:show="embed" xlink:actuate="onLoad"/></draw:frame> <text:span text:style-name="T18">⇔ </text:span><text:span text:style-name="T18"><draw:frame draw:style-name="fr4" draw:name="Objet173" text:anchor-type="as-char" svg:width="5.011cm" svg:height="1.125cm" draw:z-index="203"><draw:object xlink:href="./Object 173" xlink:type="simple" xlink:show="embed" xlink:actuate="onLoad"/><draw:image xlink:href="./ObjectReplacements/Object 173" xlink:type="simple" xlink:show="embed" xlink:actuate="onLoad"/></draw:frame></text:span>.</text:p>
      <text:p text:style-name="Standard">Comme <draw:frame draw:style-name="fr4" draw:name="Objet174" text:anchor-type="as-char" svg:width="2.027cm" svg:height="0.593cm" draw:z-index="204"><draw:object xlink:href="./Object 174" xlink:type="simple" xlink:show="embed" xlink:actuate="onLoad"/><draw:image xlink:href="./ObjectReplacements/Object 174" xlink:type="simple" xlink:show="embed" xlink:actuate="onLoad"/></draw:frame>, si <draw:frame draw:style-name="fr4" draw:name="Objet175" text:anchor-type="as-char" svg:width="1.018cm" svg:height="0.469cm" draw:z-index="205"><draw:object xlink:href="./Object 175" xlink:type="simple" xlink:show="embed" xlink:actuate="onLoad"/><draw:image xlink:href="./ObjectReplacements/Object 175" xlink:type="simple" xlink:show="embed" xlink:actuate="onLoad"/></draw:frame> et <draw:frame draw:style-name="fr4" draw:name="Objet176" text:anchor-type="as-char" svg:width="1.145cm" svg:height="0.533cm" draw:z-index="206"><draw:object xlink:href="./Object 176" xlink:type="simple" xlink:show="embed" xlink:actuate="onLoad"/><draw:image xlink:href="./ObjectReplacements/Object 176" xlink:type="simple" xlink:show="embed" xlink:actuate="onLoad"/></draw:frame>, on peut écrire :</text:p>
      <text:p text:style-name="Standard"><draw:frame draw:style-name="fr4" draw:name="Objet177" text:anchor-type="as-char" svg:width="5.708cm" svg:height="0.598cm" draw:z-index="207"><draw:object xlink:href="./Object 179" xlink:type="simple" xlink:show="embed" xlink:actuate="onLoad"/><draw:image xlink:href="./ObjectReplacements/Object 179" xlink:type="simple" xlink:show="embed" xlink:actuate="onLoad"/></draw:frame>, avec <draw:frame draw:style-name="fr4" draw:name="Objet178" text:anchor-type="as-char" svg:width="1.492cm" svg:height="0.469cm" draw:z-index="208"><draw:object xlink:href="./Object 180" xlink:type="simple" xlink:show="embed" xlink:actuate="onLoad"/><draw:image xlink:href="./ObjectReplacements/Object 180" xlink:type="simple" xlink:show="embed" xlink:actuate="onLoad"/></draw:frame> et <draw:frame draw:style-name="fr4" draw:name="Objet179" text:anchor-type="as-char" svg:width="1.623cm" svg:height="0.533cm" draw:z-index="209"><draw:object xlink:href="./Object 181" xlink:type="simple" xlink:show="embed" xlink:actuate="onLoad"/><draw:image xlink:href="./ObjectReplacements/Object 181" xlink:type="simple" xlink:show="embed" xlink:actuate="onLoad"/></draw:frame>.</text:p>
      <text:p text:style-name="Standard"/>
      <text:p text:style-name="P22">Théorème et définition :</text:p>
      <text:p text:style-name="P21"><text:span text:style-name="T22">Pour tout réel </text:span><text:span text:style-name="T22"><draw:frame draw:style-name="fr4" draw:name="Objet230" text:anchor-type="as-char" svg:width="1.018cm" svg:height="0.469cm" draw:z-index="210"><draw:object xlink:href="./Object 193" xlink:type="simple" xlink:show="embed" xlink:actuate="onLoad"/><draw:image xlink:href="./ObjectReplacements/Object 193" xlink:type="simple" xlink:show="embed" xlink:actuate="onLoad"/></draw:frame></text:span><text:span text:style-name="T22"> et </text:span><text:span text:style-name="T3">n</text:span><text:span text:style-name="T16">∈</text:span><text:span text:style-name="T20">ℕ</text:span><text:span text:style-name="T34">*</text:span>.</text:p>
      <text:p text:style-name="P21">L'équation <draw:frame draw:style-name="fr4" draw:name="Objet180" text:anchor-type="as-char" svg:width="1.175cm" svg:height="0.529cm" draw:z-index="211"><draw:object xlink:href="./Object 182" xlink:type="simple" xlink:show="embed" xlink:actuate="onLoad"/><draw:image xlink:href="./ObjectReplacements/Object 182" xlink:type="simple" xlink:show="embed" xlink:actuate="onLoad"/></draw:frame>, admet une unique solution <text:span text:style-name="T17">positive </text:span><text:span text:style-name="T17"><draw:frame draw:style-name="fr4" draw:name="Objet182" text:anchor-type="as-char" svg:width="2.078cm" svg:height="0.813cm" draw:z-index="212"><draw:object xlink:href="./Object 185" xlink:type="simple" xlink:show="embed" xlink:actuate="onLoad"/><draw:image xlink:href="./ObjectReplacements/Object 185" xlink:type="simple" xlink:show="embed" xlink:actuate="onLoad"/></draw:frame></text:span> appelée <text:span text:style-name="T17">racine </text:span><text:span text:style-name="T6">n</text:span><text:span text:style-name="T17">-ième</text:span> de <text:span text:style-name="T3">a</text:span>.</text:p>
      <text:p text:style-name="Standard"/>
      <text:p text:style-name="P10">Démonstration :</text:p>
      <text:p text:style-name="Standard">On considère un réel <draw:frame draw:style-name="fr4" draw:name="Objet231" text:anchor-type="as-char" svg:width="1.02cm" svg:height="0.469cm" draw:z-index="213"><draw:object xlink:href="./Object 225" xlink:type="simple" xlink:show="embed" xlink:actuate="onLoad"/><draw:image xlink:href="./ObjectReplacements/Object 225" xlink:type="simple" xlink:show="embed" xlink:actuate="onLoad"/></draw:frame> tel que <draw:frame draw:style-name="fr4" draw:name="Objet232" text:anchor-type="as-char" svg:width="1.175cm" svg:height="0.529cm" draw:z-index="214"><draw:object xlink:href="./Object 232" xlink:type="simple" xlink:show="embed" xlink:actuate="onLoad"/><draw:image xlink:href="./ObjectReplacements/Object 232" xlink:type="simple" xlink:show="embed" xlink:actuate="onLoad"/></draw:frame>.</text:p>
      <text:p text:style-name="Standard">On a donc : <draw:frame draw:style-name="fr4" draw:name="Objet233" text:anchor-type="as-char" svg:width="1.857cm" svg:height="0.831cm" draw:z-index="215"><draw:object xlink:href="./Object 233" xlink:type="simple" xlink:show="embed" xlink:actuate="onLoad"/><draw:image xlink:href="./ObjectReplacements/Object 233" xlink:type="simple" xlink:show="embed" xlink:actuate="onLoad"/></draw:frame>, soit <draw:frame draw:style-name="fr4" draw:name="Objet234" text:anchor-type="as-char" svg:width="1.224cm" svg:height="0.813cm" draw:z-index="216"><draw:object xlink:href="./Object 234" xlink:type="simple" xlink:show="embed" xlink:actuate="onLoad"/><draw:image xlink:href="./ObjectReplacements/Object 234" xlink:type="simple" xlink:show="embed" xlink:actuate="onLoad"/></draw:frame>.</text:p>
      <text:p text:style-name="Standard">Ainsi <draw:frame draw:style-name="fr4" draw:name="Objet235" text:anchor-type="as-char" svg:width="0.63cm" svg:height="0.813cm" draw:z-index="217"><draw:object xlink:href="./Object 235" xlink:type="simple" xlink:show="embed" xlink:actuate="onLoad"/><draw:image xlink:href="./ObjectReplacements/Object 235" xlink:type="simple" xlink:show="embed" xlink:actuate="onLoad"/></draw:frame> est l'unique réel strictement positif dont la puissance <text:span text:style-name="T3">n</text:span>-ième est égale à <text:span text:style-name="T3">a</text:span>.</text:p>
      <text:p text:style-name="Standard"/>
      <text:p text:style-name="P3">Exemple :</text:p>
      <text:p text:style-name="Standard"><draw:frame draw:style-name="fr4" draw:name="Objet213" text:anchor-type="as-char" svg:width="1.125cm" svg:height="0.831cm" draw:z-index="218"><draw:object xlink:href="./Object 214" xlink:type="simple" xlink:show="embed" xlink:actuate="onLoad"/><draw:image xlink:href="./ObjectReplacements/Object 214" xlink:type="simple" xlink:show="embed" xlink:actuate="onLoad"/></draw:frame> est le nombre strictement positif dont la puissance quatrième est égale à 16.</text:p>
      <text:p text:style-name="Standard">Donc : <text:tab/><text:tab/><text:tab/><draw:frame draw:style-name="fr4" draw:name="Objet181" text:anchor-type="as-char" svg:width="2.746cm" svg:height="0.831cm" draw:z-index="219"><draw:object xlink:href="./Object 183" xlink:type="simple" xlink:show="embed" xlink:actuate="onLoad"/><draw:image xlink:href="./ObjectReplacements/Object 183" xlink:type="simple" xlink:show="embed" xlink:actuate="onLoad"/></draw:frame> <text:s/>(car <draw:frame draw:style-name="fr4" draw:name="Objet215" text:anchor-type="as-char" svg:width="1.349cm" svg:height="0.529cm" draw:z-index="220"><draw:object xlink:href="./Object 216" xlink:type="simple" xlink:show="embed" xlink:actuate="onLoad"/><draw:image xlink:href="./ObjectReplacements/Object 216" xlink:type="simple" xlink:show="embed" xlink:actuate="onLoad"/></draw:frame>)</text:p>
      <text:p text:style-name="P4"/>
      <text:p text:style-name="P23">Définition :</text:p>
      <text:p text:style-name="P27">Soit <text:span text:style-name="T3">n</text:span><text:span text:style-name="T12">∈</text:span><text:span text:style-name="T18">ℕ</text:span><text:span text:style-name="T33">*</text:span>.</text:p>
      <text:p text:style-name="P21">La moyenne géométrique de <text:span text:style-name="T3">n</text:span> nombres positifs <draw:frame draw:style-name="fr4" draw:name="Objet219" text:anchor-type="as-char" svg:width="0.57cm" svg:height="0.533cm" draw:z-index="221"><draw:object xlink:href="./Object 220" xlink:type="simple" xlink:show="embed" xlink:actuate="onLoad"/><draw:image xlink:href="./ObjectReplacements/Object 220" xlink:type="simple" xlink:show="embed" xlink:actuate="onLoad"/><svg:desc>formule</svg:desc></draw:frame>, <draw:frame draw:style-name="fr4" draw:name="Objet220" text:anchor-type="as-char" svg:width="0.579cm" svg:height="0.533cm" draw:z-index="222"><draw:object xlink:href="./Object 221" xlink:type="simple" xlink:show="embed" xlink:actuate="onLoad"/><draw:image xlink:href="./ObjectReplacements/Object 221" xlink:type="simple" xlink:show="embed" xlink:actuate="onLoad"/><svg:desc>formule</svg:desc></draw:frame>,..., <draw:frame draw:style-name="fr4" draw:name="Objet221" text:anchor-type="as-char" svg:width="0.58cm" svg:height="0.533cm" draw:z-index="223"><draw:object xlink:href="./Object 222" xlink:type="simple" xlink:show="embed" xlink:actuate="onLoad"/><draw:image xlink:href="./ObjectReplacements/Object 222" xlink:type="simple" xlink:show="embed" xlink:actuate="onLoad"/><svg:desc>formule</svg:desc></draw:frame> est le nombre :</text:p>
      <text:p text:style-name="P24"><draw:frame draw:style-name="fr4" draw:name="Objet222" text:anchor-type="as-char" svg:width="3.253cm" svg:height="0.877cm" draw:z-index="224"><draw:object xlink:href="./Object 223" xlink:type="simple" xlink:show="embed" xlink:actuate="onLoad"/><draw:image xlink:href="./ObjectReplacements/Object 223" xlink:type="simple" xlink:show="embed" xlink:actuate="onLoad"/></draw:frame></text:p>
      <text:p text:style-name="P15"/>
      <text:p text:style-name="P4">Exemple :</text:p>
      <text:p text:style-name="P15">La moyenne géométrique des nombres 4, 2 et 1 est égale à 2 car :</text:p>
      <text:p text:style-name="P2"><draw:frame draw:style-name="fr4" draw:name="Objet183" text:anchor-type="as-char" svg:width="3.39cm" svg:height="0.831cm" draw:z-index="225"><draw:object xlink:href="./Object 186" xlink:type="simple" xlink:show="embed" xlink:actuate="onLoad"/><draw:image xlink:href="./ObjectReplacements/Object 186" xlink:type="simple" xlink:show="embed" xlink:actuate="onLoad"/></draw:frame></text:p>
      <text:p text:style-name="P20">Programme :</text:p>
      <text:p text:style-name="P1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5">CONTENUS</text:p>
          </table:table-cell>
          <table:table-cell table:style-name="Tableau12.A1" office:value-type="string">
            <text:p text:style-name="P5">CAPACITÉS ATTENDUES</text:p>
          </table:table-cell>
          <table:table-cell table:style-name="Tableau12.C1" office:value-type="string">
            <text:p text:style-name="P5">COMMENTAIRES</text:p>
          </table:table-cell>
        </table:table-row>
        <table:table-row>
          <table:table-cell table:style-name="Tableau12.A2" office:value-type="string">
            <text:p text:style-name="P13">Fonction exponentielle.</text:p>
            <text:p text:style-name="P13">Propriétés caractéristiques. Dérivée. </text:p>
            <text:p text:style-name="P13">Comportement asymptotique. Représentation graphique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Définition <text:s/>de <draw:frame draw:style-name="fr4" draw:name="Objet187" text:anchor-type="as-char" svg:width="0.542cm" svg:height="0.485cm" draw:z-index="226"><draw:object xlink:href="./Object 177" xlink:type="simple" xlink:show="embed" xlink:actuate="onLoad"/><draw:image xlink:href="./ObjectReplacements/Object 177" xlink:type="simple" xlink:show="embed" xlink:actuate="onLoad"/><svg:desc>formule</svg:desc></draw:frame> (a &gt; 0 et b réel)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2.A2" office:value-type="string">
            <text:p text:style-name="P13">On utilisera les notations <text:s text:c="2"/>habituelles :</text:p>
            <text:p text:style-name="P13">ln x, nombre e, notation <draw:frame draw:style-name="fr4" draw:name="Objet188" text:anchor-type="as-char" svg:width="0.512cm" svg:height="0.485cm" draw:z-index="231"><draw:object xlink:href="./Object 178" xlink:type="simple" xlink:show="embed" xlink:actuate="onLoad"/><draw:image xlink:href="./ObjectReplacements/Object 178" xlink:type="simple" xlink:show="embed" xlink:actuate="onLoad"/><svg:desc>formule</svg:desc></draw:frame> .</text:p>
            <text:p text:style-name="P13">On pourra mentionner la fonction <text:s/>logarithme décimal.</text:p>
            <text:p text:style-name="P13">On fera le lien avec les suites géométriques caractérisées par une croissance relative constante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On <text:s/>s'intéressera <text:s/>au <text:s/>cas <text:s/><draw:frame draw:style-name="fr4" draw:name="Objet189" text:anchor-type="as-char" svg:width="1.02cm" svg:height="0.917cm" draw:z-index="238"><draw:object xlink:href="./Object 184" xlink:type="simple" xlink:show="embed" xlink:actuate="onLoad"/><draw:image xlink:href="./ObjectReplacements/Object 184" xlink:type="simple" xlink:show="embed" xlink:actuate="onLoad"/><svg:desc>formule</svg:desc></draw:frame>, <text:s/>avec n ∈ IN*, et à des problèmes <text:s/>menant au calcul de la moyenne géométrique de nombres <text:s/>réels positifs.</text:p>
            <text:p text:style-name="P13"/>
          </table:table-cell>
          <table:table-cell table:style-name="Tableau12.C2" office:value-type="string">
            <text:p text:style-name="P13">Le mode d'introduction de ces fonctions n'est pas imposé. L’existence et la dérivabilité sont admises.</text:p>
            <text:p text:style-name="P13"/>
            <text:p text:style-name="P13">Dans le cadre de résolution de <text:s/>problèmes liés à l’économie, on introduira l’accroissement <text:s/>moyen <draw:frame draw:style-name="fr4" draw:name="Objet190" text:anchor-type="as-char" svg:width="2.088cm" svg:height="0.931cm" draw:z-index="239"><draw:object xlink:href="./Object 190" xlink:type="simple" xlink:show="embed" xlink:actuate="onLoad"/><draw:image xlink:href="./ObjectReplacements/Object 190" xlink:type="simple" xlink:show="embed" xlink:actuate="onLoad"/><svg:desc>formule</svg:desc></draw:frame> de ƒ entre a et b et l’accroissement relatif <draw:frame draw:style-name="fr4" draw:name="Objet191" text:anchor-type="as-char" svg:width="2.088cm" svg:height="0.945cm" draw:z-index="241"><draw:object xlink:href="./Object 191" xlink:type="simple" xlink:show="embed" xlink:actuate="onLoad"/><draw:image xlink:href="./ObjectReplacements/Object 191" xlink:type="simple" xlink:show="embed" xlink:actuate="onLoad"/><svg:desc>formule</svg:desc></draw:frame>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au12.A2" office:value-type="string">
            <text:p text:style-name="P14"/>
            <text:p text:style-name="P13">Fonctions <text:s/>: x <draw:g text:anchor-type="as-char" svg:y="-0.21cm" draw:z-index="100" draw:style-name="gr1"><draw:line draw:style-name="gr2" draw:text-style-name="P76" svg:x1="0cm" svg:y1="-0.001cm" svg:x2="0cm" svg:y2="0.165cm"><text:p/></draw:line><draw:line draw:style-name="gr2" draw:text-style-name="P76" svg:x1="0cm" svg:y1="0.082cm" svg:x2="0.529cm" svg:y2="0.082cm"><text:p/></draw:line><draw:line draw:style-name="gr2" draw:text-style-name="P76" svg:x1="0.529cm" svg:y1="0.082cm" svg:x2="0.439cm" svg:y2="-0.001cm"><text:p/></draw:line><draw:line draw:style-name="gr2" draw:text-style-name="P76" svg:x1="0.529cm" svg:y1="0.082cm" svg:x2="0.439cm" svg:y2="0.165cm"><text:p/></draw:line></draw:g> <draw:frame draw:style-name="fr4" draw:name="Objet192" text:anchor-type="as-char" svg:width="0.545cm" svg:height="0.485cm" draw:z-index="242"><draw:object xlink:href="./Object 192" xlink:type="simple" xlink:show="embed" xlink:actuate="onLoad"/><draw:image xlink:href="./ObjectReplacements/Object 192" xlink:type="simple" xlink:show="embed" xlink:actuate="onLoad"/><svg:desc>formule</svg:desc></draw:frame>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Croissances <text:s/>comparées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2.A2" office:value-type="string">
            <text:p text:style-name="P13"/>
            <text:p text:style-name="P13">On fera le lien avec les suites géométriques étudiées en classe de première et on expliquera <text:s/>ainsi l’expression <text:s/>« croissance ou décroissance exponentielle ». On s’appuiera sur des représentations graphiques pour illustrer les rapidités <text:s/>de croissance.</text:p>
            <text:p text:style-name="P13"/>
            <text:p text:style-name="P13"/>
            <text:p text:style-name="P13">On positionnera, à l'aide d'un <text:s/>grapheur, les courbes représentatives <text:span text:style-name="T3">x</text:span> <draw:g text:anchor-type="as-char" svg:y="-0.21cm" draw:z-index="101" draw:style-name="gr1"><draw:line draw:style-name="gr2" draw:text-style-name="P76" svg:x1="0cm" svg:y1="-0.001cm" svg:x2="0cm" svg:y2="0.165cm"><text:p/></draw:line><draw:line draw:style-name="gr2" draw:text-style-name="P76" svg:x1="0cm" svg:y1="0.082cm" svg:x2="0.529cm" svg:y2="0.082cm"><text:p/></draw:line><draw:line draw:style-name="gr2" draw:text-style-name="P76" svg:x1="0.529cm" svg:y1="0.082cm" svg:x2="0.439cm" svg:y2="-0.001cm"><text:p/></draw:line><draw:line draw:style-name="gr2" draw:text-style-name="P76" svg:x1="0.529cm" svg:y1="0.082cm" svg:x2="0.439cm" svg:y2="0.165cm"><text:p/></draw:line></draw:g> <draw:frame draw:style-name="fr4" draw:name="Objet194" text:anchor-type="as-char" svg:width="0.512cm" svg:height="0.485cm" draw:z-index="243"><draw:object xlink:href="./Object 194" xlink:type="simple" xlink:show="embed" xlink:actuate="onLoad"/><draw:image xlink:href="./ObjectReplacements/Object 194" xlink:type="simple" xlink:show="embed" xlink:actuate="onLoad"/><svg:desc>formule</svg:desc></draw:frame> et de </text:p>
            <text:p text:style-name="P13"><text:span text:style-name="T3">x</text:span> <text:s/><draw:g text:anchor-type="as-char" svg:y="-0.21cm" draw:z-index="102" draw:style-name="gr1"><draw:line draw:style-name="gr2" draw:text-style-name="P76" svg:x1="0cm" svg:y1="-0.001cm" svg:x2="0cm" svg:y2="0.165cm"><text:p/></draw:line><draw:line draw:style-name="gr2" draw:text-style-name="P76" svg:x1="0cm" svg:y1="0.082cm" svg:x2="0.529cm" svg:y2="0.082cm"><text:p/></draw:line><draw:line draw:style-name="gr2" draw:text-style-name="P76" svg:x1="0.529cm" svg:y1="0.082cm" svg:x2="0.439cm" svg:y2="-0.001cm"><text:p/></draw:line><draw:line draw:style-name="gr2" draw:text-style-name="P76" svg:x1="0.529cm" svg:y1="0.082cm" svg:x2="0.439cm" svg:y2="0.165cm"><text:p/></draw:line></draw:g> <draw:frame draw:style-name="fr4" draw:name="Objet195" text:anchor-type="as-char" svg:width="1.069cm" svg:height="0.445cm" draw:z-index="244"><draw:object xlink:href="./Object 195" xlink:type="simple" xlink:show="embed" xlink:actuate="onLoad"/><draw:image xlink:href="./ObjectReplacements/Object 195" xlink:type="simple" xlink:show="embed" xlink:actuate="onLoad"/><svg:desc>formule</svg:desc></draw:frame> <text:s/>par rapport à celles des fonctions <text:span text:style-name="T3">x</text:span> <draw:g text:anchor-type="as-char" svg:y="-0.21cm" draw:z-index="103" draw:style-name="gr1"><draw:line draw:style-name="gr2" draw:text-style-name="P76" svg:x1="0cm" svg:y1="-0.001cm" svg:x2="0cm" svg:y2="0.165cm"><text:p/></draw:line><draw:line draw:style-name="gr2" draw:text-style-name="P76" svg:x1="0cm" svg:y1="0.082cm" svg:x2="0.529cm" svg:y2="0.082cm"><text:p/></draw:line><draw:line draw:style-name="gr2" draw:text-style-name="P76" svg:x1="0.529cm" svg:y1="0.082cm" svg:x2="0.439cm" svg:y2="-0.001cm"><text:p/></draw:line><draw:line draw:style-name="gr2" draw:text-style-name="P76" svg:x1="0.529cm" svg:y1="0.082cm" svg:x2="0.439cm" svg:y2="0.165cm"><text:p/></draw:line></draw:g> <draw:frame draw:style-name="fr4" draw:name="Objet196" text:anchor-type="as-char" svg:width="0.547cm" svg:height="0.485cm" draw:z-index="245"><draw:object xlink:href="./Object 196" xlink:type="simple" xlink:show="embed" xlink:actuate="onLoad"/><draw:image xlink:href="./ObjectReplacements/Object 196" xlink:type="simple" xlink:show="embed" xlink:actuate="onLoad"/><svg:desc>formule</svg:desc></draw:frame>.</text:p>
            <text:p text:style-name="P13">On établira <text:s/>la limite en + ∞ de <draw:frame draw:style-name="fr4" draw:name="Objet197" text:anchor-type="as-char" svg:width="0.596cm" svg:height="0.972cm" draw:z-index="246"><draw:object xlink:href="./Object 197" xlink:type="simple" xlink:show="embed" xlink:actuate="onLoad"/><draw:image xlink:href="./ObjectReplacements/Object 197" xlink:type="simple" xlink:show="embed" xlink:actuate="onLoad"/><svg:desc>formule</svg:desc></draw:frame> et de <draw:frame draw:style-name="fr4" draw:name="Objet198" text:anchor-type="as-char" svg:width="1.129cm" svg:height="0.931cm" draw:z-index="247"><draw:object xlink:href="./Object 198" xlink:type="simple" xlink:show="embed" xlink:actuate="onLoad"/><draw:image xlink:href="./ObjectReplacements/Object 198" xlink:type="simple" xlink:show="embed" xlink:actuate="onLoad"/><svg:desc>formule</svg:desc></draw:frame> ; on en déduira <text:s/>la limite en – ∞ de <draw:frame draw:style-name="fr4" draw:name="Objet199" text:anchor-type="as-char" svg:width="0.716cm" svg:height="0.485cm" draw:z-index="248"><draw:object xlink:href="./Object 199" xlink:type="simple" xlink:show="embed" xlink:actuate="onLoad"/><draw:image xlink:href="./ObjectReplacements/Object 199" xlink:type="simple" xlink:show="embed" xlink:actuate="onLoad"/><svg:desc>formule</svg:desc></draw:frame>.</text:p>
            <text:p text:style-name="P13">On aboutira aux règles opératoires : « à l'infini, <text:s text:c="2"/>l’exponentielle de <text:span text:style-name="T3">x</text:span> <text:s/>l’emporte sur toute puissance de <text:span text:style-name="T3">x</text:span> » et « les puissances de <text:span text:style-name="T3">x</text:span> l’emportent sur le logarithme de <text:span text:style-name="T3">x</text:span> ».</text:p>
            <text:p text:style-name="P13"><text:s/></text:p>
          </table:table-cell>
          <table:table-cell table:style-name="Tableau12.C2" office:value-type="string">
            <text:p text:style-name="P13"/>
            <text:p text:style-name="P13">On pourra, pour certaines suites ou fonctions <text:s/>tendant vers + ∞ ou 0, illustrer la rapidité de la croissance ou de la convergence par le temps de doublement ou de diminution de moitié.</text:p>
            <text:p text:style-name="P13"/>
            <text:p text:style-name="P13"/>
            <text:p text:style-name="P13"/>
            <text:p text:style-name="P13"/>
            <text:p text:style-name="P13">On pourra aborder lors de l'étude <text:s/>de problèmes <text:s/>des fonctions du type x <draw:g text:anchor-type="as-char" svg:y="-0.21cm" draw:z-index="104" draw:style-name="gr1"><draw:line draw:style-name="gr2" draw:text-style-name="P76" svg:x1="0cm" svg:y1="-0.001cm" svg:x2="0cm" svg:y2="0.165cm"><text:p/></draw:line><draw:line draw:style-name="gr2" draw:text-style-name="P76" svg:x1="0cm" svg:y1="0.082cm" svg:x2="0.529cm" svg:y2="0.082cm"><text:p/></draw:line><draw:line draw:style-name="gr2" draw:text-style-name="P76" svg:x1="0.529cm" svg:y1="0.082cm" svg:x2="0.439cm" svg:y2="-0.001cm"><text:p/></draw:line><draw:line draw:style-name="gr2" draw:text-style-name="P76" svg:x1="0.529cm" svg:y1="0.082cm" svg:x2="0.439cm" svg:y2="0.165cm"><text:p/></draw:line></draw:g> <draw:frame draw:style-name="fr4" draw:name="Objet201" text:anchor-type="as-char" svg:width="0.55cm" svg:height="0.485cm" draw:z-index="249"><draw:object xlink:href="./Object 201" xlink:type="simple" xlink:show="embed" xlink:actuate="onLoad"/><draw:image xlink:href="./ObjectReplacements/Object 201" xlink:type="simple" xlink:show="embed" xlink:actuate="onLoad"/><svg:desc>formule</svg:desc></draw:frame> (avec <text:s/>α réel) ; <text:s/>l'étude générale de ces fonctions <text:s/>est hors programme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0:50:38.90</meta:creation-date>
    <meta:editing-duration>PT6H8M31S</meta:editing-duration>
    <meta:editing-cycles>32</meta:editing-cycles>
    <meta:generator>LibreOffice/3.5$Windows_x86 LibreOffice_project/dc9775d-05ecbee-0851ad3-1586698-727bf66</meta:generator>
    <meta:initial-creator>Johann DOLIVET</meta:initial-creator>
    <dc:date>2012-03-24T14:24:13.64</dc:date>
    <dc:creator>Johann DOLIVET</dc:creator>
    <meta:document-statistic meta:table-count="12" meta:image-count="6" meta:object-count="234" meta:page-count="9" meta:paragraph-count="280" meta:word-count="1662" meta:character-count="8243" meta:non-whitespace-character-count="6792"/>
  </office:meta>
</office:document-meta>
</file>

<file path=Object 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0/content.xml><?xml version="1.0" encoding="utf-8"?>
<math xmlns="http://www.w3.org/1998/Math/MathML">
  <semantics>
    <mrow>
      <mrow>
        <mi>x</mi>
        <mo stretchy="false">=</mo>
        <mi>ln</mi>
      </mrow>
      <mrow>
        <mo stretchy="false">(</mo>
        <mrow>
          <mi>y</mi>
        </mrow>
        <mo stretchy="false">)</mo>
      </mrow>
    </mrow>
    <annotation encoding="StarMath 5.0">x=ln(y)</annotation>
  </semantics>
</math>
</file>

<file path=Object 100/content.xml><?xml version="1.0" encoding="utf-8"?>
<math xmlns="http://www.w3.org/1998/Math/MathML">
  <semantics>
    <mrow>
      <mfrac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  <mo stretchy="false">−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n>0</mn>
              </mrow>
            </msup>
          </mrow>
        </mrow>
        <mrow>
          <mrow>
            <mi>x</mi>
            <mo stretchy="false">−</mo>
            <mrow>
              <mn>0</mn>
            </mrow>
          </mrow>
        </mrow>
      </mfrac>
    </mrow>
    <annotation encoding="StarMath 5.0">{{nitalic e}^x-{nitalic e}^{0}} over {x-{0}}</annotation>
  </semantics>
</math>
</file>

<file path=Object 101/content.xml><?xml version="1.0" encoding="utf-8"?>
<math xmlns="http://www.w3.org/1998/Math/MathML">
  <semantics>
    <mrow>
      <mfrac>
        <msup>
          <mrow>
            <mstyle mathvariant="normal">
              <mrow>
                <mi mathvariant="normal">e</mi>
              </mrow>
            </mstyle>
          </mrow>
          <mi>x</mi>
        </msup>
        <mi>x</mi>
      </mfrac>
    </mrow>
    <annotation encoding="StarMath 5.0">{nitalic e}^x over x</annotation>
  </semantics>
</math>
</file>

<file path=Object 10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  } { {nitalic e}^x over x} =+ infinity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frac>
              <mrow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  <mo stretchy="false">−</mo>
                  <mn>1</mn>
                </mrow>
              </mrow>
              <mi>x</mi>
            </mfrac>
          </mrow>
        </mrow>
        <mo stretchy="false">=</mo>
        <mn>1</mn>
      </mrow>
    </mrow>
    <annotation encoding="StarMath 5.0"> Lim from{ x rightarrow 0   } { {{nitalic e}^x-1} over x} =1
 </annotation>
  </semantics>
</math>
</file>

<file path=Object 104/content.xml><?xml version="1.0" encoding="utf-8"?>
<math xmlns="http://www.w3.org/1998/Math/MathML">
  <semantics>
    <mrow>
      <mrow>
        <mo stretchy="false">(</mo>
        <mrow>
          <mi>exp</mi>
        </mrow>
        <mo stretchy="false">)</mo>
      </mrow>
      <mrow>
        <mi>'</mi>
        <mo stretchy="false">=</mo>
        <mi>exp</mi>
      </mrow>
    </mrow>
    <annotation encoding="StarMath 5.0">(exp)'=exp</annotation>
  </semantics>
</math>
</file>

<file path=Object 10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n>0</mn>
          </mrow>
        </msup>
        <mo stretchy="false">=</mo>
        <mrow>
          <mn>1</mn>
        </mrow>
      </mrow>
    </mrow>
    <annotation encoding="StarMath 5.0">{nitalic e}^{0}={1}</annotation>
  </semantics>
</math>
</file>

<file path=Object 106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0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08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09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1/content.xml><?xml version="1.0" encoding="utf-8"?>
<math xmlns="http://www.w3.org/1998/Math/MathML">
  <semantics>
    <mrow>
      <mi>exp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exp(x)={nitalic e}^x</annotation>
  </semantics>
</math>
</file>

<file path=Object 110/content.xml><?xml version="1.0" encoding="utf-8"?>
<math xmlns="http://www.w3.org/1998/Math/MathML">
  <semantics>
    <mrow>
      <mrow>
        <mo stretchy="false">(</mo>
        <mrow>
          <msup>
            <mrow>
              <mstyle mathvariant="normal">
                <mrow>
                  <mi mathvariant="normal">e</mi>
                </mrow>
              </mstyle>
            </mrow>
            <mi>u</mi>
          </msup>
        </mrow>
        <mo stretchy="false">)</mo>
      </mrow>
      <mrow>
        <mi>'</mi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u</mi>
          </msup>
          <mo stretchy="false">×</mo>
          <mi>u</mi>
        </mrow>
      </mrow>
      <mi>'</mi>
    </mrow>
    <annotation encoding="StarMath 5.0">({nitalic e}^u)'={nitalic e}^u times u'</annotation>
  </semantics>
</math>
</file>

<file path=Object 11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12/content.xml><?xml version="1.0" encoding="utf-8"?>
<math xmlns="http://www.w3.org/1998/Math/MathML">
  <semantics>
    <mrow>
      <mi>exp</mi>
      <mo stretchy="false">∘</mo>
      <mi>u</mi>
    </mrow>
    <annotation encoding="StarMath 5.0">exp circ u</annotation>
  </semantics>
</math>
</file>

<file path=Object 113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14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{nitalic e}^{u(x)}</annotation>
  </semantics>
</math>
</file>

<file path=Object 115/content.xml><?xml version="1.0" encoding="utf-8"?>
<math xmlns="http://www.w3.org/1998/Math/MathML">
  <semantics>
    <mrow>
      <mi>u</mi>
      <mrow>
        <mrow>
          <mo stretchy="false">(</mo>
          <mrow>
            <mrow>
              <mn>5</mn>
            </mrow>
          </mrow>
          <mo stretchy="false">)</mo>
        </mrow>
        <mo stretchy="false">=</mo>
        <mi>ln</mi>
      </mrow>
      <mrow>
        <mn>8</mn>
      </mrow>
    </mrow>
    <annotation encoding="StarMath 5.0">u({5})=ln{8}</annotation>
  </semantics>
</math>
</file>

<file path=Object 116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u</mi>
              <mrow>
                <mo stretchy="false">(</mo>
                <mrow>
                  <mrow>
                    <mn>5</mn>
                  </mrow>
                </mrow>
                <mo stretchy="false">)</mo>
              </mrow>
            </mrow>
          </msup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i>ln</mi>
              <mrow>
                <mn>8</mn>
              </mrow>
            </mrow>
          </msup>
        </mrow>
        <mo stretchy="false">=</mo>
        <mrow>
          <mn>8</mn>
        </mrow>
      </mrow>
    </mrow>
    <annotation encoding="StarMath 5.0">{nitalic e}^{u({5})}={nitalic e}^{ln{8}}={8}</annotation>
  </semantics>
</math>
</file>

<file path=Object 117/content.xml><?xml version="1.0" encoding="utf-8"?>
<math xmlns="http://www.w3.org/1998/Math/MathML">
  <semantics>
    <mrow>
      <mrow>
        <mo stretchy="false">(</mo>
        <mrow>
          <mi>exp</mi>
          <mo stretchy="false">∘</mo>
          <mi>u</mi>
        </mrow>
        <mo stretchy="false">)</mo>
      </mrow>
      <mi>'</mi>
      <mrow>
        <mrow>
          <mo stretchy="false">(</mo>
          <mrow>
            <mi>x</mi>
          </mrow>
          <mo stretchy="false">)</mo>
        </mrow>
        <mo stretchy="false">=</mo>
        <mi>exp</mi>
      </mrow>
      <mi>'</mi>
      <mrow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×</mo>
        <mi>u</mi>
      </mrow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</msup>
          <mo stretchy="false">×</mo>
          <mi>u</mi>
        </mrow>
      </mrow>
      <mi>'</mi>
      <mrow>
        <mo stretchy="false">(</mo>
        <mrow>
          <mi>x</mi>
        </mrow>
        <mo stretchy="false">)</mo>
      </mrow>
    </mrow>
    <annotation encoding="StarMath 5.0">(exp circ u)'(x)=exp'(u(x)) times u'(x)={nitalic e}^{u(x)} times u'(x)</annotation>
  </semantics>
</math>
</file>

<file path=Object 118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1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3</mn>
          </mrow>
        </mrow>
      </mrow>
      <mi>x</mi>
    </mrow>
    <annotation encoding="StarMath 5.0">f(x)={nitalic e}^x-{3}x</annotation>
  </semantics>
</math>
</file>

<file path=Object 12/content.xml><?xml version="1.0" encoding="utf-8"?>
<math xmlns="http://www.w3.org/1998/Math/MathML">
  <semantics>
    <mrow>
      <mrow>
        <mi>y</mi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y={nitalic e}^x</annotation>
  </semantics>
</math>
</file>

<file path=Object 120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21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3</mn>
          </mrow>
        </mrow>
      </mrow>
    </mrow>
    <annotation encoding="StarMath 5.0">f'(x)={nitalic e}^x-{3}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%alpha  } { u(x)} =+infinity </annotation>
  </semantics>
</math>
</file>

<file path=Object 12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sup>
              <mi>e</mi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%alpha  } { e^{u(x)}} =+infinity </annotation>
  </semantics>
</math>
</file>

<file path=Object 12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%alpha  } { u(x)} =-infinity </annotation>
  </semantics>
</math>
</file>

<file path=Object 12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sup>
              <mi>e</mi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sup>
          </mrow>
        </mrow>
        <mo stretchy="false">=</mo>
        <mn>0</mn>
      </mrow>
    </mrow>
    <annotation encoding="StarMath 5.0"> Lim from{ x rightarrow %alpha  } { e^{u(x)}} =0</annotation>
  </semantics>
</math>
</file>

<file path=Object 126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2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 rightarrow %alpha  } { u(x)} =l</annotation>
  </semantics>
</math>
</file>

<file path=Object 12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o stretchy="false">α</mo>
            </mrow>
          </munder>
          <mrow>
            <msup>
              <mi>e</mi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sup>
          </mrow>
        </mrow>
        <mo stretchy="false">=</mo>
        <msup>
          <mrow>
            <mi>e</mi>
          </mrow>
          <mi>l</mi>
        </msup>
      </mrow>
    </mrow>
    <annotation encoding="StarMath 5.0"> Lim from{ x rightarrow %alpha  } { e^{u(x)}} ={ e}^l</annotation>
  </semantics>
</math>
</file>

<file path=Object 129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13/content.xml><?xml version="1.0" encoding="utf-8"?>
<math xmlns="http://www.w3.org/1998/Math/MathML">
  <semantics>
    <mrow>
      <mi>ln</mi>
      <mrow>
        <mrow>
          <mo stretchy="false">(</mo>
          <mrow>
            <mi>y</mi>
          </mrow>
          <mo stretchy="false">)</mo>
        </mrow>
        <mo stretchy="false">=</mo>
        <mi>x</mi>
      </mrow>
    </mrow>
    <annotation encoding="StarMath 5.0">ln(y)=x</annotation>
  </semantics>
</math>
</file>

<file path=Object 1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1</mn>
        </mrow>
      </mrow>
    </mrow>
    <annotation encoding="StarMath 5.0"> Lim from{ x rightarrow +infinity  } { u(x)} ={1}</annotation>
  </semantics>
</math>
</file>

<file path=Object 131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sup>
                <mi>e</mi>
                <mrow>
                  <mi>u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sup>
            </mrow>
          </mrow>
          <mo stretchy="false">=</mo>
          <msup>
            <mi>e</mi>
            <mrow>
              <mn>1</mn>
            </mrow>
          </msup>
        </mrow>
        <mo stretchy="false">=</mo>
        <mi>e</mi>
      </mrow>
    </mrow>
    <annotation encoding="StarMath 5.0"> Lim from{ x rightarrow +infinity  } {e^{ u(x)}} =e^{1}=e</annotation>
  </semantics>
</math>
</file>

<file path=Object 132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l</mi>
      </msup>
    </mrow>
    <annotation encoding="StarMath 5.0">{nitalic e}^ l</annotation>
  </semantics>
</math>
</file>

<file path=Object 133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{nitalic e}^{u(x)}</annotation>
  </semantics>
</math>
</file>

<file path=Object 13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row>
                  <mn>2</mn>
                </mrow>
              </mrow>
              <mrow>
                <mi>x</mi>
                <mo stretchy="false">+</mo>
                <mrow>
                  <mn>1</mn>
                </mrow>
              </mrow>
            </mrow>
          </msup>
          <mo stretchy="false">+</mo>
          <mrow>
            <mn>2</mn>
          </mrow>
        </mrow>
      </mrow>
    </mrow>
    <annotation encoding="StarMath 5.0">f(x)={nitalic e}^{-{2}x+{1}}+{2}</annotation>
  </semantics>
</math>
</file>

<file path=Object 13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sup>
        <mrow>
          <mstyle mathvariant="normal">
            <mrow>
              <mi mathvariant="normal">e</mi>
            </mrow>
          </mstyle>
        </mrow>
        <mrow>
          <mrow>
            <mo stretchy="false">−</mo>
            <mrow>
              <mn>2</mn>
            </mrow>
          </mrow>
          <mrow>
            <mi>x</mi>
            <mo stretchy="false">+</mo>
            <mrow>
              <mn>1</mn>
            </mrow>
          </mrow>
        </mrow>
      </msup>
    </mrow>
    <annotation encoding="StarMath 5.0">f'(x)=-{2}{nitalic e}^{-{2}x+{1}}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−</mo>
        <mi>x</mi>
      </mrow>
    </mrow>
    <annotation encoding="StarMath 5.0">f(x)={4}{nitalic e}^x-x</annotation>
  </semantics>
</math>
</file>

<file path=Object 13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sup>
      </mrow>
    </mrow>
    <annotation encoding="StarMath 5.0">f(x)={nitalic e}^{x^2+{1}}</annotation>
  </semantics>
</math>
</file>

<file path=Object 1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-infinity  } { u(x)} ={0}</annotation>
  </semantics>
</math>
</file>

<file path=Object 139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−</mo>
                  <mo stretchy="false">∞</mo>
                </mrow>
              </mrow>
            </munder>
            <mrow>
              <msup>
                <mi>e</mi>
                <mrow>
                  <mi>u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sup>
            </mrow>
          </mrow>
          <mo stretchy="false">=</mo>
          <msup>
            <mi>e</mi>
            <mrow>
              <mn>0</mn>
            </mrow>
          </msup>
        </mrow>
        <mo stretchy="false">=</mo>
        <mn>1</mn>
      </mrow>
    </mrow>
    <annotation encoding="StarMath 5.0"> Lim from{ x rightarrow -infinity  } {e^{ u(x)}} =e^{0}=1</annotation>
  </semantics>
</math>
</file>

<file path=Object 1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⩽</mo>
        <mi>y</mi>
      </mrow>
    </mrow>
    <annotation encoding="StarMath 5.0">{nitalic e}^x leslant y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2</mn>
                <mtext>-</mtext>
              </msup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2^"-" } { u(x)} =+ infinity
 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2</mn>
                <mtext>-</mtext>
              </msup>
            </mrow>
          </munder>
          <mrow>
            <msup>
              <mi>e</mi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2^"-" } { e ^{u(x)}} =+ infinity</annotation>
  </semantics>
</math>
</file>

<file path=Object 14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2</mn>
                <mtext>+</mtext>
              </msup>
            </mrow>
          </munder>
          <mrow>
            <mi>u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2^"+" } { u(x)} =+ infinity
 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2</mn>
                <mtext>+</mtext>
              </msup>
            </mrow>
          </munder>
          <mrow>
            <msup>
              <mi>e</mi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sup>
          </mrow>
        </mrow>
        <mo stretchy="false">=</mo>
        <mn>0</mn>
      </mrow>
    </mrow>
    <annotation encoding="StarMath 5.0"> Lim from{ x rightarrow 2^"+" } { e ^{u(x)}} =0</annotation>
  </semantics>
</math>
</file>

<file path=Object 14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sup>
        <mi mathvariant="italic">xe</mi>
        <mrow>
          <mrow>
            <msup>
              <mi>x</mi>
              <mn>2</mn>
            </msup>
            <mo stretchy="false">+</mo>
            <mrow>
              <mn>1</mn>
            </mrow>
          </mrow>
        </mrow>
      </msup>
    </mrow>
    <annotation encoding="StarMath 5.0">f'(x)={2}xe^{x^2+{1}}</annotation>
  </semantics>
</math>
</file>

<file path=Object 145/content.xml><?xml version="1.0" encoding="utf-8"?>
<math xmlns="http://www.w3.org/1998/Math/MathML">
  <semantics>
    <mrow>
      <mrow>
        <mn>4</mn>
      </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−</mo>
        <mfrac>
          <msup>
            <mi>x</mi>
            <mn>2</mn>
          </msup>
          <mrow>
            <mn>2</mn>
          </mrow>
        </mfrac>
      </mrow>
    </mrow>
    <annotation encoding="StarMath 5.0">{4}{nitalic e}^x-x^2 over {2}</annotation>
  </semantics>
</math>
</file>

<file path=Object 1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4</mn>
        </mrow>
      </mrow>
      <msup>
        <mrow>
          <mstyle mathvariant="normal">
            <mrow>
              <mi mathvariant="normal">e</mi>
            </mrow>
          </mstyle>
        </mrow>
        <mrow>
          <mrow>
            <mn>4</mn>
          </mrow>
          <mrow>
            <mi>x</mi>
            <mo stretchy="false">−</mo>
            <mrow>
              <mn>1</mn>
            </mrow>
          </mrow>
        </mrow>
      </msup>
    </mrow>
    <annotation encoding="StarMath 5.0">f(x)={4}{nitalic e}^{{4}x-{1}}</annotation>
  </semantics>
</math>
</file>

<file path=Object 14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row>
            <mn>4</mn>
          </mrow>
          <mrow>
            <mi>x</mi>
            <mo stretchy="false">−</mo>
            <mrow>
              <mn>1</mn>
            </mrow>
          </mrow>
        </mrow>
      </msup>
    </mrow>
    <annotation encoding="StarMath 5.0">{nitalic e}^{{4}x-{1}}</annotation>
  </semantics>
</math>
</file>

<file path=Object 148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149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row>
          <mrow>
            <mi>b</mi>
            <mo stretchy="false">×</mo>
            <mi>ln</mi>
          </mrow>
          <mrow>
            <mi>a</mi>
          </mrow>
        </mrow>
      </msup>
    </mrow>
    <annotation encoding="StarMath 5.0">{nitalic e}^{b times ln{a}}</annotation>
  </semantics>
</math>
</file>

<file path=Object 15/content.xml><?xml version="1.0" encoding="utf-8"?>
<math xmlns="http://www.w3.org/1998/Math/MathML">
  <semantics>
    <mrow>
      <mrow>
        <mi>x</mi>
        <mo stretchy="false">⩽</mo>
        <mi>ln</mi>
      </mrow>
      <mrow>
        <mo stretchy="false">(</mo>
        <mrow>
          <mi>y</mi>
        </mrow>
        <mo stretchy="false">)</mo>
      </mrow>
    </mrow>
    <annotation encoding="StarMath 5.0">x leslant ln(y)</annotation>
  </semantics>
</math>
</file>

<file path=Object 150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i>b</mi>
                <mo stretchy="false">×</mo>
                <mi>ln</mi>
              </mrow>
              <mrow>
                <mi>a</mi>
              </mrow>
            </mrow>
          </msup>
          <mo stretchy="false">=</mo>
          <msup>
            <mrow>
              <mo stretchy="false">(</mo>
              <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row>
                    <mi>ln</mi>
                    <mrow>
                      <mi>a</mi>
                    </mrow>
                  </mrow>
                </msup>
              </mrow>
              <mo stretchy="false">)</mo>
            </mrow>
            <mi>b</mi>
          </msup>
        </mrow>
        <mo stretchy="false">=</mo>
        <msup>
          <mi>a</mi>
          <mi>b</mi>
        </msup>
      </mrow>
    </mrow>
    <annotation encoding="StarMath 5.0">{nitalic e}^{b times ln{a}}=({nitalic e}^{ln{a}})^b=a^b</annotation>
  </semantics>
</math>
</file>

<file path=Object 151/content.xml><?xml version="1.0" encoding="utf-8"?>
<math xmlns="http://www.w3.org/1998/Math/MathML">
  <semantics>
    <mrow>
      <mrow>
        <msup>
          <mi>a</mi>
          <mi>b</mi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i>b</mi>
              <mo stretchy="false">×</mo>
              <mi>ln</mi>
            </mrow>
            <mrow>
              <mi>a</mi>
            </mrow>
          </mrow>
        </msup>
      </mrow>
    </mrow>
    <annotation encoding="StarMath 5.0">a^b={nitalic e}^{b times ln{a}}</annotation>
  </semantics>
</math>
</file>

<file path=Object 152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53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154/content.xml><?xml version="1.0" encoding="utf-8"?>
<math xmlns="http://www.w3.org/1998/Math/MathML">
  <semantics>
    <mrow>
      <mrow>
        <msup>
          <mi>a</mi>
          <mi>x</mi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i>x</mi>
            <mi>ln</mi>
            <mrow>
              <mi>a</mi>
            </mrow>
          </mrow>
        </msup>
      </mrow>
    </mrow>
    <annotation encoding="StarMath 5.0">a^x={nitalic e}^{x ln{a}}</annotation>
  </semantics>
</math>
</file>

<file path=Object 155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56/content.xml><?xml version="1.0" encoding="utf-8"?>
<math xmlns="http://www.w3.org/1998/Math/MathML">
  <semantics>
    <mrow>
      <mrow>
        <mi>a</mi>
        <mo stretchy="false">−</mo>
        <mrow>
          <mn>1</mn>
        </mrow>
      </mrow>
    </mrow>
    <annotation encoding="StarMath 5.0">a-{1}</annotation>
  </semantics>
</math>
</file>

<file path=Object 157/content.xml><?xml version="1.0" encoding="utf-8"?>
<math xmlns="http://www.w3.org/1998/Math/MathML">
  <semantics>
    <mrow>
      <mi>a</mi>
      <mrow>
        <mi>'</mi>
        <mo stretchy="false">&gt;</mo>
        <mrow>
          <mn>0</mn>
        </mrow>
      </mrow>
    </mrow>
    <annotation encoding="StarMath 5.0">a'&gt;{0}</annotation>
  </semantics>
</math>
</file>

<file path=Object 158/content.xml><?xml version="1.0" encoding="utf-8"?>
<math xmlns="http://www.w3.org/1998/Math/MathML">
  <semantics>
    <mrow>
      <mi>f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i>a</mi>
            <mi>x</mi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i>x</mi>
            <mi>ln</mi>
            <mrow>
              <mi>a</mi>
            </mrow>
          </mrow>
        </msup>
      </mrow>
    </mrow>
    <annotation encoding="StarMath 5.0">f(x) = a^x={nitalic e}^{x ln{a}}</annotation>
  </semantics>
</math>
</file>

<file path=Object 159/content.xml><?xml version="1.0" encoding="utf-8"?>
<math xmlns="http://www.w3.org/1998/Math/MathML">
  <semantics>
    <mrow>
      <mi>f</mi>
      <mi>'</mi>
      <mrow>
        <mrow>
          <mrow>
            <mo stretchy="false">(</mo>
            <mrow>
              <mi>x</mi>
            </mrow>
            <mo stretchy="false">)</mo>
          </mrow>
          <mo stretchy="false">=</mo>
          <mrow>
            <mrow>
              <mo stretchy="false">(</mo>
              <mrow>
                <mi>ln</mi>
                <mrow>
                  <mi>a</mi>
                </mrow>
              </mrow>
              <mo stretchy="false">)</mo>
            </mrow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x</mi>
                <mi>ln</mi>
                <mi>a</mi>
              </mrow>
            </msup>
          </mrow>
        </mrow>
        <mo stretchy="false">=</mo>
        <mrow>
          <mrow>
            <mo stretchy="false">(</mo>
            <mrow>
              <mi>ln</mi>
              <mrow>
                <mi>a</mi>
              </mrow>
            </mrow>
            <mo stretchy="false">)</mo>
          </mrow>
          <mo stretchy="false">×</mo>
          <msup>
            <mi>a</mi>
            <mi>x</mi>
          </msup>
        </mrow>
      </mrow>
    </mrow>
    <annotation encoding="StarMath 5.0">f'(x)=(ln{a}) times {nitalic e}^{x ln a}=(ln{a}) times a^x</annotation>
  </semantics>
</math>
</file>

<file path=Object 1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160/content.xml><?xml version="1.0" encoding="utf-8"?>
<math xmlns="http://www.w3.org/1998/Math/MathML">
  <semantics>
    <mrow>
      <mrow>
        <msup>
          <mi>a</mi>
          <mi>x</mi>
        </msup>
        <mo stretchy="false">&gt;</mo>
        <mrow>
          <mn>0</mn>
        </mrow>
      </mrow>
    </mrow>
    <annotation encoding="StarMath 5.0">a^x&gt;{0}</annotation>
  </semantics>
</math>
</file>

<file path=Object 161/content.xml><?xml version="1.0" encoding="utf-8"?>
<math xmlns="http://www.w3.org/1998/Math/MathML">
  <semantics>
    <mrow>
      <mi>ln</mi>
      <mrow>
        <mi>a</mi>
      </mrow>
    </mrow>
    <annotation encoding="StarMath 5.0">ln{a}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a</mi>
              <mi>x</mi>
            </msup>
          </mrow>
        </mrow>
        <mo stretchy="false">=</mo>
        <mn>0</mn>
      </mrow>
    </mrow>
    <annotation encoding="StarMath 5.0"> Lim from{ x rightarrow +infinity  } { a^x} =0</annotation>
  </semantics>
</math>
</file>

<file path=Object 16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a</mi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-infinity  } { a^x} =+ infinity</annotation>
  </semantics>
</math>
</file>

<file path=Object 164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65/content.xml><?xml version="1.0" encoding="utf-8"?>
<math xmlns="http://www.w3.org/1998/Math/MathML">
  <semantics>
    <mrow>
      <mi>ln</mi>
      <mrow>
        <mrow>
          <mi>a</mi>
          <mo stretchy="false">&gt;</mo>
          <mrow>
            <mn>0</mn>
          </mrow>
        </mrow>
      </mrow>
    </mrow>
    <annotation encoding="StarMath 5.0">ln{a&gt;{0}}</annotation>
  </semantics>
</math>
</file>

<file path=Object 166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16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a</mi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a^x} =+infinity 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a</mi>
              <mi>x</mi>
            </msup>
          </mrow>
        </mrow>
        <mo stretchy="false">=</mo>
        <mn>0</mn>
      </mrow>
    </mrow>
    <annotation encoding="StarMath 5.0"> Lim from{ x rightarrow -infinity  } { a^x} =0</annotation>
  </semantics>
</math>
</file>

<file path=Object 169/content.xml><?xml version="1.0" encoding="utf-8"?>
<math xmlns="http://www.w3.org/1998/Math/MathML">
  <semantics>
    <mrow>
      <mrow>
        <mrow>
          <mn>0</mn>
          <mo stretchy="false">&lt;</mo>
          <mi>a</mi>
        </mrow>
        <mo stretchy="false">&lt;</mo>
        <mrow>
          <mn>1</mn>
        </mrow>
      </mrow>
    </mrow>
    <annotation encoding="StarMath 5.0">0&lt;a&lt;{1}</annotation>
  </semantics>
</math>
</file>

<file path=Object 17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o stretchy="false">)</mo>
        </mrow>
        <mo stretchy="false">=</mo>
        <mi>x</mi>
      </mrow>
    </mrow>
    <annotation encoding="StarMath 5.0">ln({nitalic e}^x)=x</annotation>
  </semantics>
</math>
</file>

<file path=Object 170/content.xml><?xml version="1.0" encoding="utf-8"?>
<math xmlns="http://www.w3.org/1998/Math/MathML">
  <semantics>
    <mrow>
      <mi>ln</mi>
      <mrow>
        <mrow>
          <mi>a</mi>
          <mo stretchy="false">&lt;</mo>
          <mrow>
            <mn>0</mn>
          </mrow>
        </mrow>
      </mrow>
    </mrow>
    <annotation encoding="StarMath 5.0">ln{a&lt;{0}}</annotation>
  </semantics>
</math>
</file>

<file path=Object 171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172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a</mi>
          <mo stretchy="false">×</mo>
          <msub>
            <mi>u</mi>
            <mrow>
              <mi>n</mi>
            </mrow>
          </msub>
        </mrow>
      </mrow>
    </mrow>
    <annotation encoding="StarMath 5.0">u_{n+{1}}=a times u_{n}</annotation>
  </semantics>
</math>
</file>

<file path=Object 173/content.xml><?xml version="1.0" encoding="utf-8"?>
<math xmlns="http://www.w3.org/1998/Math/MathML">
  <semantics>
    <mrow>
      <mrow>
        <mrow>
          <mfrac>
            <mrow>
              <mrow>
                <msub>
                  <mi>u</mi>
                  <mrow>
                    <mrow>
                      <mi>n</mi>
                      <mo stretchy="false">+</mo>
                      <mrow>
                        <mn>1</mn>
                      </mrow>
                    </mrow>
                  </mrow>
                </msub>
                <mo stretchy="false">−</mo>
                <msub>
                  <mi>u</mi>
                  <mi>n</mi>
                </msub>
              </mrow>
            </mrow>
            <msub>
              <mi>u</mi>
              <mi>n</mi>
            </msub>
          </mfrac>
          <mo stretchy="false">=</mo>
          <mfrac>
            <mrow>
              <mrow>
                <mrow>
                  <mi>a</mi>
                  <mo stretchy="false">×</mo>
                  <msub>
                    <mi>u</mi>
                    <mi>n</mi>
                  </msub>
                </mrow>
                <mo stretchy="false">−</mo>
                <msub>
                  <mi>u</mi>
                  <mi>n</mi>
                </msub>
              </mrow>
            </mrow>
            <msub>
              <mi>u</mi>
              <mi>n</mi>
            </msub>
          </mfrac>
        </mrow>
        <mo stretchy="false">=</mo>
        <mrow>
          <mi>a</mi>
          <mo stretchy="false">−</mo>
          <mrow>
            <mn>1</mn>
          </mrow>
        </mrow>
      </mrow>
    </mrow>
    <annotation encoding="StarMath 5.0">{u_{n+{1}}-u_n} over u_n={a times u_n-u_n} over u_n=a-{1}</annotation>
  </semantics>
</math>
</file>

<file path=Object 174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u_n=u_{0} times a^n</annotation>
  </semantics>
</math>
</file>

<file path=Object 175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7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77/content.xml><?xml version="1.0" encoding="utf-8"?>
<math xmlns="http://www.w3.org/1998/Math/MathML">
  <semantics>
    <msup>
      <mi>a</mi>
      <mi>b</mi>
    </msup>
    <annotation encoding="StarMath 5.0">a^b</annotation>
  </semantics>
</math>
</file>

<file path=Object 178/content.xml><?xml version="1.0" encoding="utf-8"?>
<math xmlns="http://www.w3.org/1998/Math/MathML">
  <semantics>
    <msup>
      <mstyle mathvariant="normal">
        <mrow>
          <mi mathvariant="normal">e</mi>
        </mrow>
      </mstyle>
      <mi>x</mi>
    </msup>
    <annotation encoding="StarMath 5.0">{nitalic e}^x</annotation>
  </semantics>
</math>
</file>

<file path=Object 179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ln</mi>
                  <mrow>
                    <msub>
                      <mi>u</mi>
                      <mrow>
                        <mn>0</mn>
                      </mrow>
                    </msub>
                  </mrow>
                </mrow>
              </msup>
              <mo stretchy="false">×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n</mi>
                  <mrow>
                    <mi>ln</mi>
                    <mrow>
                      <mi>a</mi>
                    </mrow>
                  </mrow>
                </mrow>
              </msup>
            </mrow>
          </mrow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i>n</mi>
              <mrow>
                <mrow>
                  <mi>ln</mi>
                  <mrow>
                    <mi>a</mi>
                  </mrow>
                </mrow>
                <mo stretchy="false">+</mo>
                <mi>ln</mi>
              </mrow>
              <mrow>
                <msub>
                  <mi>u</mi>
                  <mrow>
                    <mn>0</mn>
                  </mrow>
                </msub>
              </mrow>
            </mrow>
          </msup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i mathvariant="italic">An</mi>
              <mo stretchy="false">+</mo>
              <mi>B</mi>
            </mrow>
          </mrow>
        </msup>
      </mrow>
    </mrow>
    <annotation encoding="StarMath 5.0">u_n={nitalic e}^{ln{u_{0}}} times {nitalic e}^{n{ln{a}}}={nitalic e}^{n{ln{a}}+ln{u_{0}}}={nitalic e}^{An+B}</annotation>
  </semantics>
</math>
</file>

<file path=Object 1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x</mi>
            </mrow>
          </mrow>
        </msup>
        <mo stretchy="false">=</mo>
        <mi>x</mi>
      </mrow>
    </mrow>
    <annotation encoding="StarMath 5.0">{nitalic e}^{ln{x}}=x</annotation>
  </semantics>
</math>
</file>

<file path=Object 180/content.xml><?xml version="1.0" encoding="utf-8"?>
<math xmlns="http://www.w3.org/1998/Math/MathML">
  <semantics>
    <mrow>
      <mrow>
        <mi>A</mi>
        <mo stretchy="false">=</mo>
        <mi>ln</mi>
      </mrow>
      <mrow>
        <mi>a</mi>
      </mrow>
    </mrow>
    <annotation encoding="StarMath 5.0">A=ln{a}</annotation>
  </semantics>
</math>
</file>

<file path=Object 181/content.xml><?xml version="1.0" encoding="utf-8"?>
<math xmlns="http://www.w3.org/1998/Math/MathML">
  <semantics>
    <mrow>
      <mrow>
        <mi>B</mi>
        <mo stretchy="false">=</mo>
        <mi>ln</mi>
      </mrow>
      <mrow>
        <msub>
          <mi>u</mi>
          <mn>0</mn>
        </msub>
      </mrow>
    </mrow>
    <annotation encoding="StarMath 5.0">B=ln{u_0}</annotation>
  </semantics>
</math>
</file>

<file path=Object 182/content.xml><?xml version="1.0" encoding="utf-8"?>
<math xmlns="http://www.w3.org/1998/Math/MathML">
  <semantics>
    <mrow>
      <mrow>
        <msup>
          <mi>x</mi>
          <mi>n</mi>
        </msup>
        <mo stretchy="false">=</mo>
        <mi>a</mi>
      </mrow>
    </mrow>
    <annotation encoding="StarMath 5.0">x^n=a</annotation>
  </semantics>
</math>
</file>

<file path=Object 183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n>16</mn>
                </mrow>
              </mrow>
              <mo stretchy="false">)</mo>
            </mrow>
            <mrow>
              <mfrac>
                <mrow>
                  <mn>1</mn>
                </mrow>
                <mrow>
                  <mn>4</mn>
                </mrow>
              </mfrac>
            </mrow>
          </msup>
          <mo stretchy="false">=</mo>
          <mroot>
            <mrow>
              <mn>16</mn>
            </mrow>
            <mrow>
              <mn>4</mn>
            </mrow>
          </mroot>
        </mrow>
        <mo stretchy="false">=</mo>
        <mrow>
          <mn>2</mn>
        </mrow>
      </mrow>
    </mrow>
    <annotation encoding="StarMath 5.0"> ({16})^{{1} over {4}}=nroot{4}{16}={2}</annotation>
  </semantics>
</math>
</file>

<file path=Object 184/content.xml><?xml version="1.0" encoding="utf-8"?>
<math xmlns="http://www.w3.org/1998/Math/MathML">
  <semantics>
    <mrow>
      <mi>b</mi>
      <mo stretchy="false">=</mo>
      <mfrac>
        <mn>1</mn>
        <mi>n</mi>
      </mfrac>
    </mrow>
    <annotation encoding="StarMath 5.0">b  =  1 over n</annotation>
  </semantics>
</math>
</file>

<file path=Object 185/content.xml><?xml version="1.0" encoding="utf-8"?>
<math xmlns="http://www.w3.org/1998/Math/MathML">
  <semantics>
    <mrow>
      <mrow>
        <mrow>
          <mi>x</mi>
          <mo stretchy="false">=</mo>
          <msup>
            <mi>a</mi>
            <mrow>
              <mfrac>
                <mrow>
                  <mn>1</mn>
                </mrow>
                <mi>n</mi>
              </mfrac>
            </mrow>
          </msup>
        </mrow>
        <mo stretchy="false">=</mo>
        <mroot>
          <mrow>
            <mi>a</mi>
          </mrow>
          <mrow>
            <mi>n</mi>
          </mrow>
        </mroot>
      </mrow>
    </mrow>
    <annotation encoding="StarMath 5.0">x=a^{{1} over n}=nroot{n}{a}</annotation>
  </semantics>
</math>
</file>

<file path=Object 186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row>
                    <mrow>
                      <mn>4</mn>
                    </mrow>
                    <mo stretchy="false">×</mo>
                    <mrow>
                      <mn>2</mn>
                    </mrow>
                  </mrow>
                  <mo stretchy="false">×</mo>
                  <mrow>
                    <mn>1</mn>
                  </mrow>
                </mrow>
              </mrow>
              <mo stretchy="false">)</mo>
            </mrow>
            <mrow>
              <mfrac>
                <mrow>
                  <mn>1</mn>
                </mrow>
                <mrow>
                  <mn>3</mn>
                </mrow>
              </mfrac>
            </mrow>
          </msup>
          <mo stretchy="false">=</mo>
          <msup>
            <mrow>
              <mn>8</mn>
            </mrow>
            <mrow>
              <mfrac>
                <mrow>
                  <mn>1</mn>
                </mrow>
                <mrow>
                  <mn>3</mn>
                </mrow>
              </mfrac>
            </mrow>
          </msup>
        </mrow>
        <mo stretchy="false">=</mo>
        <mrow>
          <mn>2</mn>
        </mrow>
      </mrow>
    </mrow>
    <annotation encoding="StarMath 5.0">({4} times {2} times {1})^{{1} over {3}}={8}^{{1} over {3}}={2}</annotation>
  </semantics>
</math>
</file>

<file path=Object 187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18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n>3</mn>
          </mrow>
          <mi>x</mi>
        </msup>
      </mrow>
    </mrow>
    <annotation encoding="StarMath 5.0">f(x)={3}^x</annotation>
  </semantics>
</math>
</file>

<file path=Object 189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sup>
          <mrow>
            <mn>3</mn>
          </mrow>
          <mi>x</mi>
        </msup>
      </mrow>
      <mi>ln</mi>
      <mrow>
        <mn>3</mn>
      </mrow>
    </mrow>
    <annotation encoding="StarMath 5.0">f'(x)={3}^x ln{3}</annotation>
  </semantics>
</math>
</file>

<file path=Object 1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row>
          <mn>1</mn>
        </mrow>
      </mrow>
    </mrow>
    <annotation encoding="StarMath 5.0">{nitalic e}^x={1}</annotation>
  </semantics>
</math>
</file>

<file path=Object 190/content.xml><?xml version="1.0" encoding="utf-8"?>
<math xmlns="http://www.w3.org/1998/Math/MathML">
  <semantics>
    <mfrac>
      <mrow>
        <mi>ƒ</mi>
        <mrow>
          <mo stretchy="false">(</mo>
          <mi>b</mi>
          <mo stretchy="false">)</mo>
        </mrow>
        <mi>–</mi>
        <mi>ƒ</mi>
        <mrow>
          <mo stretchy="false">(</mo>
          <mi>a</mi>
          <mo stretchy="false">)</mo>
        </mrow>
      </mrow>
      <mrow>
        <mi>b</mi>
        <mi>–</mi>
        <mi>a</mi>
      </mrow>
    </mfrac>
    <annotation encoding="StarMath 5.0">{ƒ(b) – ƒ(a) } over {b  – a}</annotation>
  </semantics>
</math>
</file>

<file path=Object 191/content.xml><?xml version="1.0" encoding="utf-8"?>
<math xmlns="http://www.w3.org/1998/Math/MathML">
  <semantics>
    <mfrac>
      <mrow>
        <mi>ƒ</mi>
        <mrow>
          <mo stretchy="false">(</mo>
          <mi>b</mi>
          <mo stretchy="false">)</mo>
        </mrow>
        <mi>–</mi>
        <mi>ƒ</mi>
        <mrow>
          <mo stretchy="false">(</mo>
          <mi>a</mi>
          <mo stretchy="false">)</mo>
        </mrow>
      </mrow>
      <mrow>
        <mi>ƒ</mi>
        <mrow>
          <mo stretchy="false">(</mo>
          <mi>a</mi>
          <mo stretchy="false">)</mo>
        </mrow>
      </mrow>
    </mfrac>
    <annotation encoding="StarMath 5.0">{ƒ(b) – ƒ(a)} over {ƒ(a)}</annotation>
  </semantics>
</math>
</file>

<file path=Object 192/content.xml><?xml version="1.0" encoding="utf-8"?>
<math xmlns="http://www.w3.org/1998/Math/MathML">
  <semantics>
    <msup>
      <mi>a</mi>
      <mi>x</mi>
    </msup>
    <annotation encoding="StarMath 5.0">a^x</annotation>
  </semantics>
</math>
</file>

<file path=Object 19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94/content.xml><?xml version="1.0" encoding="utf-8"?>
<math xmlns="http://www.w3.org/1998/Math/MathML">
  <semantics>
    <msup>
      <mstyle mathvariant="normal">
        <mrow>
          <mi mathvariant="normal">e</mi>
        </mrow>
      </mstyle>
      <mi>x</mi>
    </msup>
    <annotation encoding="StarMath 5.0">{nitalic e}^x</annotation>
  </semantics>
</math>
</file>

<file path=Object 195/content.xml><?xml version="1.0" encoding="utf-8"?>
<math xmlns="http://www.w3.org/1998/Math/MathML">
  <semantics>
    <mrow>
      <mi>ln</mi>
      <mrow>
        <mo stretchy="false">(</mo>
        <mi>x</mi>
        <mo stretchy="false">)</mo>
      </mrow>
    </mrow>
    <annotation encoding="StarMath 5.0">ln(x)</annotation>
  </semantics>
</math>
</file>

<file path=Object 196/content.xml><?xml version="1.0" encoding="utf-8"?>
<math xmlns="http://www.w3.org/1998/Math/MathML">
  <semantics>
    <msup>
      <mi>x</mi>
      <mi>n</mi>
    </msup>
    <annotation encoding="StarMath 5.0">x^n</annotation>
  </semantics>
</math>
</file>

<file path=Object 197/content.xml><?xml version="1.0" encoding="utf-8"?>
<math xmlns="http://www.w3.org/1998/Math/MathML">
  <semantics>
    <mfrac>
      <msup>
        <mstyle mathvariant="normal">
          <mrow>
            <mi mathvariant="normal">e</mi>
          </mrow>
        </mstyle>
        <mi>x</mi>
      </msup>
      <mi>x</mi>
    </mfrac>
    <annotation encoding="StarMath 5.0">{nitalic e}^x over x</annotation>
  </semantics>
</math>
</file>

<file path=Object 198/content.xml><?xml version="1.0" encoding="utf-8"?>
<math xmlns="http://www.w3.org/1998/Math/MathML">
  <semantics>
    <mrow>
      <mfrac>
        <mrow>
          <mi>ln</mi>
          <mrow>
            <mo stretchy="false">(</mo>
            <mrow>
              <mi>x</mi>
            </mrow>
            <mo stretchy="false">)</mo>
          </mrow>
        </mrow>
        <mi>x</mi>
      </mfrac>
    </mrow>
    <annotation encoding="StarMath 5.0">{ln(x)} over x</annotation>
  </semantics>
</math>
</file>

<file path=Object 199/content.xml><?xml version="1.0" encoding="utf-8"?>
<math xmlns="http://www.w3.org/1998/Math/MathML">
  <semantics>
    <msup>
      <mi mathvariant="italic">xe</mi>
      <mi>x</mi>
    </msup>
    <annotation encoding="StarMath 5.0">xe^x</annotation>
  </semantics>
</math>
</file>

<file path=Object 2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m</mi>
            </msup>
          </mrow>
          <mo stretchy="false">)</mo>
        </mrow>
        <mo stretchy="false">=</mo>
        <mi>m</mi>
      </mrow>
    </mrow>
    <annotation encoding="StarMath 5.0">ln({nitalic e}^m)=m</annotation>
  </semantics>
</math>
</file>

<file path=Object 20/content.xml><?xml version="1.0" encoding="utf-8"?>
<math xmlns="http://www.w3.org/1998/Math/MathML">
  <semantics>
    <mrow>
      <mrow>
        <mi>x</mi>
        <mo stretchy="false">=</mo>
        <mi>ln</mi>
      </mrow>
      <mrow>
        <mo stretchy="false">(</mo>
        <mrow>
          <mrow>
            <mn>1</mn>
          </mrow>
        </mrow>
        <mo stretchy="false">)</mo>
      </mrow>
    </mrow>
    <annotation encoding="StarMath 5.0">x=ln({1})</annotation>
  </semantics>
</math>
</file>

<file path=Object 200/content.xml><?xml version="1.0" encoding="utf-8"?>
<math xmlns="http://www.w3.org/1998/Math/MathML">
  <semantics>
    <mrow>
      <msup>
        <mi>a</mi>
        <mi>b</mi>
      </msup>
    </mrow>
    <annotation encoding="StarMath 5.0">a^b</annotation>
  </semantics>
</math>
</file>

<file path=Object 201/content.xml><?xml version="1.0" encoding="utf-8"?>
<math xmlns="http://www.w3.org/1998/Math/MathML">
  <semantics>
    <msup>
      <mi>x</mi>
      <mi>α</mi>
    </msup>
    <annotation encoding="StarMath 5.0">x^α</annotation>
  </semantics>
</math>
</file>

<file path=Object 202/content.xml><?xml version="1.0" encoding="utf-8"?>
<math xmlns="http://www.w3.org/1998/Math/MathML">
  <semantics>
    <mrow>
      <msup>
        <mi>a</mi>
        <mi>x</mi>
      </msup>
    </mrow>
    <annotation encoding="StarMath 5.0">a^x</annotation>
  </semantics>
</math>
</file>

<file path=Object 203/content.xml><?xml version="1.0" encoding="utf-8"?>
<math xmlns="http://www.w3.org/1998/Math/MathML">
  <semantics>
    <mrow>
      <mrow>
        <msup>
          <mrow>
            <mn>1</mn>
          </mrow>
          <mi>b</mi>
        </msup>
        <mo stretchy="false">=</mo>
        <mrow>
          <mn>1</mn>
        </mrow>
      </mrow>
    </mrow>
    <annotation encoding="StarMath 5.0">{1}^b={1}</annotation>
  </semantics>
</math>
</file>

<file path=Object 204/content.xml><?xml version="1.0" encoding="utf-8"?>
<math xmlns="http://www.w3.org/1998/Math/MathML">
  <semantics>
    <mrow>
      <mrow>
        <msup>
          <mrow>
            <mo stretchy="false">(</mo>
            <mrow>
              <mi mathvariant="italic">aa</mi>
              <mi>'</mi>
            </mrow>
            <mo stretchy="false">)</mo>
          </mrow>
          <mi>b</mi>
        </msup>
        <mo stretchy="false">=</mo>
        <mrow>
          <msup>
            <mi>a</mi>
            <mi>b</mi>
          </msup>
          <mo stretchy="false">×</mo>
          <mi>a</mi>
        </mrow>
      </mrow>
      <msup>
        <mi>'</mi>
        <mi>b</mi>
      </msup>
    </mrow>
    <annotation encoding="StarMath 5.0">(aa')^b=a^b times a'^b</annotation>
  </semantics>
</math>
</file>

<file path=Object 205/content.xml><?xml version="1.0" encoding="utf-8"?>
<math xmlns="http://www.w3.org/1998/Math/MathML">
  <semantics>
    <mrow>
      <mrow>
        <mrow>
          <msup>
            <mi>a</mi>
            <mi>b</mi>
          </msup>
          <mo stretchy="false">×</mo>
          <msup>
            <mi>a</mi>
            <mrow>
              <mi>b</mi>
              <mi>'</mi>
            </mrow>
          </msup>
        </mrow>
        <mo stretchy="false">=</mo>
        <msup>
          <mi>a</mi>
          <mrow>
            <mrow>
              <mi>b</mi>
              <mo stretchy="false">+</mo>
              <mi>b</mi>
            </mrow>
            <mi>'</mi>
          </mrow>
        </msup>
      </mrow>
    </mrow>
    <annotation encoding="StarMath 5.0">a^b times a^{b'}=a^{b+b'}</annotation>
  </semantics>
</math>
</file>

<file path=Object 206/content.xml><?xml version="1.0" encoding="utf-8"?>
<math xmlns="http://www.w3.org/1998/Math/MathML">
  <semantics>
    <mrow>
      <mrow>
        <mfrac>
          <msup>
            <mi>a</mi>
            <mi>b</mi>
          </msup>
          <mrow>
            <mi>a</mi>
            <msup>
              <mi>'</mi>
              <mi>b</mi>
            </msup>
          </mrow>
        </mfrac>
        <mo stretchy="false">=</mo>
        <msup>
          <mfenced open="(" close=")">
            <mrow>
              <mfrac>
                <mi>a</mi>
                <mrow>
                  <mi>a</mi>
                  <mi>'</mi>
                </mrow>
              </mfrac>
            </mrow>
          </mfenced>
          <mi>b</mi>
        </msup>
      </mrow>
    </mrow>
    <annotation encoding="StarMath 5.0">a^b over {a'^b}= left(a over {a'} right)^b</annotation>
  </semantics>
</math>
</file>

<file path=Object 207/content.xml><?xml version="1.0" encoding="utf-8"?>
<math xmlns="http://www.w3.org/1998/Math/MathML">
  <semantics>
    <mrow>
      <mrow>
        <mfrac>
          <msup>
            <mi>a</mi>
            <mi>b</mi>
          </msup>
          <mrow>
            <msup>
              <mi>a</mi>
              <mrow>
                <mi>b</mi>
                <mi>'</mi>
              </mrow>
            </msup>
          </mrow>
        </mfrac>
        <mo stretchy="false">=</mo>
        <msup>
          <mi>a</mi>
          <mrow>
            <mrow>
              <mi>b</mi>
              <mo stretchy="false">−</mo>
              <mi>b</mi>
            </mrow>
            <mi>'</mi>
          </mrow>
        </msup>
      </mrow>
    </mrow>
    <annotation encoding="StarMath 5.0">a^b over {a^{b'}}=a^{b-b'}</annotation>
  </semantics>
</math>
</file>

<file path=Object 208/content.xml><?xml version="1.0" encoding="utf-8"?>
<math xmlns="http://www.w3.org/1998/Math/MathML">
  <semantics>
    <mrow>
      <mrow>
        <msup>
          <mrow>
            <mo stretchy="false">(</mo>
            <mrow>
              <msup>
                <mi>a</mi>
                <mi>b</mi>
              </msup>
            </mrow>
            <mo stretchy="false">)</mo>
          </mrow>
          <mrow>
            <mi>b</mi>
            <mi>'</mi>
          </mrow>
        </msup>
        <mo stretchy="false">=</mo>
        <msup>
          <mi>a</mi>
          <mrow>
            <mi mathvariant="italic">bb</mi>
            <mi>'</mi>
          </mrow>
        </msup>
      </mrow>
    </mrow>
    <annotation encoding="StarMath 5.0">(a^b)^{b'}=a^{bb'}</annotation>
  </semantics>
</math>
</file>

<file path=Object 209/content.xml><?xml version="1.0" encoding="utf-8"?>
<math xmlns="http://www.w3.org/1998/Math/MathML">
  <semantics>
    <mrow>
      <mi>ln</mi>
      <mrow>
        <mrow>
          <msup>
            <mi>a</mi>
            <mi>b</mi>
          </msup>
        </mrow>
        <mo stretchy="false">=</mo>
        <mi>b</mi>
      </mrow>
      <mrow>
        <mi>ln</mi>
        <mrow>
          <mi>a</mi>
        </mrow>
      </mrow>
    </mrow>
    <annotation encoding="StarMath 5.0">ln{a^b}=b{ln{a}}</annotation>
  </semantics>
</math>
</file>

<file path=Object 21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10/content.xml><?xml version="1.0" encoding="utf-8"?>
<math xmlns="http://www.w3.org/1998/Math/MathML">
  <semantics>
    <mrow>
      <mi>ln</mi>
      <mrow>
        <mrow>
          <msup>
            <mi>a</mi>
            <mi>b</mi>
          </msup>
        </mrow>
        <mo stretchy="false">=</mo>
        <mi>ln</mi>
      </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i>b</mi>
              <mrow>
                <mi>ln</mi>
                <mrow>
                  <mi>a</mi>
                </mrow>
              </mrow>
            </mrow>
          </msup>
        </mrow>
        <mo stretchy="false">=</mo>
        <mi>b</mi>
      </mrow>
      <mrow>
        <mi>ln</mi>
        <mrow>
          <mi>a</mi>
        </mrow>
      </mrow>
    </mrow>
    <annotation encoding="StarMath 5.0">ln{a^b}=ln{{nitalic e}^{b{ln{a}}}}=b{ln{a}}</annotation>
  </semantics>
</math>
</file>

<file path=Object 211/content.xml><?xml version="1.0" encoding="utf-8"?>
<math xmlns="http://www.w3.org/1998/Math/MathML">
  <semantics>
    <mrow>
      <mrow>
        <mrow>
          <mrow>
            <mrow>
              <msup>
                <mrow>
                  <mn>5</mn>
                </mrow>
                <mrow>
                  <msqrt>
                    <mrow>
                      <mn>2</mn>
                    </mrow>
                  </msqrt>
                </mrow>
              </msup>
              <mo stretchy="false">×</mo>
              <msup>
                <mrow>
                  <mn>5</mn>
                </mrow>
                <mrow>
                  <mrow>
                    <mrow>
                      <mn>1</mn>
                    </mrow>
                    <mo stretchy="false">−</mo>
                    <msqrt>
                      <mrow>
                        <mn>2</mn>
                      </mrow>
                    </msqrt>
                  </mrow>
                </mrow>
              </msup>
            </mrow>
            <mo stretchy="false">=</mo>
            <msup>
              <mrow>
                <mn>5</mn>
              </mrow>
              <mrow>
                <mrow>
                  <msqrt>
                    <mrow>
                      <mn>2</mn>
                    </mrow>
                  </msqrt>
                  <mo stretchy="false">+</mo>
                  <mrow>
                    <mo stretchy="false">(</mo>
                    <mrow>
                      <mrow>
                        <mrow>
                          <mn>1</mn>
                        </mrow>
                        <mo stretchy="false">−</mo>
                        <msqrt>
                          <mrow>
                            <mn>2</mn>
                          </mrow>
                        </msqrt>
                      </mrow>
                    </mrow>
                    <mo stretchy="false">)</mo>
                  </mrow>
                </mrow>
              </mrow>
            </msup>
          </mrow>
          <mo stretchy="false">=</mo>
          <msup>
            <mrow>
              <mn>5</mn>
            </mrow>
            <mrow>
              <mn>1</mn>
            </mrow>
          </msup>
        </mrow>
        <mo stretchy="false">=</mo>
        <mrow>
          <mn>5</mn>
        </mrow>
      </mrow>
    </mrow>
    <annotation encoding="StarMath 5.0">{5}^{sqrt{2}} times {5}^{{1}-sqrt{2}}={5}^{sqrt{2}+({1}-sqrt{2})}={5}^{1}={5}</annotation>
  </semantics>
</math>
</file>

<file path=Object 212/content.xml><?xml version="1.0" encoding="utf-8"?>
<math xmlns="http://www.w3.org/1998/Math/MathML">
  <semantics>
    <mrow>
      <mrow>
        <mrow>
          <mfrac>
            <mrow>
              <msup>
                <mrow>
                  <mn>6</mn>
                </mrow>
                <mrow>
                  <mn>0,6</mn>
                </mrow>
              </msup>
            </mrow>
            <mrow>
              <msup>
                <mrow>
                  <mn>2</mn>
                </mrow>
                <mrow>
                  <mn>0,6</mn>
                </mrow>
              </msup>
            </mrow>
          </mfrac>
          <mo stretchy="false">=</mo>
          <msup>
            <mfenced open="(" close=")">
              <mrow>
                <mfrac>
                  <mrow>
                    <mn>6</mn>
                  </mrow>
                  <mrow>
                    <mn>2</mn>
                  </mrow>
                </mfrac>
              </mrow>
            </mfenced>
            <mrow>
              <mn>0,6</mn>
            </mrow>
          </msup>
        </mrow>
        <mo stretchy="false">=</mo>
        <msup>
          <mrow>
            <mn>3</mn>
          </mrow>
          <mrow>
            <mn>0,6</mn>
          </mrow>
        </msup>
      </mrow>
    </mrow>
    <annotation encoding="StarMath 5.0">{{6}^{0,6}} over {{2}^{0,6}}= left({6} over {2} right)^{0,6}={3}^{0,6}</annotation>
  </semantics>
</math>
</file>

<file path=Object 213/content.xml><?xml version="1.0" encoding="utf-8"?>
<math xmlns="http://www.w3.org/1998/Math/MathML">
  <semantics>
    <mrow>
      <mrow>
        <mrow>
          <mrow>
            <msup>
              <mfenced open="(" close=")">
                <mrow>
                  <msup>
                    <mrow>
                      <mn>7</mn>
                    </mrow>
                    <mrow>
                      <mfrac>
                        <mrow>
                          <mn>4</mn>
                        </mrow>
                        <mrow>
                          <mn>5</mn>
                        </mrow>
                      </mfrac>
                    </mrow>
                  </msup>
                </mrow>
              </mfenced>
              <mrow>
                <mn>1,25</mn>
              </mrow>
            </msup>
            <mo stretchy="false">=</mo>
            <msup>
              <mrow>
                <mn>7</mn>
              </mrow>
              <mrow>
                <mrow>
                  <mrow>
                    <mfrac>
                      <mrow>
                        <mn>4</mn>
                      </mrow>
                      <mrow>
                        <mn>5</mn>
                      </mrow>
                    </mfrac>
                  </mrow>
                  <mo stretchy="false">×</mo>
                  <mrow>
                    <mn>1,25</mn>
                  </mrow>
                </mrow>
              </mrow>
            </msup>
          </mrow>
          <mo stretchy="false">=</mo>
          <msup>
            <mrow>
              <mn>7</mn>
            </mrow>
            <mrow>
              <mn>1</mn>
            </mrow>
          </msup>
        </mrow>
        <mo stretchy="false">=</mo>
        <mrow>
          <mn>7</mn>
        </mrow>
      </mrow>
    </mrow>
    <annotation encoding="StarMath 5.0"> left({7}^{{4} over {5}} right)^{1,25}={7}^{{{4} over {5}} times {1,25}}={7}^{1}={7}</annotation>
  </semantics>
</math>
</file>

<file path=Object 214/content.xml><?xml version="1.0" encoding="utf-8"?>
<math xmlns="http://www.w3.org/1998/Math/MathML">
  <semantics>
    <mrow>
      <msup>
        <mrow>
          <mo stretchy="false">(</mo>
          <mrow>
            <mrow>
              <mn>16</mn>
            </mrow>
          </mrow>
          <mo stretchy="false">)</mo>
        </mrow>
        <mrow>
          <mfrac>
            <mrow>
              <mn>1</mn>
            </mrow>
            <mrow>
              <mn>4</mn>
            </mrow>
          </mfrac>
        </mrow>
      </msup>
    </mrow>
    <annotation encoding="StarMath 5.0">({16})^{{1} over {4}}</annotation>
  </semantics>
</math>
</file>

<file path=Object 216/content.xml><?xml version="1.0" encoding="utf-8"?>
<math xmlns="http://www.w3.org/1998/Math/MathML">
  <semantics>
    <mrow>
      <mrow>
        <msup>
          <mrow>
            <mn>2</mn>
          </mrow>
          <mrow>
            <mn>4</mn>
          </mrow>
        </msup>
        <mo stretchy="false">=</mo>
        <mrow>
          <mn>16</mn>
        </mrow>
      </mrow>
    </mrow>
    <annotation encoding="StarMath 5.0">{2}^{4}={16}</annotation>
  </semantics>
</math>
</file>

<file path=Object 217/content.xml><?xml version="1.0" encoding="utf-8"?>
<math xmlns="http://www.w3.org/1998/Math/MathML">
  <semantics>
    <mrow>
      <msup>
        <mrow>
          <mn>3</mn>
        </mrow>
        <mi>x</mi>
      </msup>
    </mrow>
    <annotation encoding="StarMath 5.0">{3}^x</annotation>
  </semantics>
</math>
</file>

<file path=Object 218/content.xml><?xml version="1.0" encoding="utf-8"?>
<math xmlns="http://www.w3.org/1998/Math/MathML">
  <semantics>
    <mrow>
      <mrow>
        <mrow>
          <mn>3</mn>
        </mrow>
        <mo stretchy="false">&gt;</mo>
        <mrow>
          <mn>1</mn>
        </mrow>
      </mrow>
    </mrow>
    <annotation encoding="StarMath 5.0">{3}&gt;{1}</annotation>
  </semantics>
</math>
</file>

<file path=Object 219/content.xml><?xml version="1.0" encoding="utf-8"?>
<math xmlns="http://www.w3.org/1998/Math/MathML">
  <semantics>
    <mrow>
      <msup>
        <mfenced open="(" close=")">
          <mrow>
            <mfrac>
              <mrow>
                <mn>1</mn>
              </mrow>
              <mrow>
                <mn>2</mn>
              </mrow>
            </mfrac>
          </mrow>
        </mfenced>
        <mi>x</mi>
      </msup>
    </mrow>
    <annotation encoding="StarMath 5.0"> left({1} over {2} right)^x</annotation>
  </semantics>
</math>
</file>

<file path=Object 2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row>
          <mn>1,3</mn>
        </mrow>
      </mrow>
    </mrow>
    <annotation encoding="StarMath 5.0">{nitalic e}^x={1,3}</annotation>
  </semantics>
</math>
</file>

<file path=Object 220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21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222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223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sub>
                    <mi>x</mi>
                    <mrow>
                      <mn>1</mn>
                    </mrow>
                  </msub>
                  <mo stretchy="false">×</mo>
                  <msub>
                    <mi>x</mi>
                    <mrow>
                      <mn>2</mn>
                    </mrow>
                  </msub>
                </mrow>
                <mo stretchy="false">×</mo>
                <mo stretchy="false">…</mo>
              </mrow>
              <mo stretchy="false">×</mo>
              <msub>
                <mi>x</mi>
                <mi>n</mi>
              </msub>
            </mrow>
          </mrow>
          <mo stretchy="false">)</mo>
        </mrow>
        <mrow>
          <mfrac>
            <mrow>
              <mn>1</mn>
            </mrow>
            <mi>n</mi>
          </mfrac>
        </mrow>
      </msup>
    </mrow>
    <annotation encoding="StarMath 5.0">(x_{1} times x_{2} times dotslow times x_n)^{{1} over n}</annotation>
  </semantics>
</math>
</file>

<file path=Object 224/content.xml><?xml version="1.0" encoding="utf-8"?>
<math xmlns="http://www.w3.org/1998/Math/MathML">
  <semantics>
    <mrow>
      <mrow>
        <mfrac>
          <mrow>
            <mn>1</mn>
          </mrow>
          <mrow>
            <mn>2</mn>
          </mrow>
        </mfrac>
        <mo stretchy="false">&lt;</mo>
        <mrow>
          <mn>1</mn>
        </mrow>
      </mrow>
    </mrow>
    <annotation encoding="StarMath 5.0">{1} over {2}&lt;{1}</annotation>
  </semantics>
</math>
</file>

<file path=Object 22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2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fenced open="(" close=")">
                <mrow>
                  <mfrac>
                    <mrow>
                      <mn>3</mn>
                    </mrow>
                    <mrow>
                      <mn>2</mn>
                    </mrow>
                  </mfrac>
                </mrow>
              </mfenced>
              <mi>x</mi>
            </msup>
          </mrow>
        </mrow>
        <mo stretchy="false">=</mo>
        <mrow>
          <mn>0</mn>
        </mrow>
      </mrow>
    </mrow>
    <annotation encoding="StarMath 5.0"> Lim from{ x rightarrow -infinity  } {  left({3} over {2} right)^x} ={0}</annotation>
  </semantics>
</math>
</file>

<file path=Object 22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fenced open="(" close=")">
                <mrow>
                  <mfrac>
                    <mrow>
                      <mn>3</mn>
                    </mrow>
                    <mrow>
                      <mn>2</mn>
                    </mrow>
                  </mfrac>
                </mrow>
              </mfenced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 left({3} over {2} right)^x} =+ infinity</annotation>
  </semantics>
</math>
</file>

<file path=Object 228/content.xml><?xml version="1.0" encoding="utf-8"?>
<math xmlns="http://www.w3.org/1998/Math/MathML">
  <semantics>
    <mrow>
      <mrow>
        <mfrac>
          <mrow>
            <mn>3</mn>
          </mrow>
          <mrow>
            <mn>2</mn>
          </mrow>
        </mfrac>
        <mo stretchy="false">&gt;</mo>
        <mrow>
          <mn>1</mn>
        </mrow>
      </mrow>
    </mrow>
    <annotation encoding="StarMath 5.0">{3} over {2}&gt;{1}</annotation>
  </semantics>
</math>
</file>

<file path=Object 2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fenced open="(" close=")">
                <mrow>
                  <mfrac>
                    <mrow>
                      <mn>3</mn>
                    </mrow>
                    <mrow>
                      <mn>5</mn>
                    </mrow>
                  </mfrac>
                </mrow>
              </mfenced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-infinity  } {  left({3} over {5} right)^x} =+ infinity</annotation>
  </semantics>
</math>
</file>

<file path=Object 23/content.xml><?xml version="1.0" encoding="utf-8"?>
<math xmlns="http://www.w3.org/1998/Math/MathML">
  <semantics>
    <mrow>
      <mrow>
        <mi>x</mi>
        <mo stretchy="false">=</mo>
        <mi>ln</mi>
      </mrow>
      <mrow>
        <mo stretchy="false">(</mo>
        <mrow>
          <mrow>
            <mn>1,3</mn>
          </mrow>
        </mrow>
        <mo stretchy="false">)</mo>
      </mrow>
    </mrow>
    <annotation encoding="StarMath 5.0">x=ln({1,3})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fenced open="(" close=")">
                <mrow>
                  <mfrac>
                    <mrow>
                      <mn>3</mn>
                    </mrow>
                    <mrow>
                      <mn>5</mn>
                    </mrow>
                  </mfrac>
                </mrow>
              </mfenced>
              <mi>x</mi>
            </msup>
          </mrow>
        </mrow>
        <mo stretchy="false">=</mo>
        <mrow>
          <mn>0</mn>
        </mrow>
      </mrow>
    </mrow>
    <annotation encoding="StarMath 5.0"> Lim from{ x rightarrow +infinity  } {  left({3} over {5} right)^x} ={0}</annotation>
  </semantics>
</math>
</file>

<file path=Object 231/content.xml><?xml version="1.0" encoding="utf-8"?>
<math xmlns="http://www.w3.org/1998/Math/MathML">
  <semantics>
    <mrow>
      <mrow>
        <mfrac>
          <mrow>
            <mn>3</mn>
          </mrow>
          <mrow>
            <mn>5</mn>
          </mrow>
        </mfrac>
        <mo stretchy="false">&lt;</mo>
        <mrow>
          <mn>1</mn>
        </mrow>
      </mrow>
    </mrow>
    <annotation encoding="StarMath 5.0">{3} over {5}&lt;{1}</annotation>
  </semantics>
</math>
</file>

<file path=Object 232/content.xml><?xml version="1.0" encoding="utf-8"?>
<math xmlns="http://www.w3.org/1998/Math/MathML">
  <semantics>
    <mrow>
      <mrow>
        <msup>
          <mi>x</mi>
          <mi>n</mi>
        </msup>
        <mo stretchy="false">=</mo>
        <mi>a</mi>
      </mrow>
    </mrow>
    <annotation encoding="StarMath 5.0">x^n=a</annotation>
  </semantics>
</math>
</file>

<file path=Object 233/content.xml><?xml version="1.0" encoding="utf-8"?>
<math xmlns="http://www.w3.org/1998/Math/MathML">
  <semantics>
    <mrow>
      <mrow>
        <msup>
          <mrow>
            <mo stretchy="false">(</mo>
            <mrow>
              <msup>
                <mi>x</mi>
                <mi>n</mi>
              </msup>
            </mrow>
            <mo stretchy="false">)</mo>
          </mrow>
          <mrow>
            <mfrac>
              <mrow>
                <mn>1</mn>
              </mrow>
              <mi>n</mi>
            </mfrac>
          </mrow>
        </msup>
        <mo stretchy="false">=</mo>
        <msup>
          <mi>a</mi>
          <mrow>
            <mfrac>
              <mrow>
                <mn>1</mn>
              </mrow>
              <mi>n</mi>
            </mfrac>
          </mrow>
        </msup>
      </mrow>
    </mrow>
    <annotation encoding="StarMath 5.0">(x^n)^{{1} over n}=a^{{1} over n}</annotation>
  </semantics>
</math>
</file>

<file path=Object 234/content.xml><?xml version="1.0" encoding="utf-8"?>
<math xmlns="http://www.w3.org/1998/Math/MathML">
  <semantics>
    <mrow>
      <mrow>
        <mi>x</mi>
        <mo stretchy="false">=</mo>
        <msup>
          <mi>a</mi>
          <mrow>
            <mfrac>
              <mrow>
                <mn>1</mn>
              </mrow>
              <mi>n</mi>
            </mfrac>
          </mrow>
        </msup>
      </mrow>
    </mrow>
    <annotation encoding="StarMath 5.0">x=a^{{1} over n}</annotation>
  </semantics>
</math>
</file>

<file path=Object 235/content.xml><?xml version="1.0" encoding="utf-8"?>
<math xmlns="http://www.w3.org/1998/Math/MathML">
  <semantics>
    <mrow>
      <msup>
        <mi>a</mi>
        <mrow>
          <mfrac>
            <mrow>
              <mn>1</mn>
            </mrow>
            <mi>n</mi>
          </mfrac>
        </mrow>
      </msup>
    </mrow>
    <annotation encoding="StarMath 5.0">a^{{1} over n}</annotation>
  </semantics>
</math>
</file>

<file path=Object 2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row>
          <mo stretchy="false">−</mo>
          <mrow>
            <mn>3</mn>
          </mrow>
        </mrow>
      </mrow>
    </mrow>
    <annotation encoding="StarMath 5.0">{nitalic e}^x=-{3}</annotation>
  </semantics>
</math>
</file>

<file path=Object 2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{nitalic e}^x={nitalic e}^y</annotation>
  </semantics>
</math>
</file>

<file path=Object 26/content.xml><?xml version="1.0" encoding="utf-8"?>
<math xmlns="http://www.w3.org/1998/Math/MathML">
  <semantics>
    <mrow>
      <mrow>
        <mi>x</mi>
        <mo stretchy="false">=</mo>
        <mi>y</mi>
      </mrow>
    </mrow>
    <annotation encoding="StarMath 5.0">x=y</annotation>
  </semantics>
</math>
</file>

<file path=Object 27/content.xml><?xml version="1.0" encoding="utf-8"?>
<math xmlns="http://www.w3.org/1998/Math/MathML">
  <semantics>
    <mrow>
      <mi>ln</mi>
    </mrow>
    <annotation encoding="StarMath 5.0">ln</annotation>
  </semantics>
</math>
</file>

<file path=Object 28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row>
                    <mn>5</mn>
                  </mrow>
                </mrow>
              </mrow>
            </msup>
          </mrow>
          <mo stretchy="false">)</mo>
        </mrow>
        <mo stretchy="false">=</mo>
        <mrow>
          <mo stretchy="false">−</mo>
          <mrow>
            <mn>5</mn>
          </mrow>
        </mrow>
      </mrow>
    </mrow>
    <annotation encoding="StarMath 5.0">ln({nitalic e}^{-{5}})=-{5} </annotation>
  </semantics>
</math>
</file>

<file path=Object 2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sqrt>
                <mrow>
                  <mn>2</mn>
                </mrow>
              </msqrt>
            </mrow>
          </mrow>
        </msup>
        <mo stretchy="false">=</mo>
        <msqrt>
          <mrow>
            <mn>2</mn>
          </mrow>
        </msqrt>
      </mrow>
    </mrow>
    <annotation encoding="StarMath 5.0">{nitalic e}^{ln{sqrt{2}}}=sqrt{2}</annotation>
  </semantics>
</math>
</file>

<file path=Object 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m</mi>
        </msup>
        <mo stretchy="false">=</mo>
        <mi>exp</mi>
      </mrow>
      <mrow>
        <mo stretchy="false">(</mo>
        <mrow>
          <mi>m</mi>
        </mrow>
        <mo stretchy="false">)</mo>
      </mrow>
    </mrow>
    <annotation encoding="StarMath 5.0">{nitalic e}^m=exp(m)</annotation>
  </semantics>
</math>
</file>

<file path=Object 30/content.xml><?xml version="1.0" encoding="utf-8"?>
<math xmlns="http://www.w3.org/1998/Math/MathML">
  <semantics>
    <mrow>
      <mi>exp</mi>
    </mrow>
    <annotation encoding="StarMath 5.0">exp</annotation>
  </semantics>
</math>
</file>

<file path=Object 31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3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a</mi>
              <mo stretchy="false">+</mo>
              <mi>b</mi>
            </mrow>
          </mrow>
        </msup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a</mi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i>b</mi>
          </msup>
        </mrow>
      </mrow>
    </mrow>
    <annotation encoding="StarMath 5.0">{nitalic e}^{a+b}={nitalic e}^a times {nitalic e}^b</annotation>
  </semantics>
</math>
</file>

<file path=Object 3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o stretchy="false">−</mo>
              <mi>a</mi>
            </mrow>
          </mrow>
        </msup>
        <mo stretchy="false">=</mo>
        <mfrac>
          <mrow>
            <mn>1</mn>
          </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a</mi>
              </mrow>
            </msup>
          </mrow>
        </mfrac>
      </mrow>
    </mrow>
    <annotation encoding="StarMath 5.0">{nitalic e}^{-a}={1} over {{nitalic e}^{a}}</annotation>
  </semantics>
</math>
</file>

<file path=Object 3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a</mi>
              <mo stretchy="false">−</mo>
              <mi>b</mi>
            </mrow>
          </mrow>
        </msup>
        <mo stretchy="false">=</mo>
        <mfrac>
          <msup>
            <mrow>
              <mstyle mathvariant="normal">
                <mrow>
                  <mi mathvariant="normal">e</mi>
                </mrow>
              </mstyle>
            </mrow>
            <mi>a</mi>
          </msup>
          <msup>
            <mrow>
              <mstyle mathvariant="normal">
                <mrow>
                  <mi mathvariant="normal">e</mi>
                </mrow>
              </mstyle>
            </mrow>
            <mi>b</mi>
          </msup>
        </mfrac>
      </mrow>
    </mrow>
    <annotation encoding="StarMath 5.0">{nitalic e}^{a-b}={nitalic e}^a over {nitalic e}^b</annotation>
  </semantics>
</math>
</file>

<file path=Object 3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 mathvariant="italic">na</mi>
          </mrow>
        </msup>
        <mo stretchy="false">=</mo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a</mi>
              </msup>
            </mrow>
            <mo stretchy="false">)</mo>
          </mrow>
          <mi>n</mi>
        </msup>
      </mrow>
    </mrow>
    <annotation encoding="StarMath 5.0">{nitalic e}^{na}=({nitalic e}^a)^n</annotation>
  </semantics>
</math>
</file>

<file path=Object 36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i>a</mi>
                  <mo stretchy="false">+</mo>
                  <mi>b</mi>
                </mrow>
              </mrow>
            </msup>
          </mrow>
          <mo stretchy="false">)</mo>
        </mrow>
        <mo stretchy="false">=</mo>
        <mrow>
          <mi>a</mi>
          <mo stretchy="false">+</mo>
          <mi>b</mi>
        </mrow>
      </mrow>
    </mrow>
    <annotation encoding="StarMath 5.0">ln({nitalic e}^{a+b})=a+b</annotation>
  </semantics>
</math>
</file>

<file path=Object 37/content.xml><?xml version="1.0" encoding="utf-8"?>
<math xmlns="http://www.w3.org/1998/Math/MathML">
  <semantics>
    <mrow>
      <mi>ln</mi>
      <mrow>
        <mrow>
          <mo stretchy="false">(</mo>
          <mrow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a</mi>
              </msup>
              <mo stretchy="false">×</mo>
              <msup>
                <mrow>
                  <mstyle mathvariant="normal">
                    <mrow>
                      <mi mathvariant="normal">e</mi>
                    </mrow>
                  </mstyle>
                </mrow>
                <mi>b</mi>
              </msup>
            </mrow>
          </mrow>
          <mo stretchy="false">)</mo>
        </mrow>
        <mo stretchy="false">=</mo>
        <mi>ln</mi>
      </mrow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a</mi>
            </msup>
          </mrow>
          <mo stretchy="false">)</mo>
        </mrow>
        <mo stretchy="false">+</mo>
        <mi>ln</mi>
      </mrow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b</mi>
            </msup>
          </mrow>
          <mo stretchy="false">)</mo>
        </mrow>
        <mo stretchy="false">=</mo>
        <mrow>
          <mi>a</mi>
          <mo stretchy="false">+</mo>
          <mi>b</mi>
        </mrow>
      </mrow>
    </mrow>
    <annotation encoding="StarMath 5.0">ln({nitalic e}^a times {nitalic e}^b)=ln({nitalic e}^a)+ln({nitalic e}^b)=a+b</annotation>
  </semantics>
</math>
</file>

<file path=Object 38/content.xml><?xml version="1.0" encoding="utf-8"?>
<math xmlns="http://www.w3.org/1998/Math/MathML">
  <semantics>
    <mrow>
      <mi>ln</mi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i>a</mi>
                  <mo stretchy="false">+</mo>
                  <mi>b</mi>
                </mrow>
              </mrow>
            </msup>
          </mrow>
          <mo stretchy="false">)</mo>
        </mrow>
        <mo stretchy="false">=</mo>
        <mi>ln</mi>
      </mrow>
      <mrow>
        <mo stretchy="false">(</mo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a</mi>
            </msup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i>b</mi>
            </msup>
          </mrow>
        </mrow>
        <mo stretchy="false">)</mo>
      </mrow>
    </mrow>
    <annotation encoding="StarMath 5.0">ln({nitalic e}^{a+b})=ln({nitalic e}^a times {nitalic e}^b)</annotation>
  </semantics>
</math>
</file>

<file path=Object 3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i>a</mi>
              <mo stretchy="false">+</mo>
              <mi>b</mi>
            </mrow>
          </mrow>
        </msup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a</mi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i>b</mi>
          </msup>
        </mrow>
      </mrow>
    </mrow>
    <annotation encoding="StarMath 5.0">{nitalic e}^{a+b}={nitalic e}^a times {nitalic e}^b</annotation>
  </semantics>
</math>
</file>

<file path=Object 4/content.xml><?xml version="1.0" encoding="utf-8"?>
<math xmlns="http://www.w3.org/1998/Math/MathML">
  <semantics>
    <mrow>
      <mi>ln</mi>
      <mrow>
        <mrow>
          <mstyle mathvariant="normal">
            <mrow>
              <mi mathvariant="normal">e</mi>
            </mrow>
          </mstyle>
        </mrow>
        <mo stretchy="false">=</mo>
        <mrow>
          <mn>1</mn>
        </mrow>
      </mrow>
    </mrow>
    <annotation encoding="StarMath 5.0">ln{nitalic e}={1}</annotation>
  </semantics>
</math>
</file>

<file path=Object 40/content.xml><?xml version="1.0" encoding="utf-8"?>
<math xmlns="http://www.w3.org/1998/Math/MathML">
  <semantics>
    <mrow>
      <mrow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row>
                    <mn>3</mn>
                  </mrow>
                  <mo stretchy="false">+</mo>
                  <mi>ln</mi>
                </mrow>
                <mrow>
                  <mn>2</mn>
                </mrow>
              </mrow>
            </msup>
            <mo stretchy="false">=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n>3</mn>
                </mrow>
              </msup>
              <mo stretchy="false">×</mo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i>ln</mi>
                  <mrow>
                    <mn>2</mn>
                  </mrow>
                </mrow>
              </msup>
            </mrow>
          </mrow>
          <mo stretchy="false">=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n>3</mn>
              </mrow>
            </msup>
            <mo stretchy="false">×</mo>
            <mrow>
              <mn>2</mn>
            </mrow>
          </mrow>
        </mrow>
        <mo stretchy="false">=</mo>
        <mrow>
          <mn>2</mn>
        </mrow>
      </mrow>
      <msup>
        <mrow>
          <mstyle mathvariant="normal">
            <mrow>
              <mi mathvariant="normal">e</mi>
            </mrow>
          </mstyle>
        </mrow>
        <mrow>
          <mn>3</mn>
        </mrow>
      </msup>
    </mrow>
    <annotation encoding="StarMath 5.0">{nitalic e}^{{3}+ln{2}}={nitalic e}^{3} times {nitalic e}^{ln{2}}={nitalic e}^{3} times {2}={2}{nitalic e}^{3}</annotation>
  </semantics>
</math>
</file>

<file path=Object 41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row>
                  <mn>1</mn>
                </mrow>
                <mo stretchy="false">−</mo>
                <mi>x</mi>
              </mrow>
            </mrow>
          </msup>
          <mo stretchy="false">=</mo>
          <mrow>
            <mrow>
              <mstyle mathvariant="normal">
                <mrow>
                  <mi mathvariant="normal">e</mi>
                </mrow>
              </mstyle>
            </mrow>
            <mo stretchy="false">×</mo>
            <mrow>
              <mfrac>
                <mrow>
                  <mn>1</mn>
                </mrow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</mfrac>
            </mrow>
          </mrow>
        </mrow>
        <mo stretchy="false">=</mo>
        <mfrac>
          <mrow>
            <mstyle mathvariant="normal">
              <mrow>
                <mi mathvariant="normal">e</mi>
              </mrow>
            </mstyle>
          </mrow>
          <msup>
            <mrow>
              <mstyle mathvariant="normal">
                <mrow>
                  <mi mathvariant="normal">e</mi>
                </mrow>
              </mstyle>
            </mrow>
            <mi>x</mi>
          </msup>
        </mfrac>
      </mrow>
    </mrow>
    <annotation encoding="StarMath 5.0">{nitalic e}^{{1}-x}={nitalic e} times {{1} over {nitalic e}^x}={nitalic e} over {nitalic e}^x</annotation>
  </semantics>
</math>
</file>

<file path=Object 42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×</mo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o stretchy="false">−</mo>
                <mi>x</mi>
              </mrow>
            </mrow>
          </msup>
        </mrow>
        <mo stretchy="false">=</mo>
        <mrow>
          <mn>1</mn>
        </mrow>
      </mrow>
    </mrow>
    <annotation encoding="StarMath 5.0">{nitalic e}^x times {nitalic e}^{-x}={1}</annotation>
  </semantics>
</math>
</file>

<file path=Object 4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2</mn>
            </mrow>
            <mi>x</mi>
          </mrow>
        </msup>
        <mo stretchy="false">=</mo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  <mo stretchy="false">)</mo>
          </mrow>
          <mn>2</mn>
        </msup>
      </mrow>
    </mrow>
    <annotation encoding="StarMath 5.0">{nitalic e}^{{2}x}=({nitalic e}^x)^2</annotation>
  </semantics>
</math>
</file>

<file path=Object 4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3</mn>
            </mrow>
            <mi>x</mi>
          </mrow>
        </msup>
        <mo stretchy="false">=</mo>
        <msup>
          <mrow>
            <mo stretchy="false">(</mo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  <mo stretchy="false">)</mo>
          </mrow>
          <mrow>
            <mn>3</mn>
          </mrow>
        </msup>
      </mrow>
    </mrow>
    <annotation encoding="StarMath 5.0">{nitalic e}^{{3}x}=({nitalic e}^x)^{3}</annotation>
  </semantics>
</math>
</file>

<file path=Object 45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row>
                  <mn>5</mn>
                </mrow>
                <mo stretchy="false">+</mo>
                <mrow>
                  <mn>2</mn>
                </mrow>
              </mrow>
              <mi>x</mi>
            </mrow>
          </msup>
          <mo stretchy="false">=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n>5</mn>
              </mrow>
            </msup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n>2</mn>
                </mrow>
                <mi>x</mi>
              </mrow>
            </msup>
          </mrow>
        </mrow>
        <mo stretchy="false">=</mo>
        <msup>
          <mrow>
            <mstyle mathvariant="normal">
              <mrow>
                <mi mathvariant="normal">e</mi>
              </mrow>
            </mstyle>
          </mrow>
          <mrow>
            <mn>5</mn>
          </mrow>
        </msup>
      </mrow>
      <msup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o stretchy="false">)</mo>
        </mrow>
        <mn>2</mn>
      </msup>
    </mrow>
    <annotation encoding="StarMath 5.0">{nitalic e}^{{5}+{2}x}={nitalic e}^{5} times {nitalic e}^{{2}x}={nitalic e}^{5}({nitalic e}^x)^2</annotation>
  </semantics>
</math>
</file>

<file path=Object 4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3</mn>
            </mrow>
            <mrow>
              <mi>a</mi>
              <mo stretchy="false">−</mo>
              <mrow>
                <mn>5</mn>
              </mrow>
            </mrow>
          </mrow>
        </msup>
        <mo stretchy="false">=</mo>
        <mfrac>
          <msup>
            <mrow>
              <mstyle mathvariant="normal">
                <mrow>
                  <mi mathvariant="normal">e</mi>
                </mrow>
              </mstyle>
            </mrow>
            <mrow>
              <mrow>
                <mn>3</mn>
              </mrow>
              <mi>a</mi>
            </mrow>
          </msup>
          <msup>
            <mrow>
              <mstyle mathvariant="normal">
                <mrow>
                  <mi mathvariant="normal">e</mi>
                </mrow>
              </mstyle>
            </mrow>
            <mrow>
              <mn>5</mn>
            </mrow>
          </msup>
        </mfrac>
      </mrow>
    </mrow>
    <annotation encoding="StarMath 5.0">{nitalic e}^{{3}a-{5}}={nitalic e}^{{3}a} over {nitalic e}^{5}</annotation>
  </semantics>
</math>
</file>

<file path=Object 47/content.xml><?xml version="1.0" encoding="utf-8"?>
<math xmlns="http://www.w3.org/1998/Math/MathML">
  <semantics>
    <mrow>
      <mi>exp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exp'(x)=exp(x)</annotation>
  </semantics>
</math>
</file>

<file path=Object 48/content.xml><?xml version="1.0" encoding="utf-8"?>
<math xmlns="http://www.w3.org/1998/Math/MathML">
  <semantics>
    <mrow>
      <mrow>
        <mi>f</mi>
        <mo stretchy="false">=</mo>
        <mi>ln</mi>
      </mrow>
      <mo stretchy="false">∘</mo>
      <mi>exp</mi>
    </mrow>
    <annotation encoding="StarMath 5.0">f=ln circ exp</annotation>
  </semantics>
</math>
</file>

<file path=Object 49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5/content.xml><?xml version="1.0" encoding="utf-8"?>
<math xmlns="http://www.w3.org/1998/Math/MathML">
  <semantics>
    <mrow>
      <mo stretchy="false">]</mo>
      <mi>–</mi>
      <mo stretchy="false">∞</mo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– infinity   nitalic; + infinity \[</annotation>
  </semantics>
</math>
</file>

<file path=Object 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</mrow>
          <mo stretchy="false">=</mo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</mrow>
    </mrow>
    <annotation encoding="StarMath 5.0"> Lim from{ x rightarrow +infinity  } { {nitalic e}^x} = Lim from{ X rightarrow +infinity  } { {nitalic e}^-X}= Lim from{ X rightarrow +infinity  } { 1 over{nitalic e}^X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i>ln</mi>
            <mo stretchy="false">∘</mo>
            <mi>exp</mi>
          </mrow>
          <mo stretchy="false">)</mo>
        </mrow>
      </mrow>
      <mrow>
        <mrow>
          <mo stretchy="false">(</mo>
          <mrow>
            <mi>x</mi>
          </mrow>
          <mo stretchy="false">)</mo>
        </mrow>
        <mo stretchy="false">=</mo>
        <mi>ln</mi>
      </mrow>
      <mrow>
        <mrow>
          <mo stretchy="false">(</mo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  <mo stretchy="false">)</mo>
        </mrow>
        <mo stretchy="false">=</mo>
        <mi>x</mi>
      </mrow>
    </mrow>
    <annotation encoding="StarMath 5.0">f(x)=(ln circ exp)(x)=ln({nitalic e}^x)=x</annotation>
  </semantics>
</math>
</file>

<file path=Object 5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f'(x)={1}</annotation>
  </semantics>
</math>
</file>

<file path=Object 53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i>ln</mi>
      </mrow>
      <mi>'</mi>
      <mrow>
        <mrow>
          <mo stretchy="false">(</mo>
          <mrow>
            <mi>exp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×</mo>
        <mi>exp</mi>
      </mrow>
      <mi>'</mi>
      <mrow>
        <mrow>
          <mo stretchy="false">(</mo>
          <mrow>
            <mi>x</mi>
          </mrow>
          <mo stretchy="false">)</mo>
        </mrow>
        <mo stretchy="false">=</mo>
        <mrow>
          <mrow>
            <mfrac>
              <mrow>
                <mn>1</mn>
              </mrow>
              <mrow>
                <mi>exp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  <mo stretchy="false">×</mo>
          <mi>exp</mi>
        </mrow>
      </mrow>
      <mi>'</mi>
      <mrow>
        <mo stretchy="false">(</mo>
        <mrow>
          <mi>x</mi>
        </mrow>
        <mo stretchy="false">)</mo>
      </mrow>
    </mrow>
    <annotation encoding="StarMath 5.0">f'(x)=ln'(exp(x)) times exp'(x)={{1} over {exp(x)}} times exp'(x)</annotation>
  </semantics>
</math>
</file>

<file path=Object 54/content.xml><?xml version="1.0" encoding="utf-8"?>
<math xmlns="http://www.w3.org/1998/Math/MathML">
  <semantics>
    <mrow>
      <mrow>
        <mrow>
          <mn>1</mn>
        </mrow>
        <mo stretchy="false">=</mo>
        <mrow>
          <mfrac>
            <mrow>
              <mn>1</mn>
            </mrow>
            <mrow>
              <mi>exp</mi>
              <mrow>
                <mo stretchy="false">(</mo>
                <mrow>
                  <mi>x</mi>
                </mrow>
                <mo stretchy="false">)</mo>
              </mrow>
            </mrow>
          </mfrac>
          <mo stretchy="false">×</mo>
          <mi>exp</mi>
        </mrow>
      </mrow>
      <mi>'</mi>
      <mrow>
        <mo stretchy="false">(</mo>
        <mrow>
          <mi>x</mi>
        </mrow>
        <mo stretchy="false">)</mo>
      </mrow>
    </mrow>
    <annotation encoding="StarMath 5.0">{1}={1} over {exp(x)} times exp'(x)</annotation>
  </semantics>
</math>
</file>

<file path=Object 55/content.xml><?xml version="1.0" encoding="utf-8"?>
<math xmlns="http://www.w3.org/1998/Math/MathML">
  <semantics>
    <mrow>
      <mi>exp</mi>
      <mi>'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i>x</mi>
        </mrow>
        <mo stretchy="false">)</mo>
      </mrow>
    </mrow>
    <annotation encoding="StarMath 5.0">exp'(x)=exp(x)</annotation>
  </semantics>
</math>
</file>

<file path=Object 5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&lt;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{nitalic e}^a&lt;{nitalic e}^b</annotation>
  </semantics>
</math>
</file>

<file path=Object 57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58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⩽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{nitalic e}^a leslant {nitalic e}^b</annotation>
  </semantics>
</math>
</file>

<file path=Object 59/content.xml><?xml version="1.0" encoding="utf-8"?>
<math xmlns="http://www.w3.org/1998/Math/MathML">
  <semantics>
    <mrow>
      <mrow>
        <mi>a</mi>
        <mo stretchy="false">⩽</mo>
        <mi>b</mi>
      </mrow>
    </mrow>
    <annotation encoding="StarMath 5.0">a leslant b</annotation>
  </semantics>
</math>
</file>

<file path=Object 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6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3</mn>
            </mrow>
            <mrow>
              <mi>x</mi>
              <mo stretchy="false">+</mo>
              <mrow>
                <mn>1</mn>
              </mrow>
            </mrow>
          </mrow>
        </msup>
        <mo stretchy="false">=</mo>
        <msup>
          <mrow>
            <mstyle mathvariant="normal">
              <mrow>
                <mi mathvariant="normal">e</mi>
              </mrow>
            </mstyle>
          </mrow>
          <mrow>
            <mrow>
              <mn>2</mn>
            </mrow>
            <mrow>
              <mi>x</mi>
              <mo stretchy="false">−</mo>
              <mrow>
                <mn>3</mn>
              </mrow>
            </mrow>
          </mrow>
        </msup>
      </mrow>
    </mrow>
    <annotation encoding="StarMath 5.0">{nitalic e}^{{3}x+{1}}={nitalic e}^{{2}x-{3}}</annotation>
  </semantics>
</math>
</file>

<file path=Object 61/content.xml><?xml version="1.0" encoding="utf-8"?>
<math xmlns="http://www.w3.org/1998/Math/MathML">
  <semantics>
    <mrow>
      <mrow>
        <mn>3</mn>
      </mrow>
      <mrow>
        <mrow>
          <mi>x</mi>
          <mo stretchy="false">+</mo>
          <mrow>
            <mn>1</mn>
          </mrow>
        </mrow>
        <mo stretchy="false">=</mo>
        <mrow>
          <mn>2</mn>
        </mrow>
      </mrow>
      <mrow>
        <mi>x</mi>
        <mo stretchy="false">−</mo>
        <mrow>
          <mn>3</mn>
        </mrow>
      </mrow>
    </mrow>
    <annotation encoding="StarMath 5.0">{3}x+{1}={2}x-{3}</annotation>
  </semantics>
</math>
</file>

<file path=Object 62/content.xml><?xml version="1.0" encoding="utf-8"?>
<math xmlns="http://www.w3.org/1998/Math/MathML">
  <semantics>
    <mrow>
      <mrow>
        <mi>x</mi>
        <mo stretchy="false">=</mo>
        <mrow>
          <mo stretchy="false">−</mo>
          <mrow>
            <mn>4</mn>
          </mrow>
        </mrow>
      </mrow>
    </mrow>
    <annotation encoding="StarMath 5.0">x=-{4}</annotation>
  </semantics>
</math>
</file>

<file path=Object 63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2</mn>
            </mrow>
            <mrow>
              <mi>x</mi>
              <mo stretchy="false">+</mo>
              <mrow>
                <mn>1</mn>
              </mrow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row>
              <mn>3</mn>
            </mrow>
            <mrow>
              <mi>x</mi>
              <mo stretchy="false">−</mo>
              <mrow>
                <mn>3</mn>
              </mrow>
            </mrow>
          </mrow>
        </msup>
      </mrow>
    </mrow>
    <annotation encoding="StarMath 5.0">{nitalic e}^{{2}x+{1}}&lt;{nitalic e}^{{3}x-{3}}</annotation>
  </semantics>
</math>
</file>

<file path=Object 6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row>
              <mn>2</mn>
            </mrow>
            <mrow>
              <mi>x</mi>
              <mo stretchy="false">+</mo>
              <mrow>
                <mn>1</mn>
              </mrow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row>
              <mn>3</mn>
            </mrow>
            <mrow>
              <mi>x</mi>
              <mo stretchy="false">−</mo>
              <mrow>
                <mn>3</mn>
              </mrow>
            </mrow>
          </mrow>
        </msup>
      </mrow>
    </mrow>
    <annotation encoding="StarMath 5.0">{nitalic e}^{{2}x+{1}}&lt;{nitalic e}^{{3}x-{3}}</annotation>
  </semantics>
</math>
</file>

<file path=Object 65/content.xml><?xml version="1.0" encoding="utf-8"?>
<math xmlns="http://www.w3.org/1998/Math/MathML">
  <semantics>
    <mrow>
      <mrow>
        <mn>2</mn>
      </mrow>
      <mrow>
        <mrow>
          <mi>x</mi>
          <mo stretchy="false">+</mo>
          <mrow>
            <mn>1</mn>
          </mrow>
        </mrow>
        <mo stretchy="false">&lt;</mo>
        <mrow>
          <mn>3</mn>
        </mrow>
      </mrow>
      <mrow>
        <mi>x</mi>
        <mo stretchy="false">−</mo>
        <mrow>
          <mn>3</mn>
        </mrow>
      </mrow>
    </mrow>
    <annotation encoding="StarMath 5.0">{2}x+{1}&lt;{3}x-{3}</annotation>
  </semantics>
</math>
</file>

<file path=Object 66/content.xml><?xml version="1.0" encoding="utf-8"?>
<math xmlns="http://www.w3.org/1998/Math/MathML">
  <semantics>
    <mrow>
      <mrow>
        <mi>x</mi>
        <mo stretchy="false">&gt;</mo>
        <mrow>
          <mn>4</mn>
        </mrow>
      </mrow>
    </mrow>
    <annotation encoding="StarMath 5.0">x&gt;{4}</annotation>
  </semantics>
</math>
</file>

<file path=Object 67/content.xml><?xml version="1.0" encoding="utf-8"?>
<math xmlns="http://www.w3.org/1998/Math/MathML">
  <semantics>
    <mrow>
      <mrow>
        <mi>S</mi>
        <mo stretchy="false">=</mo>
        <mo stretchy="false">]</mo>
      </mrow>
      <mrow>
        <mn>4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S=\]{4} nitalic; + infinity \[</annotation>
  </semantics>
</math>
</file>

<file path=Object 6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 infinity </annotation>
  </semantics>
</math>
</file>

<file path=Object 6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  } { {nitalic e}^x over x} =+ infinity </annotation>
  </semantics>
</math>
</file>

<file path=Object 7/content.xml><?xml version="1.0" encoding="utf-8"?>
<math xmlns="http://www.w3.org/1998/Math/MathML">
  <semantics>
    <mrow>
      <mi>ln</mi>
      <mrow>
        <mrow>
          <mo stretchy="false">(</mo>
          <mrow>
            <mi>b</mi>
          </mrow>
          <mo stretchy="false">)</mo>
        </mrow>
        <mo stretchy="false">=</mo>
        <mi>a</mi>
      </mrow>
    </mrow>
    <annotation encoding="StarMath 5.0">ln(b)=a</annotation>
  </semantics>
</math>
</file>

<file path=Object 7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sup>
                <mi>x</mi>
                <mrow>
                  <mi>n</mi>
                </mrow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  } { {nitalic e}^x over x^{n}} =+ infinity </annotation>
  </semantics>
</math>
</file>

<file path=Object 7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 infinity 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
 </annotation>
  </semantics>
</math>
</file>

<file path=Object 7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x</mi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 infinity   } { x{nitalic e}^x} =0</annotation>
  </semantics>
</math>
</file>

<file path=Object 7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  <mo stretchy="false">=</mo>
        <mn>0</mn>
      </mrow>
    </mrow>
    <annotation encoding="StarMath 5.0">Lim from{ X rightarrow +infinity  } { 1 over{nitalic e}^X}=0</annotation>
  </semantics>
</math>
</file>

<file path=Object 7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
 </annotation>
  </semantics>
</math>
</file>

<file path=Object 76/content.xml><?xml version="1.0" encoding="utf-8"?>
<math xmlns="http://www.w3.org/1998/Math/MathML">
  <semantics>
    <mrow>
      <mrow>
        <mrow>
          <mfrac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  <mi>x</mi>
          </mfrac>
          <mo stretchy="false">=</mo>
          <mfrac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  <mrow>
              <mi>ln</mi>
              <mrow>
                <mo stretchy="false">(</mo>
                <mrow>
                  <msup>
                    <mrow>
                      <mstyle mathvariant="normal">
                        <mrow>
                          <mi mathvariant="normal">e</mi>
                        </mrow>
                      </mstyle>
                    </mrow>
                    <mi>x</mi>
                  </msup>
                </mrow>
                <mo stretchy="false">)</mo>
              </mrow>
            </mrow>
          </mfrac>
        </mrow>
        <mo stretchy="false">=</mo>
        <mfrac>
          <mi>X</mi>
          <mrow>
            <mi>ln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{nitalic e}^x over x={nitalic e}^x over {ln({nitalic e}^x)}=X over {ln(X)}</annotation>
  </semantics>
</math>
</file>

<file path=Object 77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x</mi>
        </msup>
      </mrow>
    </mrow>
    <annotation encoding="StarMath 5.0">X={nitalic e}^x</annotation>
  </semantics>
</math>
</file>

<file path=Object 78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7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 infinity </annotation>
  </semantics>
</math>
</file>

<file path=Object 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8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</mrow>
    </mrow>
    <annotation encoding="StarMath 5.0">h(x)={nitalic e}^x-x</annotation>
  </semantics>
</math>
</file>

<file path=Object 81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1</mn>
          </mrow>
        </mrow>
      </mrow>
    </mrow>
    <annotation encoding="StarMath 5.0">h'(x)={nitalic e}^x-{1}</annotation>
  </semantics>
</math>
</file>

<file path=Object 82/content.xml><?xml version="1.0" encoding="utf-8"?>
<math xmlns="http://www.w3.org/1998/Math/MathML">
  <semantics>
    <mrow>
      <mi>h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h({0})={1}</annotation>
  </semantics>
</math>
</file>

<file path=Object 83/content.xml><?xml version="1.0" encoding="utf-8"?>
<math xmlns="http://www.w3.org/1998/Math/MathML">
  <semantics>
    <mrow>
      <mrow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  <mo stretchy="false">&gt;</mo>
        <mrow>
          <mn>0</mn>
        </mrow>
      </mrow>
    </mrow>
    <annotation encoding="StarMath 5.0">{nitalic e}^x-x&gt;{0}</annotation>
  </semantics>
</math>
</file>

<file path=Object 84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i>x</mi>
      </mrow>
    </mrow>
    <annotation encoding="StarMath 5.0">{nitalic e}^x&gt;x</annotation>
  </semantics>
</math>
</file>

<file path=Object 8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x</mi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 } { x} =+infinity </annotation>
  </semantics>
</math>
</file>

<file path=Object 8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o stretchy="false">(</mo>
                  <mrow>
                    <mi>X</mi>
                  </mrow>
                  <mo stretchy="false">)</mo>
                </mrow>
              </mrow>
              <mi>X</mi>
            </mfrac>
          </mrow>
        </mrow>
        <mo stretchy="false">=</mo>
        <mrow>
          <mn>0</mn>
        </mrow>
      </mrow>
    </mrow>
    <annotation encoding="StarMath 5.0"> Lim from{ X rightarrow +infinity  } { {ln(X)} over X} ={0}</annotation>
  </semantics>
</math>
</file>

<file path=Object 8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88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89/content.xml><?xml version="1.0" encoding="utf-8"?>
<math xmlns="http://www.w3.org/1998/Math/MathML">
  <semantics>
    <mrow>
      <mi>exp</mi>
      <mo stretchy="false">∘</mo>
      <mi>u</mi>
    </mrow>
    <annotation encoding="StarMath 5.0">exp circ u</annotation>
  </semantics>
</math>
</file>

<file path=Object 9/content.xml><?xml version="1.0" encoding="utf-8"?>
<math xmlns="http://www.w3.org/1998/Math/MathML">
  <semantics>
    <mrow>
      <mrow>
        <mi>y</mi>
        <mo stretchy="false">=</mo>
        <mi>exp</mi>
      </mrow>
      <mrow>
        <mo stretchy="false">(</mo>
        <mrow>
          <mi>x</mi>
        </mrow>
        <mo stretchy="false">)</mo>
      </mrow>
    </mrow>
    <annotation encoding="StarMath 5.0">y=exp(x)</annotation>
  </semantics>
</math>
</file>

<file path=Object 9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×</mo>
        <mi>u</mi>
      </mrow>
      <mi>'</mi>
    </mrow>
    <annotation encoding="StarMath 5.0">{nitalic e}^u times u'</annotation>
  </semantics>
</math>
</file>

<file path=Object 9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  <mo stretchy="false">=</mo>
        <mrow>
          <mn>0</mn>
        </mrow>
      </mrow>
    </mrow>
    <annotation encoding="StarMath 5.0"> Lim from{ x rightarrow +infinity  } { x over {nitalic e}^x} ={0}</annotation>
  </semantics>
</math>
</file>

<file path=Object 9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row>
          <mn>0</mn>
        </mrow>
      </mrow>
    </mrow>
    <annotation encoding="StarMath 5.0">{nitalic e}^x&gt;{0}</annotation>
  </semantics>
</math>
</file>

<file path=Object 93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 infinity   } { {nitalic e}^x over x} =+ infinity </annotation>
  </semantics>
</math>
</file>

<file path=Object 95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9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x</mi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 infinity   } { x{nitalic e}^x} =0</annotation>
  </semantics>
</math>
</file>

<file path=Object 97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98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

<file path=Object 99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u</mi>
      </msup>
    </mrow>
    <annotation encoding="StarMath 5.0">{nitalic e}^u</annotation>
  </semantics>
</math>
</file>